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NewPSMT" svg:font-family="CourierNewPSMT" style:font-family-generic="modern"/>
    <style:font-face style:name="F" svg:font-family="" style:font-family-generic="roman"/>
    <style:font-face style:name="Liberation Mono" svg:font-family="'Liberation Mono', 'Courier New', 'DejaVu Sans Mono', Courier, Monac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61.86pt"/>
    </style:style>
    <style:style style:name="co3" style:family="table-column">
      <style:table-column-properties fo:break-before="auto" style:column-width="177.9pt"/>
    </style:style>
    <style:style style:name="co4" style:family="table-column">
      <style:table-column-properties fo:break-before="auto" style:column-width="34.04pt"/>
    </style:style>
    <style:style style:name="co5" style:family="table-column">
      <style:table-column-properties fo:break-before="auto" style:column-width="233.35pt"/>
    </style:style>
    <style:style style:name="co6" style:family="table-column">
      <style:table-column-properties fo:break-before="auto" style:column-width="18.51pt"/>
    </style:style>
    <style:style style:name="co7" style:family="table-column">
      <style:table-column-properties fo:break-before="auto" style:column-width="474.89pt"/>
    </style:style>
    <style:style style:name="co8" style:family="table-column">
      <style:table-column-properties fo:break-before="auto" style:column-width="20.35pt"/>
    </style:style>
    <style:style style:name="co9" style:family="table-column">
      <style:table-column-properties fo:break-before="auto" style:column-width="337.55pt"/>
    </style:style>
    <style:style style:name="co10" style:family="table-column">
      <style:table-column-properties fo:break-before="auto" style:column-width="331.54pt"/>
    </style:style>
    <style:style style:name="co11" style:family="table-column">
      <style:table-column-properties fo:break-before="auto" style:column-width="22.2pt"/>
    </style:style>
    <style:style style:name="co12" style:family="table-column">
      <style:table-column-properties fo:break-before="auto" style:column-width="24.66pt"/>
    </style:style>
    <style:style style:name="co13" style:family="table-column">
      <style:table-column-properties fo:break-before="auto" style:column-width="214.84pt"/>
    </style:style>
    <style:style style:name="co14" style:family="table-column">
      <style:table-column-properties fo:break-before="auto" style:column-width="234.31pt"/>
    </style:style>
    <style:style style:name="co15" style:family="table-column">
      <style:table-column-properties fo:break-before="auto" style:column-width="148.14pt"/>
    </style:style>
    <style:style style:name="co16" style:family="table-column">
      <style:table-column-properties fo:break-before="auto" style:column-width="135.35pt"/>
    </style:style>
    <style:style style:name="ro1" style:family="table-row">
      <style:table-row-properties style:row-height="12.81pt" fo:break-before="auto" style:use-optimal-row-height="true"/>
    </style:style>
    <style:style style:name="ro2" style:family="table-row">
      <style:table-row-properties style:row-height="101.11pt" fo:break-before="auto" style:use-optimal-row-height="true"/>
    </style:style>
    <style:style style:name="ro3" style:family="table-row">
      <style:table-row-properties style:row-height="78.86pt" fo:break-before="auto" style:use-optimal-row-height="true"/>
    </style:style>
    <style:style style:name="ro4" style:family="table-row">
      <style:table-row-properties style:row-height="34.41pt" fo:break-before="auto" style:use-optimal-row-height="true"/>
    </style:style>
    <style:style style:name="ro5" style:family="table-row">
      <style:table-row-properties style:row-height="56.64pt" fo:break-before="auto" style:use-optimal-row-height="true"/>
    </style:style>
    <style:style style:name="ro6" style:family="table-row">
      <style:table-row-properties style:row-height="67.75pt" fo:break-before="auto" style:use-optimal-row-height="true"/>
    </style:style>
    <style:style style:name="ro7" style:family="table-row">
      <style:table-row-properties style:row-height="181.45pt" fo:break-before="auto" style:use-optimal-row-height="false"/>
    </style:style>
    <style:style style:name="ro8" style:family="table-row">
      <style:table-row-properties style:row-height="368.5pt" fo:break-before="auto" style:use-optimal-row-height="true"/>
    </style:style>
    <style:style style:name="ro9" style:family="table-row">
      <style:table-row-properties style:row-height="157.41pt" fo:break-before="auto" style:use-optimal-row-height="true"/>
    </style:style>
    <style:style style:name="ro10" style:family="table-row">
      <style:table-row-properties style:row-height="501.85pt" fo:break-before="auto" style:use-optimal-row-height="true"/>
    </style:style>
    <style:style style:name="ro11" style:family="table-row">
      <style:table-row-properties style:row-height="179.6pt" fo:break-before="auto" style:use-optimal-row-height="true"/>
    </style:style>
    <style:style style:name="ro12" style:family="table-row">
      <style:table-row-properties style:row-height="224.05pt" fo:break-before="auto" style:use-optimal-row-height="true"/>
    </style:style>
    <style:style style:name="ro13" style:family="table-row">
      <style:table-row-properties style:row-height="257.41pt" fo:break-before="auto" style:use-optimal-row-height="true"/>
    </style:style>
    <style:style style:name="ro14" style:family="table-row">
      <style:table-row-properties style:row-height="135.16pt" fo:break-before="auto" style:use-optimal-row-height="true"/>
    </style:style>
    <style:style style:name="ro15" style:family="table-row">
      <style:table-row-properties style:row-height="124.04pt" fo:break-before="auto" style:use-optimal-row-height="true"/>
    </style:style>
    <style:style style:name="ro16" style:family="table-row">
      <style:table-row-properties style:row-height="146.24pt" fo:break-before="auto" style:use-optimal-row-height="true"/>
    </style:style>
    <style:style style:name="ro17" style:family="table-row">
      <style:table-row-properties style:row-height="201.86pt" fo:break-before="auto" style:use-optimal-row-height="true"/>
    </style:style>
    <style:style style:name="ro18" style:family="table-row">
      <style:table-row-properties style:row-height="112.96pt" fo:break-before="auto" style:use-optimal-row-height="true"/>
    </style:style>
    <style:style style:name="ro19" style:family="table-row">
      <style:table-row-properties style:row-height="17.35pt" fo:break-before="auto" style:use-optimal-row-height="true"/>
    </style:style>
    <style:style style:name="ro20" style:family="table-row">
      <style:table-row-properties style:row-height="23.3pt" fo:break-before="auto" style:use-optimal-row-height="true"/>
    </style:style>
    <style:style style:name="ro21" style:family="table-row">
      <style:table-row-properties style:row-height="45.5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text-underline-style="none" fo:font-weight="normal" style:font-weight-asian="normal" style:font-weight-complex="normal"/>
    </style:style>
    <style:style style:name="ce10" style:family="table-cell" style:parent-style-name="Default">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fo:color="#000000" style:text-outline="false" style:text-line-through-style="none" style:text-line-through-type="none" style:font-name="CourierNewPSMT" fo:font-size="14pt" fo:language="none" fo:country="none" fo:font-style="normal" fo:text-shadow="none" style:text-underline-style="none" fo:font-weight="normal" style:text-underline-mode="continuous" style:text-overline-mode="continuous" style:text-line-through-mode="continuous" style:font-name-asian="CourierNewPSMT" style:font-size-asian="14pt" style:language-asian="none" style:country-asian="none" style:font-style-asian="normal" style:font-weight-asian="normal" style:font-name-complex="CourierNewPSMT" style:font-size-complex="14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ightboard"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Default"/>
        <table:table-column table:style-name="co7" table:default-cell-style-name="ce1"/>
        <table:table-column table:style-name="co1" table:number-columns-repeated="1015" table:default-cell-style-name="ce1"/>
        <table:table-row table:style-name="ro1">
          <table:table-cell table:number-columns-repeated="1024"/>
        </table:table-row>
        <table:table-row table:style-name="ro1">
          <table:table-cell/>
          <table:table-cell office:value-type="string" calcext:value-type="string">
            <text:p>Lightboard</text:p>
          </table:table-cell>
          <table:table-cell table:number-columns-repeated="1022"/>
        </table:table-row>
        <table:table-row table:style-name="ro1">
          <table:table-cell table:number-columns-repeated="8"/>
          <table:table-cell table:style-name="ce2" office:value-type="string" calcext:value-type="string">
            <text:p>Formula</text:p>
          </table:table-cell>
          <table:table-cell table:number-columns-repeated="1015"/>
        </table:table-row>
        <table:table-row table:style-name="ro1">
          <table:table-cell/>
          <table:table-cell table:style-name="ce2" office:value-type="string" calcext:value-type="string">
            <text:p>name</text:p>
          </table:table-cell>
          <table:table-cell table:style-name="ce2" office:value-type="string" calcext:value-type="string">
            <text:p>image</text:p>
          </table:table-cell>
          <table:table-cell table:style-name="ce2" office:value-type="string" calcext:value-type="string">
            <text:p>code</text:p>
          </table:table-cell>
          <table:table-cell table:style-name="ce2" office:value-type="string" calcext:value-type="string">
            <text:p>description</text:p>
          </table:table-cell>
          <table:table-cell table:style-name="ce2" office:value-type="string" calcext:value-type="string">
            <text:p>price</text:p>
          </table:table-cell>
          <table:table-cell table:style-name="ce2" office:value-type="string" calcext:value-type="string">
            <text:p>category</text:p>
          </table:table-cell>
          <table:table-cell/>
          <table:table-cell table:formula="of:=[.B2]&amp;&quot;.create([&quot;" office:value-type="string" office:string-value="Lightboard.create([" calcext:value-type="string">
            <text:p>Lightboard.create([</text:p>
          </table:table-cell>
          <table:table-cell table:number-columns-repeated="1015"/>
        </table:table-row>
        <table:table-row table:style-name="ro2">
          <table:table-cell/>
          <table:table-cell office:value-type="string" calcext:value-type="string">
            <text:p>S33A Table Top Lightboard System</text:p>
          </table:table-cell>
          <table:table-cell table:style-name="ce6" office:value-type="string" calcext:value-type="string">
            <text:p><text:a xlink:href="https://jweinst4.s3.amazonaws.com/GlassApp/Images/Lightboards/S33A_Table_Top_Lightboard_System.jpg" xlink:type="simple">https://jweinst4.s3.amazonaws.com/GlassApp/Images/Lightboards/S33A_Table_Top_Lightboard_System.jpg</text:a></text:p>
          </table:table-cell>
          <table:table-cell office:value-type="string" calcext:value-type="string">
            <text:p>SS3A</text:p>
          </table:table-cell>
          <table:table-cell table:style-name="ce8" office:value-type="string" calcext:value-type="string">
            <text:p>Our 33”compact table-top lightboard can be set up on any horizontal surface in a matter of minutes. Its light-weight, all-in-one design is easily transported for off-site presentations or recording. <text:s/>Markers and cleaning kit included. Specs: 31? x 19? x 1.5? (79cm x 48cm x 4cm), 10lbs (4.5kg)</text:p>
          </table:table-cell>
          <table:table-cell office:value-type="float" office:value="10" calcext:value-type="float">
            <text:p>10</text:p>
          </table:table-cell>
          <table:table-cell office:value-type="string" calcext:value-type="string">
            <text:p>lightboard</text:p>
          </table:table-cell>
          <table:table-cell/>
          <table:table-cell table:formula="of:=&quot;{&quot;&amp;[.$B$4]&amp;&quot;: '&quot;&amp;[.$B5]&amp;&quot;', &quot;&amp;[.$C$4]&amp;&quot;: '&quot;&amp;[.$C5]&amp;&quot;', &quot;&amp;[.$D$4]&amp;&quot;: '&quot;&amp;[.$D5]&amp;&quot;', &quot;&amp;[.$E$4]&amp;&quot;: '&quot;&amp;[.$E5]&amp;&quot;', &quot;&amp;[.$F$4]&amp;&quot;: &quot;&amp;[.$F5]&amp;&quot;, &quot;&amp;[.$G$4]&amp;&quot;: '&quot;&amp;[.$G5]&amp;&quot;'}, &quot;" office:value-type="string" office:string-value="{name: 'S33A Table Top Lightboard System', image: 'https://jweinst4.s3.amazonaws.com/GlassApp/Images/Lightboards/S33A_Table_Top_Lightboard_System.jpg', code: 'SS3A', description: 'Our 33”compact table-top lightboard can be set up on any horizontal surface in a matter of minutes. Its light-weight, all-in-one design is easily transported for off-site presentations or recording.  Markers and cleaning kit included. Specs: 31? x 19? x 1.5? (79cm x 48cm x 4cm), 10lbs (4.5kg)', price: 10, category: 'lightboard'}, " calcext:value-type="string">
            <text:p>{name: 'S33A Table Top Lightboard System', image: 'https://jweinst4.s3.amazonaws.com/GlassApp/Images/Lightboards/S33A_Table_Top_Lightboard_System.jpg', code: 'SS3A', description: 'Our 33”compact table-top lightboard can be set up on any horizontal surface in a matter of minutes. Its light-weight, all-in-one design is easily transported for off-site presentations or recording. <text:s/>Markers and cleaning kit included. Specs: 31? x 19? x 1.5? (79cm x 48cm x 4cm), 10lbs (4.5kg)', price: 10, category: 'lightboard'}, </text:p>
          </table:table-cell>
          <table:table-cell table:number-columns-repeated="1015"/>
        </table:table-row>
        <table:table-row table:style-name="ro3">
          <table:table-cell/>
          <table:table-cell office:value-type="string" calcext:value-type="string">
            <text:p>S66 Standalone Lightboard System</text:p>
          </table:table-cell>
          <table:table-cell table:style-name="ce6" office:value-type="string" calcext:value-type="string">
            <text:p><text:a xlink:href="https://jweinst4.s3.amazonaws.com/GlassApp/Images/Lightboards/S66_Standalone_Lightboard_System.jpg" xlink:type="simple">https://jweinst4.s3.amazonaws.com/GlassApp/Images/Lightboards/S66_Standalone_Lightboard_System.jpg</text:a></text:p>
          </table:table-cell>
          <table:table-cell office:value-type="string" calcext:value-type="string">
            <text:p>S66</text:p>
          </table:table-cell>
          <table:table-cell table:style-name="ce8" office:value-type="string" calcext:value-type="string">
            <text:p>The classic 66” lightboard with built-in external lighting comes ready to mount on an easy-to-assemble, top quality electric adjustable height table with casters. Markers and cleaning kit are included.</text:p>
          </table:table-cell>
          <table:table-cell office:value-type="float" office:value="10" calcext:value-type="float">
            <text:p>10</text:p>
          </table:table-cell>
          <table:table-cell office:value-type="string" calcext:value-type="string">
            <text:p>lightboard</text:p>
          </table:table-cell>
          <table:table-cell/>
          <table:table-cell table:formula="of:=&quot;{&quot;&amp;[.$B$4]&amp;&quot;: '&quot;&amp;[.$B6]&amp;&quot;', &quot;&amp;[.$C$4]&amp;&quot;: '&quot;&amp;[.$C6]&amp;&quot;', &quot;&amp;[.$D$4]&amp;&quot;: '&quot;&amp;[.$D6]&amp;&quot;', &quot;&amp;[.$E$4]&amp;&quot;: '&quot;&amp;[.$E6]&amp;&quot;', &quot;&amp;[.$F$4]&amp;&quot;: &quot;&amp;[.$F6]&amp;&quot;, &quot;&amp;[.$G$4]&amp;&quot;: '&quot;&amp;[.$G6]&amp;&quot;'}, &quot;" office:value-type="string" office:string-value="{name: 'S66 Standalone Lightboard System', image: 'https://jweinst4.s3.amazonaws.com/GlassApp/Images/Lightboards/S66_Standalone_Lightboard_System.jpg', code: 'S66', description: 'The classic 66” lightboard with built-in external lighting comes ready to mount on an easy-to-assemble, top quality electric adjustable height table with casters. Markers and cleaning kit are included.', price: 10, category: 'lightboard'}, " calcext:value-type="string">
            <text:p>{name: 'S66 Standalone Lightboard System', image: 'https://jweinst4.s3.amazonaws.com/GlassApp/Images/Lightboards/S66_Standalone_Lightboard_System.jpg', code: 'S66', description: 'The classic 66” lightboard with built-in external lighting comes ready to mount on an easy-to-assemble, top quality electric adjustable height table with casters. Markers and cleaning kit are included.', price: 10, category: 'lightboard'}, </text:p>
          </table:table-cell>
          <table:table-cell table:number-columns-repeated="1015"/>
        </table:table-row>
        <table:table-row table:style-name="ro3">
          <table:table-cell/>
          <table:table-cell office:value-type="string" calcext:value-type="string">
            <text:p>S66A Lightboard System</text:p>
          </table:table-cell>
          <table:table-cell table:style-name="ce6" office:value-type="string" calcext:value-type="string">
            <text:p><text:a xlink:href="https://jweinst4.s3.amazonaws.com/GlassApp/Images/Lightboards/S66A_Lightboard_System.jpg" xlink:type="simple">https://jweinst4.s3.amazonaws.com/GlassApp/Images/Lightboards/S66A_Lightboard_System.jpg</text:a></text:p>
          </table:table-cell>
          <table:table-cell office:value-type="string" calcext:value-type="string">
            <text:p>S66A</text:p>
          </table:table-cell>
          <table:table-cell table:style-name="ce8" office:value-type="string" calcext:value-type="string">
            <text:p>Want to use your own table? No problem! The 66” Learning Glass lightboard will attach to any table without the need to drill through the top. Markers and cleaning kit included. Specs: 60? x 31? x 1.5? (152cm x 79cm x 4cm), 50lbs (23kg)</text:p>
          </table:table-cell>
          <table:table-cell office:value-type="float" office:value="10" calcext:value-type="float">
            <text:p>10</text:p>
          </table:table-cell>
          <table:table-cell office:value-type="string" calcext:value-type="string">
            <text:p>lightboard</text:p>
          </table:table-cell>
          <table:table-cell/>
          <table:table-cell table:formula="of:=&quot;{&quot;&amp;[.$B$4]&amp;&quot;: '&quot;&amp;[.$B7]&amp;&quot;', &quot;&amp;[.$C$4]&amp;&quot;: '&quot;&amp;[.$C7]&amp;&quot;', &quot;&amp;[.$D$4]&amp;&quot;: '&quot;&amp;[.$D7]&amp;&quot;', &quot;&amp;[.$E$4]&amp;&quot;: '&quot;&amp;[.$E7]&amp;&quot;', &quot;&amp;[.$F$4]&amp;&quot;: &quot;&amp;[.$F7]&amp;&quot;, &quot;&amp;[.$G$4]&amp;&quot;: '&quot;&amp;[.$G7]&amp;&quot;'}, &quot;" office:value-type="string" office:string-value="{name: 'S66A Lightboard System', image: 'https://jweinst4.s3.amazonaws.com/GlassApp/Images/Lightboards/S66A_Lightboard_System.jpg', code: 'S66A', description: 'Want to use your own table? No problem! The 66” Learning Glass lightboard will attach to any table without the need to drill through the top. Markers and cleaning kit included. Specs: 60? x 31? x 1.5? (152cm x 79cm x 4cm), 50lbs (23kg)', price: 10, category: 'lightboard'}, " calcext:value-type="string">
            <text:p>{name: 'S66A Lightboard System', image: 'https://jweinst4.s3.amazonaws.com/GlassApp/Images/Lightboards/S66A_Lightboard_System.jpg', code: 'S66A', description: 'Want to use your own table? No problem! The 66” Learning Glass lightboard will attach to any table without the need to drill through the top. Markers and cleaning kit included. Specs: 60? x 31? x 1.5? (152cm x 79cm x 4cm), 50lbs (23kg)', price: 10, category: 'lightboard'}, </text:p>
          </table:table-cell>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table table:name="Studio"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8" table:default-cell-style-name="Default"/>
        <table:table-column table:style-name="co7" table:default-cell-style-name="ce1"/>
        <table:table-column table:style-name="co1" table:number-columns-repeated="1015" table:default-cell-style-name="ce1"/>
        <table:table-row table:style-name="ro1">
          <table:table-cell table:number-columns-repeated="1024"/>
        </table:table-row>
        <table:table-row table:style-name="ro1">
          <table:table-cell/>
          <table:table-cell office:value-type="string" calcext:value-type="string">
            <text:p>Studio</text:p>
          </table:table-cell>
          <table:table-cell table:number-columns-repeated="1022"/>
        </table:table-row>
        <table:table-row table:style-name="ro1">
          <table:table-cell table:number-columns-repeated="8"/>
          <table:table-cell table:style-name="ce2" office:value-type="string" calcext:value-type="string">
            <text:p>Formula</text:p>
          </table:table-cell>
          <table:table-cell table:number-columns-repeated="1015"/>
        </table:table-row>
        <table:table-row table:style-name="ro1">
          <table:table-cell/>
          <table:table-cell table:style-name="ce2" office:value-type="string" calcext:value-type="string">
            <text:p>name</text:p>
          </table:table-cell>
          <table:table-cell table:style-name="ce2" office:value-type="string" calcext:value-type="string">
            <text:p>image</text:p>
          </table:table-cell>
          <table:table-cell table:style-name="ce2" office:value-type="string" calcext:value-type="string">
            <text:p>code</text:p>
          </table:table-cell>
          <table:table-cell table:style-name="ce2" office:value-type="string" calcext:value-type="string">
            <text:p>description</text:p>
          </table:table-cell>
          <table:table-cell table:style-name="ce2" office:value-type="string" calcext:value-type="string">
            <text:p>price</text:p>
          </table:table-cell>
          <table:table-cell table:style-name="ce2" office:value-type="string" calcext:value-type="string">
            <text:p>category</text:p>
          </table:table-cell>
          <table:table-cell/>
          <table:table-cell table:formula="of:=[.B2]&amp;&quot;.create([&quot;" office:value-type="string" office:string-value="Studio.create([" calcext:value-type="string">
            <text:p>Studio.create([</text:p>
          </table:table-cell>
          <table:table-cell table:number-columns-repeated="1015"/>
        </table:table-row>
        <table:table-row table:style-name="ro4">
          <table:table-cell/>
          <table:table-cell office:value-type="string" calcext:value-type="string">
            <text:p>S33 Standalone Lightboard Studio Package</text:p>
          </table:table-cell>
          <table:table-cell table:style-name="ce6" office:value-type="string" calcext:value-type="string">
            <text:p><text:a xlink:href="https://jweinst4.s3.amazonaws.com/GlassApp/Images/Studios/S33_Table_Top_Lightboard_Studio_Package.jpg" xlink:type="simple">https://jweinst4.s3.amazonaws.com/GlassApp/Images/Studios/S33_Table_Top_Lightboard_Studio_Package.jpg</text:a></text:p>
          </table:table-cell>
          <table:table-cell office:value-type="string" calcext:value-type="string">
            <text:p>S33</text:p>
          </table:table-cell>
          <table:table-cell office:value-type="string" calcext:value-type="string">
            <text:p>-</text:p>
          </table:table-cell>
          <table:table-cell office:value-type="float" office:value="15" calcext:value-type="float">
            <text:p>15</text:p>
          </table:table-cell>
          <table:table-cell office:value-type="string" calcext:value-type="string">
            <text:p>studio</text:p>
          </table:table-cell>
          <table:table-cell/>
          <table:table-cell table:formula="of:=&quot;{&quot;&amp;[.$B$4]&amp;&quot;: '&quot;&amp;[.$B5]&amp;&quot;', &quot;&amp;[.$C$4]&amp;&quot;: '&quot;&amp;[.$C5]&amp;&quot;', &quot;&amp;[.$D$4]&amp;&quot;: '&quot;&amp;[.$D5]&amp;&quot;', &quot;&amp;[.$E$4]&amp;&quot;: '&quot;&amp;[.$E5]&amp;&quot;', &quot;&amp;[.$F$4]&amp;&quot;: &quot;&amp;[.$F5]&amp;&quot;, &quot;&amp;[.$G$4]&amp;&quot;: '&quot;&amp;[.$G5]&amp;&quot;'}, &quot;" office:value-type="string" office:string-value="{name: 'S33 Standalone Lightboard Studio Package', image: 'https://jweinst4.s3.amazonaws.com/GlassApp/Images/Studios/S33_Table_Top_Lightboard_Studio_Package.jpg', code: 'S33', description: '-', price: 15, category: 'studio'}, " calcext:value-type="string">
            <text:p>{name: 'S33 Standalone Lightboard Studio Package', image: 'https://jweinst4.s3.amazonaws.com/GlassApp/Images/Studios/S33_Table_Top_Lightboard_Studio_Package.jpg', code: 'S33', description: '-', price: 15, category: 'studio'}, </text:p>
          </table:table-cell>
          <table:table-cell table:number-columns-repeated="1015"/>
        </table:table-row>
        <table:table-row table:style-name="ro4">
          <table:table-cell/>
          <table:table-cell office:value-type="string" calcext:value-type="string">
            <text:p>S66 Standalone Lightboard Studio Package</text:p>
          </table:table-cell>
          <table:table-cell table:style-name="ce6" office:value-type="string" calcext:value-type="string">
            <text:p><text:a xlink:href="https://jweinst4.s3.amazonaws.com/GlassApp/Images/Studios/S66_Standalone_Lightboard_Studio_Package.jpg" xlink:type="simple">https://jweinst4.s3.amazonaws.com/GlassApp/Images/Studios/S66_Standalone_Lightboard_Studio_Package.jpg</text:a></text:p>
          </table:table-cell>
          <table:table-cell office:value-type="string" calcext:value-type="string">
            <text:p>S66</text:p>
          </table:table-cell>
          <table:table-cell office:value-type="string" calcext:value-type="string">
            <text:p>-</text:p>
          </table:table-cell>
          <table:table-cell office:value-type="float" office:value="15" calcext:value-type="float">
            <text:p>15</text:p>
          </table:table-cell>
          <table:table-cell office:value-type="string" calcext:value-type="string">
            <text:p>studio</text:p>
          </table:table-cell>
          <table:table-cell/>
          <table:table-cell table:formula="of:=&quot;{&quot;&amp;[.$B$4]&amp;&quot;: '&quot;&amp;[.$B6]&amp;&quot;', &quot;&amp;[.$C$4]&amp;&quot;: '&quot;&amp;[.$C6]&amp;&quot;', &quot;&amp;[.$D$4]&amp;&quot;: '&quot;&amp;[.$D6]&amp;&quot;', &quot;&amp;[.$E$4]&amp;&quot;: '&quot;&amp;[.$E6]&amp;&quot;', &quot;&amp;[.$F$4]&amp;&quot;: &quot;&amp;[.$F6]&amp;&quot;, &quot;&amp;[.$G$4]&amp;&quot;: '&quot;&amp;[.$G6]&amp;&quot;'}, &quot;" office:value-type="string" office:string-value="{name: 'S66 Standalone Lightboard Studio Package', image: 'https://jweinst4.s3.amazonaws.com/GlassApp/Images/Studios/S66_Standalone_Lightboard_Studio_Package.jpg', code: 'S66', description: '-', price: 15, category: 'studio'}, " calcext:value-type="string">
            <text:p>{name: 'S66 Standalone Lightboard Studio Package', image: 'https://jweinst4.s3.amazonaws.com/GlassApp/Images/Studios/S66_Standalone_Lightboard_Studio_Package.jpg', code: 'S66', description: '-', price: 15, category: 'studio'}, </text:p>
          </table:table-cell>
          <table:table-cell table:number-columns-repeated="1015"/>
        </table:table-row>
        <table:table-row table:style-name="ro1" table:number-rows-repeated="1048569">
          <table:table-cell table:number-columns-repeated="1024"/>
        </table:table-row>
        <table:table-row table:style-name="ro1">
          <table:table-cell table:number-columns-repeated="1024"/>
        </table:table-row>
      </table:table>
      <table:table table:name="Accessory"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8" table:default-cell-style-name="ce1"/>
        <table:table-column table:style-name="co9" table:default-cell-style-name="ce1"/>
        <table:table-column table:style-name="co1" table:number-columns-repeated="1015" table:default-cell-style-name="ce1"/>
        <table:table-row table:style-name="ro1">
          <table:table-cell table:number-columns-repeated="1024"/>
        </table:table-row>
        <table:table-row table:style-name="ro1">
          <table:table-cell/>
          <table:table-cell office:value-type="string" calcext:value-type="string">
            <text:p>Accessory</text:p>
          </table:table-cell>
          <table:table-cell table:number-columns-repeated="1022"/>
        </table:table-row>
        <table:table-row table:style-name="ro1">
          <table:table-cell table:number-columns-repeated="7"/>
          <table:table-cell table:style-name="Default"/>
          <table:table-cell table:style-name="ce2" office:value-type="string" calcext:value-type="string">
            <text:p>Formula</text:p>
          </table:table-cell>
          <table:table-cell table:number-columns-repeated="1015"/>
        </table:table-row>
        <table:table-row table:style-name="ro1">
          <table:table-cell/>
          <table:table-cell table:style-name="ce2" office:value-type="string" calcext:value-type="string">
            <text:p>name</text:p>
          </table:table-cell>
          <table:table-cell table:style-name="ce2" office:value-type="string" calcext:value-type="string">
            <text:p>image</text:p>
          </table:table-cell>
          <table:table-cell table:style-name="ce2" office:value-type="string" calcext:value-type="string">
            <text:p>code</text:p>
          </table:table-cell>
          <table:table-cell table:style-name="ce2" office:value-type="string" calcext:value-type="string">
            <text:p>description</text:p>
          </table:table-cell>
          <table:table-cell table:style-name="ce2" office:value-type="string" calcext:value-type="string">
            <text:p>price</text:p>
          </table:table-cell>
          <table:table-cell table:style-name="ce2" office:value-type="string" calcext:value-type="string">
            <text:p>category</text:p>
          </table:table-cell>
          <table:table-cell table:style-name="Default"/>
          <table:table-cell table:formula="of:=[.B2]&amp;&quot;.create([&quot;" office:value-type="string" office:string-value="Accessory.create([" calcext:value-type="string">
            <text:p>Accessory.create([</text:p>
          </table:table-cell>
          <table:table-cell table:number-columns-repeated="1015"/>
        </table:table-row>
        <table:table-row table:style-name="ro5">
          <table:table-cell/>
          <table:table-cell office:value-type="string" calcext:value-type="string">
            <text:p>BlackMagic Mini-Recorder</text:p>
          </table:table-cell>
          <table:table-cell table:style-name="ce6" office:value-type="string" calcext:value-type="string">
            <text:p><text:a xlink:href="https://jweinst4.s3.amazonaws.com/GlassApp/Images/Accessories/Mini-recoders.jpg" xlink:type="simple">https://jweinst4.s3.amazonaws.com/GlassApp/Images/Accessories/Mini-recoders.jpg</text:a></text:p>
          </table:table-cell>
          <table:table-cell office:value-type="string" calcext:value-type="string">
            <text:p>MINI</text:p>
          </table:table-cell>
          <table:table-cell office:value-type="string" calcext:value-type="string">
            <text:p>Connects video camera with computer in real time through Thunderbolt and HDMI connections.</text:p>
          </table:table-cell>
          <table:table-cell office:value-type="float" office:value="20" calcext:value-type="float">
            <text:p>20</text:p>
          </table:table-cell>
          <table:table-cell office:value-type="string" calcext:value-type="string">
            <text:p>accessory</text:p>
          </table:table-cell>
          <table:table-cell table:style-name="Default"/>
          <table:table-cell table:formula="of:=&quot;{&quot;&amp;[.$B$4]&amp;&quot;: '&quot;&amp;[.$B5]&amp;&quot;', &quot;&amp;[.$C$4]&amp;&quot;: '&quot;&amp;[.$C5]&amp;&quot;', &quot;&amp;[.$D$4]&amp;&quot;: '&quot;&amp;[.$D5]&amp;&quot;', &quot;&amp;[.$E$4]&amp;&quot;: '&quot;&amp;[.$E5]&amp;&quot;', &quot;&amp;[.$F$4]&amp;&quot;: &quot;&amp;[.$F5]&amp;&quot;, &quot;&amp;[.$G$4]&amp;&quot;: '&quot;&amp;[.$G5]&amp;&quot;'}, &quot;" office:value-type="string" office:string-value="{name: 'BlackMagic Mini-Recorder', image: 'https://jweinst4.s3.amazonaws.com/GlassApp/Images/Accessories/Mini-recoders.jpg', code: 'MINI', description: 'Connects video camera with computer in real time through Thunderbolt and HDMI connections.', price: 20, category: 'accessory'}, " calcext:value-type="string">
            <text:p>{name: 'BlackMagic Mini-Recorder', image: 'https://jweinst4.s3.amazonaws.com/GlassApp/Images/Accessories/Mini-recoders.jpg', code: 'MINI', description: 'Connects video camera with computer in real time through Thunderbolt and HDMI connections.', price: 20, category: 'accessory'}, </text:p>
          </table:table-cell>
          <table:table-cell table:number-columns-repeated="1015"/>
        </table:table-row>
        <table:table-row table:style-name="ro6">
          <table:table-cell/>
          <table:table-cell office:value-type="string" calcext:value-type="string">
            <text:p>Decimator</text:p>
          </table:table-cell>
          <table:table-cell table:style-name="ce6" office:value-type="string" calcext:value-type="string">
            <text:p><text:a xlink:href="https://jweinst4.s3.amazonaws.com/GlassApp/Images/Accessories/Decimator.jpg" xlink:type="simple">https://jweinst4.s3.amazonaws.com/GlassApp/Images/Accessories/Decimator.jpg</text:a></text:p>
          </table:table-cell>
          <table:table-cell office:value-type="string" calcext:value-type="string">
            <text:p>DEC</text:p>
          </table:table-cell>
          <table:table-cell office:value-type="string" calcext:value-type="string">
            <text:p>Features a built-in scaler to flip your image horizontally. Also allows frame rate conversion and HDMI/SDI cross conversion. Includes; Universal Power Supply, HDMI Cable, USB Cable</text:p>
          </table:table-cell>
          <table:table-cell office:value-type="float" office:value="20" calcext:value-type="float">
            <text:p>20</text:p>
          </table:table-cell>
          <table:table-cell office:value-type="string" calcext:value-type="string">
            <text:p>accessory</text:p>
          </table:table-cell>
          <table:table-cell table:style-name="Default"/>
          <table:table-cell table:formula="of:=&quot;{&quot;&amp;[.$B$4]&amp;&quot;: '&quot;&amp;[.$B6]&amp;&quot;', &quot;&amp;[.$C$4]&amp;&quot;: '&quot;&amp;[.$C6]&amp;&quot;', &quot;&amp;[.$D$4]&amp;&quot;: '&quot;&amp;[.$D6]&amp;&quot;', &quot;&amp;[.$E$4]&amp;&quot;: '&quot;&amp;[.$E6]&amp;&quot;', &quot;&amp;[.$F$4]&amp;&quot;: &quot;&amp;[.$F6]&amp;&quot;, &quot;&amp;[.$G$4]&amp;&quot;: '&quot;&amp;[.$G6]&amp;&quot;'}, &quot;" office:value-type="string" office:string-value="{name: 'Decimator', image: 'https://jweinst4.s3.amazonaws.com/GlassApp/Images/Accessories/Decimator.jpg', code: 'DEC', description: 'Features a built-in scaler to flip your image horizontally. Also allows frame rate conversion and HDMI/SDI cross conversion. Includes; Universal Power Supply, HDMI Cable, USB Cable', price: 20, category: 'accessory'}, " calcext:value-type="string">
            <text:p>{name: 'Decimator', image: 'https://jweinst4.s3.amazonaws.com/GlassApp/Images/Accessories/Decimator.jpg', code: 'DEC', description: 'Features a built-in scaler to flip your image horizontally. Also allows frame rate conversion and HDMI/SDI cross conversion. Includes; Universal Power Supply, HDMI Cable, USB Cable', price: 20, category: 'accessory'}, </text:p>
          </table:table-cell>
          <table:table-cell table:number-columns-repeated="1015"/>
        </table:table-row>
        <table:table-row table:style-name="ro5">
          <table:table-cell/>
          <table:table-cell office:value-type="string" calcext:value-type="string">
            <text:p>Dracast</text:p>
          </table:table-cell>
          <table:table-cell table:style-name="ce6" office:value-type="string" calcext:value-type="string">
            <text:p><text:a xlink:href="https://jweinst4.s3.amazonaws.com/GlassApp/Images/Accessories/Dracast.jpg" xlink:type="simple">https://jweinst4.s3.amazonaws.com/GlassApp/Images/Accessories/Dracast.jpg</text:a></text:p>
          </table:table-cell>
          <table:table-cell office:value-type="string" calcext:value-type="string">
            <text:p>DRA</text:p>
          </table:table-cell>
          <table:table-cell office:value-type="string" calcext:value-type="string">
            <text:p>Fully dimmable 3200-5600K variable light temperatures. <text:s/>AC or DC operation <text:s/>Includes barndoors, carry case and 100-240 VAC Power Adapter.</text:p>
          </table:table-cell>
          <table:table-cell office:value-type="float" office:value="20" calcext:value-type="float">
            <text:p>20</text:p>
          </table:table-cell>
          <table:table-cell office:value-type="string" calcext:value-type="string">
            <text:p>accessory</text:p>
          </table:table-cell>
          <table:table-cell table:style-name="Default"/>
          <table:table-cell table:formula="of:=&quot;{&quot;&amp;[.$B$4]&amp;&quot;: '&quot;&amp;[.$B7]&amp;&quot;', &quot;&amp;[.$C$4]&amp;&quot;: '&quot;&amp;[.$C7]&amp;&quot;', &quot;&amp;[.$D$4]&amp;&quot;: '&quot;&amp;[.$D7]&amp;&quot;', &quot;&amp;[.$E$4]&amp;&quot;: '&quot;&amp;[.$E7]&amp;&quot;', &quot;&amp;[.$F$4]&amp;&quot;: &quot;&amp;[.$F7]&amp;&quot;, &quot;&amp;[.$G$4]&amp;&quot;: '&quot;&amp;[.$G7]&amp;&quot;'}, &quot;" office:value-type="string" office:string-value="{name: 'Dracast', image: 'https://jweinst4.s3.amazonaws.com/GlassApp/Images/Accessories/Dracast.jpg', code: 'DRA', description: 'Fully dimmable 3200-5600K variable light temperatures.  AC or DC operation  Includes barndoors, carry case and 100-240 VAC Power Adapter.', price: 20, category: 'accessory'}, " calcext:value-type="string">
            <text:p>{name: 'Dracast', image: 'https://jweinst4.s3.amazonaws.com/GlassApp/Images/Accessories/Dracast.jpg', code: 'DRA', description: 'Fully dimmable 3200-5600K variable light temperatures. <text:s/>AC or DC operation <text:s/>Includes barndoors, carry case and 100-240 VAC Power Adapter.', price: 20, category: 'accessory'}, </text:p>
          </table:table-cell>
          <table:table-cell table:number-columns-repeated="1015"/>
        </table:table-row>
        <table:table-row table:style-name="ro5">
          <table:table-cell/>
          <table:table-cell office:value-type="string" calcext:value-type="string">
            <text:p>Markers</text:p>
          </table:table-cell>
          <table:table-cell table:style-name="ce6" office:value-type="string" calcext:value-type="string">
            <text:p><text:a xlink:href="https://jweinst4.s3.amazonaws.com/GlassApp/Images/Accessories/Markers.jpg" xlink:type="simple">https://jweinst4.s3.amazonaws.com/GlassApp/Images/Accessories/Markers.jpg</text:a></text:p>
          </table:table-cell>
          <table:table-cell office:value-type="string" calcext:value-type="string">
            <text:p>MARK</text:p>
          </table:table-cell>
          <table:table-cell office:value-type="string" calcext:value-type="string">
            <text:p>Our favorite premium neon dry erase markers. <text:s/>Vivid neon ink consistently delivers bright and bold colors.</text:p>
          </table:table-cell>
          <table:table-cell office:value-type="float" office:value="20" calcext:value-type="float">
            <text:p>20</text:p>
          </table:table-cell>
          <table:table-cell office:value-type="string" calcext:value-type="string">
            <text:p>accessory</text:p>
          </table:table-cell>
          <table:table-cell table:style-name="Default"/>
          <table:table-cell table:formula="of:=&quot;{&quot;&amp;[.$B$4]&amp;&quot;: '&quot;&amp;[.$B8]&amp;&quot;', &quot;&amp;[.$C$4]&amp;&quot;: '&quot;&amp;[.$C8]&amp;&quot;', &quot;&amp;[.$D$4]&amp;&quot;: '&quot;&amp;[.$D8]&amp;&quot;', &quot;&amp;[.$E$4]&amp;&quot;: '&quot;&amp;[.$E8]&amp;&quot;', &quot;&amp;[.$F$4]&amp;&quot;: &quot;&amp;[.$F8]&amp;&quot;, &quot;&amp;[.$G$4]&amp;&quot;: '&quot;&amp;[.$G8]&amp;&quot;'}, &quot;" office:value-type="string" office:string-value="{name: 'Markers', image: 'https://jweinst4.s3.amazonaws.com/GlassApp/Images/Accessories/Markers.jpg', code: 'MARK', description: 'Our favorite premium neon dry erase markers.  Vivid neon ink consistently delivers bright and bold colors.', price: 20, category: 'accessory'}, " calcext:value-type="string">
            <text:p>{name: 'Markers', image: 'https://jweinst4.s3.amazonaws.com/GlassApp/Images/Accessories/Markers.jpg', code: 'MARK', description: 'Our favorite premium neon dry erase markers. <text:s/>Vivid neon ink consistently delivers bright and bold colors.', price: 20, category: 'accessory'}, </text:p>
          </table:table-cell>
          <table:table-cell table:number-columns-repeated="1015"/>
        </table:table-row>
        <table:table-row table:style-name="ro1" table:number-rows-repeated="1048567">
          <table:table-cell table:number-columns-repeated="1024"/>
        </table:table-row>
        <table:table-row table:style-name="ro1">
          <table:table-cell table:number-columns-repeated="1024"/>
        </table:table-row>
      </table:table>
      <table:table table:name="Overview" table:style-name="ta1">
        <table:table-column table:style-name="co1" table:default-cell-style-name="ce1"/>
        <table:table-column table:style-name="co10" table:default-cell-style-name="ce1"/>
        <table:table-column table:style-name="co11" table:default-cell-style-name="ce1"/>
        <table:table-column table:style-name="co7" table:default-cell-style-name="ce1"/>
        <table:table-column table:style-name="co1" table:number-columns-repeated="1016" table:default-cell-style-name="ce1"/>
        <table:table-row table:style-name="ro1" table:number-rows-repeated="2">
          <table:table-cell table:number-columns-repeated="1020"/>
        </table:table-row>
        <table:table-row table:style-name="ro1">
          <table:table-cell table:number-columns-repeated="3"/>
          <table:table-cell table:style-name="ce2"/>
          <table:table-cell table:number-columns-repeated="1016"/>
        </table:table-row>
        <table:table-row table:style-name="ro1">
          <table:table-cell/>
          <table:table-cell table:style-name="ce2" office:value-type="string" calcext:value-type="string">
            <text:p>Overview</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Overview.create([" calcext:value-type="string">
            <text:p>Overview.create([</text:p>
          </table:table-cell>
          <table:table-cell table:number-columns-repeated="1016"/>
        </table:table-row>
        <table:table-row table:style-name="ro6">
          <table:table-cell/>
          <table:table-cell office:value-type="string" calcext:value-type="string">
            <text:p>Lightboard grew out of a pilot project in 2014 at San Diego State University to study the effectiveness of lightboard video in online and face-to-face instruction. <text:s/>It was discovered that students performed better, retained more information, and preferred the Learning Glass instruction over other instructional video formats and conventional classroom whiteboard and overhead projection instruction.</text:p>
          </table:table-cell>
          <table:table-cell/>
          <table:table-cell table:formula="of:=&quot;{&quot;&amp;[.$B$5]&amp;&quot;: '&quot;&amp;[.$B6]&amp;&quot;'}, &quot;" office:value-type="string" office:string-value="{item: 'Lightboard grew out of a pilot project in 2014 at San Diego State University to study the effectiveness of lightboard video in online and face-to-face instruction.  It was discovered that students performed better, retained more information, and preferred the Learning Glass instruction over other instructional video formats and conventional classroom whiteboard and overhead projection instruction.'}, " calcext:value-type="string">
            <text:p>{item: 'Lightboard grew out of a pilot project in 2014 at San Diego State University to study the effectiveness of lightboard video in online and face-to-face instruction. <text:s/>It was discovered that students performed better, retained more information, and preferred the Learning Glass instruction over other instructional video formats and conventional classroom whiteboard and overhead projection instruction.'}, </text:p>
          </table:table-cell>
          <table:table-cell table:number-columns-repeated="1016"/>
        </table:table-row>
        <table:table-row table:style-name="ro2">
          <table:table-cell/>
          <table:table-cell office:value-type="string" calcext:value-type="string">
            <text:p><text:s text:c="2"/>In response to inquiries from around the globe, Lightboard began manufacturing units and serves clients in education, technology and multimedia production from Lebanon to Missouri. Our commitment to quality and service is unrivaled. The Lightboard team, led by Michael Cartwright, continues to lead the way in innovating new designs and lightboard technology. Our experience and expertise in optics, engineering, video production, instructional design, teaching and distance learning provide you with all the support you need to create exceptional instructional videos and presentations.</text:p>
          </table:table-cell>
          <table:table-cell/>
          <table:table-cell table:formula="of:=&quot;{&quot;&amp;[.$B$5]&amp;&quot;: '&quot;&amp;[.$B7]&amp;&quot;'}, &quot;" office:value-type="string" office:string-value="{item: '  In response to inquiries from around the globe, Lightboard began manufacturing units and serves clients in education, technology and multimedia production from Lebanon to Missouri. Our commitment to quality and service is unrivaled. The Lightboard team, led by Michael Cartwright, continues to lead the way in innovating new designs and lightboard technology. Our experience and expertise in optics, engineering, video production, instructional design, teaching and distance learning provide you with all the support you need to create exceptional instructional videos and presentations.'}, " calcext:value-type="string">
            <text:p>{item: ' <text:s/>In response to inquiries from around the globe, Lightboard began manufacturing units and serves clients in education, technology and multimedia production from Lebanon to Missouri. Our commitment to quality and service is unrivaled. The Lightboard team, led by Michael Cartwright, continues to lead the way in innovating new designs and lightboard technology. Our experience and expertise in optics, engineering, video production, instructional design, teaching and distance learning provide you with all the support you need to create exceptional instructional videos and presentations.'}, </text:p>
          </table:table-cell>
          <table:table-cell table:number-columns-repeated="1016"/>
        </table:table-row>
        <table:table-row table:style-name="ro1" table:number-rows-repeated="1048568">
          <table:table-cell table:number-columns-repeated="1020"/>
        </table:table-row>
        <table:table-row table:style-name="ro1">
          <table:table-cell table:number-columns-repeated="1020"/>
        </table:table-row>
      </table:table>
      <table:table table:name="Management" table:style-name="ta1">
        <table:table-column table:style-name="co1" table:default-cell-style-name="ce1"/>
        <table:table-column table:style-name="co10" table:default-cell-style-name="ce1"/>
        <table:table-column table:style-name="co12" table:default-cell-style-name="ce1"/>
        <table:table-column table:style-name="co7" table:default-cell-style-name="ce1"/>
        <table:table-column table:style-name="co1" table:number-columns-repeated="1016" table:default-cell-style-name="ce1"/>
        <table:table-row table:style-name="ro1" table:number-rows-repeated="2">
          <table:table-cell table:number-columns-repeated="1020"/>
        </table:table-row>
        <table:table-row table:style-name="ro1">
          <table:table-cell table:number-columns-repeated="3"/>
          <table:table-cell table:style-name="ce2"/>
          <table:table-cell table:number-columns-repeated="1016"/>
        </table:table-row>
        <table:table-row table:style-name="ro1">
          <table:table-cell/>
          <table:table-cell table:style-name="ce2" office:value-type="string" calcext:value-type="string">
            <text:p>Management</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Management.create([" calcext:value-type="string">
            <text:p>Management.create([</text:p>
          </table:table-cell>
          <table:table-cell table:number-columns-repeated="1016"/>
        </table:table-row>
        <table:table-row table:style-name="ro7">
          <table:table-cell/>
          <table:table-cell office:value-type="string" calcext:value-type="string">
            <text:p>Michael Cartwright is a cofounder of Cartwright Learning Glass Solution and serves as the CEO and President for the company. Michael Cartwright has over 15 years experience in physics research and education. As an independent researcher for the last 15 years, he has led a highly productive research group. He has also taught a multitude of course offerings, and is consistently one of the top-rated researchers.</text:p>
          </table:table-cell>
          <table:table-cell/>
          <table:table-cell table:formula="of:=&quot;{&quot;&amp;[.$B$5]&amp;&quot;: '&quot;&amp;[.$B6]&amp;&quot;'}, &quot;" office:value-type="string" office:string-value="{item: 'Michael Cartwright is a cofounder of Cartwright Learning Glass Solution and serves as the CEO and President for the company. Michael Cartwright has over 15 years experience in physics research and education. As an independent researcher for the last 15 years, he has led a highly productive research group. He has also taught a multitude of course offerings, and is consistently one of the top-rated researchers.'}, " calcext:value-type="string">
            <text:p>{item: 'Michael Cartwright is a cofounder of Cartwright Learning Glass Solution and serves as the CEO and President for the company. Michael Cartwright has over 15 years experience in physics research and education. As an independent researcher for the last 15 years, he has led a highly productive research group. He has also taught a multitude of course offerings, and is consistently one of the top-rated researchers.'}, </text:p>
          </table:table-cell>
          <table:table-cell table:number-columns-repeated="1016"/>
        </table:table-row>
        <table:table-row table:style-name="ro1" table:number-rows-repeated="1048569">
          <table:table-cell table:number-columns-repeated="1020"/>
        </table:table-row>
        <table:table-row table:style-name="ro1">
          <table:table-cell table:number-columns-repeated="1020"/>
        </table:table-row>
      </table:table>
      <table:table table:name="News" table:style-name="ta1">
        <table:table-column table:style-name="co1" table:default-cell-style-name="ce1"/>
        <table:table-column table:style-name="co10" table:default-cell-style-name="ce1"/>
        <table:table-column table:style-name="co12" table:default-cell-style-name="ce1"/>
        <table:table-column table:style-name="co7" table:default-cell-style-name="ce1"/>
        <table:table-column table:style-name="co1" table:number-columns-repeated="1016" table:default-cell-style-name="ce1"/>
        <table:table-row table:style-name="ro1">
          <table:table-cell table:number-columns-repeated="1020"/>
        </table:table-row>
        <table:table-row table:style-name="ro1">
          <table:table-cell/>
          <table:table-cell table:style-name="Default"/>
          <table:table-cell table:number-columns-repeated="1018"/>
        </table:table-row>
        <table:table-row table:style-name="ro1">
          <table:table-cell/>
          <table:table-cell table:style-name="Default"/>
          <table:table-cell/>
          <table:table-cell table:style-name="Default"/>
          <table:table-cell table:number-columns-repeated="1016"/>
        </table:table-row>
        <table:table-row table:style-name="ro1">
          <table:table-cell/>
          <table:table-cell table:style-name="ce2" office:value-type="string" calcext:value-type="string">
            <text:p>News</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News.create([" calcext:value-type="string">
            <text:p>News.create([</text:p>
          </table:table-cell>
          <table:table-cell table:number-columns-repeated="1016"/>
        </table:table-row>
        <table:table-row table:style-name="ro7">
          <table:table-cell/>
          <table:table-cell office:value-type="string" calcext:value-type="string">
            <text:p>-</text:p>
          </table:table-cell>
          <table:table-cell/>
          <table:table-cell table:formula="of:=&quot;{&quot;&amp;[.$B$5]&amp;&quot;: '&quot;&amp;[.$B6]&amp;&quot;'}, &quot;" office:value-type="string" office:string-value="{item: '-'}, " calcext:value-type="string">
            <text:p>{item: '-'}, </text:p>
          </table:table-cell>
          <table:table-cell table:number-columns-repeated="1016"/>
        </table:table-row>
        <table:table-row table:style-name="ro1" table:number-rows-repeated="1048569">
          <table:table-cell table:number-columns-repeated="1020"/>
        </table:table-row>
        <table:table-row table:style-name="ro1">
          <table:table-cell table:number-columns-repeated="1020"/>
        </table:table-row>
      </table:table>
      <table:table table:name="Faq" table:style-name="ta1">
        <table:table-column table:style-name="co1" table:number-columns-repeated="2" table:default-cell-style-name="ce1"/>
        <table:table-column table:style-name="co13" table:default-cell-style-name="ce1"/>
        <table:table-column table:style-name="co14" table:default-cell-style-name="ce1"/>
        <table:table-column table:style-name="co15" table:number-columns-repeated="7" table:default-cell-style-name="ce1"/>
        <table:table-column table:style-name="co16" table:default-cell-style-name="ce1"/>
        <table:table-column table:style-name="co15" table:default-cell-style-name="ce1"/>
        <table:table-column table:style-name="co1" table:number-columns-repeated="1011" table:default-cell-style-name="ce1"/>
        <table:table-row table:style-name="ro1">
          <table:table-cell table:number-columns-repeated="1024"/>
        </table:table-row>
        <table:table-row table:style-name="ro1">
          <table:table-cell/>
          <table:table-cell table:style-name="ce2" office:value-type="string" calcext:value-type="string">
            <text:p>Faq</text:p>
          </table:table-cell>
          <table:table-cell table:number-columns-repeated="1022"/>
        </table:table-row>
        <table:table-row table:style-name="ro1">
          <table:table-cell table:number-columns-repeated="12"/>
          <table:table-cell table:style-name="ce2"/>
          <table:table-cell table:number-columns-repeated="1011"/>
        </table:table-row>
        <table:table-row table:style-name="ro1">
          <table:table-cell/>
          <table:table-cell table:style-name="ce5" office:value-type="string" calcext:value-type="string">
            <text:p>question</text:p>
          </table:table-cell>
          <table:table-cell table:style-name="ce5" office:value-type="string" calcext:value-type="string">
            <text:p>answer</text:p>
          </table:table-cell>
          <table:table-cell table:style-name="ce5" office:value-type="string" calcext:value-type="string">
            <text:p>answertwo</text:p>
          </table:table-cell>
          <table:table-cell table:style-name="ce5" office:value-type="string" calcext:value-type="string">
            <text:p>answerthree</text:p>
          </table:table-cell>
          <table:table-cell office:value-type="string" calcext:value-type="string">
            <text:p>answerfour</text:p>
          </table:table-cell>
          <table:table-cell office:value-type="string" calcext:value-type="string">
            <text:p>answerfive</text:p>
          </table:table-cell>
          <table:table-cell office:value-type="string" calcext:value-type="string">
            <text:p>answersix</text:p>
          </table:table-cell>
          <table:table-cell office:value-type="string" calcext:value-type="string">
            <text:p>answerseven</text:p>
          </table:table-cell>
          <table:table-cell office:value-type="string" calcext:value-type="string">
            <text:p>answereight</text:p>
          </table:table-cell>
          <table:table-cell office:value-type="string" calcext:value-type="string">
            <text:p>answernine</text:p>
          </table:table-cell>
          <table:table-cell office:value-type="string" calcext:value-type="string">
            <text:p>answerten</text:p>
          </table:table-cell>
          <table:table-cell table:formula="of:=[.B2]&amp;&quot;.create([&quot;" office:value-type="string" office:string-value="Faq.create([" calcext:value-type="string">
            <text:p>Faq.create([</text:p>
          </table:table-cell>
          <table:table-cell table:number-columns-repeated="1011"/>
        </table:table-row>
        <table:table-row table:style-name="ro8">
          <table:table-cell/>
          <table:table-cell office:value-type="string" calcext:value-type="string">
            <text:p>Q. How do I clean the glass?</text:p>
          </table:table-cell>
          <table:table-cell table:style-name="ce8" office:value-type="string" calcext:value-type="string">
            <text:p>A. For normal erasing, use the terrycloth towels. You will notice that the pens tend to leave some residue. These should be unnoticeable to the camera and it should never become necessary to interrupt video recording to clean the glass. When in doubt, check the footage.</text:p>
          </table:table-cell>
          <table:table-cell table:style-name="ce8" office:value-type="string" calcext:value-type="string">
            <text:p>After a week or two of continuous use, it is good practice to deep clean the glass with a foaming glass cleaner (must be foaming) and a squeegee. Spray the foam across the entire glass, and let it sit for 30 seconds. Starting from the top corner, use the squeegee to wipe horizontally, then move lower to the next patch. Wipe the squeegee with a towel after each pass. Wipe off any residual cleaner on the glass with a clean towel, as you would clean any window. Repeat this process as necessary.</text:p>
          </table:table-cell>
          <table:table-cell table:number-columns-repeated="8"/>
          <table:table-cell table:formula="of:=&quot;{&quot;&amp;[.$B$4]&amp;&quot;: '&quot;&amp;[.$B5]&amp;&quot;', &quot;&amp;[.$C$4]&amp;&quot;: '&quot;&amp;[.$C5]&amp;&quot;', &quot;&amp;[.$D$4]&amp;&quot;: '&quot;&amp;[.$D5]&amp;&quot;', &quot;&amp;[.$E$4]&amp;&quot;: '&quot;&amp;[.$E5]&amp;&quot;', &quot;&amp;[.$F$4]&amp;&quot;: '&quot;&amp;[.$F5]&amp;&quot;', &quot;&amp;[.$G$4]&amp;&quot;: '&quot;&amp;[.$G5]&amp;&quot;', &quot;&amp;[.$H$4]&amp;&quot;: '&quot;&amp;[.$H5]&amp;&quot;', &quot;&amp;[.$I$4]&amp;&quot;: '&quot;&amp;[.$I5]&amp;&quot;', &quot;&amp;[.$J$4]&amp;&quot;: '&quot;&amp;[.$J5]&amp;&quot;', &quot;&amp;[.$K$4]&amp;&quot;: '&quot;&amp;[.$K5]&amp;&quot;', &quot;&amp;[.$L$4]&amp;&quot;: '&quot;&amp;[.$L5]&amp;&quot;'}, &quot;" office:value-type="string" office:string-value="{question: 'Q. How do I clean the glass?', answer: 'A. For normal erasing, use the terrycloth towels. You will notice that the pens tend to leave some residue. These should be unnoticeable to the camera and it should never become necessary to interrupt video recording to clean the glass. When in doubt, check the footage.', answertwo: 'After a week or two of continuous use, it is good practice to deep clean the glass with a foaming glass cleaner (must be foaming) and a squeegee. Spray the foam across the entire glass, and let it sit for 30 seconds. Starting from the top corner, use the squeegee to wipe horizontally, then move lower to the next patch. Wipe the squeegee with a towel after each pass. Wipe off any residual cleaner on the glass with a clean towel, as you would clean any window. Repeat this process as necessary.', answerthree: '', answerfour: '', answerfive: '', answersix: '', answerseven: '', answereight: '', answernine: '', answerten: ''}, " calcext:value-type="string">
            <text:p>{question: 'Q. How do I clean the glass?', answer: 'A. For normal erasing, use the terrycloth towels. You will notice that the pens tend to leave some residue. These should be unnoticeable to the camera and it should never become necessary to interrupt video recording to clean the glass. When in doubt, check the footage.', answertwo: 'After a week or two of continuous use, it is good practice to deep clean the glass with a foaming glass cleaner (must be foaming) and a squeegee. Spray the foam across the entire glass, and let it sit for 30 seconds. Starting from the top corner, use the squeegee to wipe horizontally, then move lower to the next patch. Wipe the squeegee with a towel after each pass. Wipe off any residual cleaner on the glass with a clean towel, as you would clean any window. Repeat this process as necessary.', answerthree: '', answerfour: '', answerfive: '', answersix: '', answerseven: '', answereight: '', answernine: '', answerten: ''}, </text:p>
          </table:table-cell>
          <table:table-cell table:number-columns-repeated="1011"/>
        </table:table-row>
        <table:table-row table:style-name="ro9">
          <table:table-cell/>
          <table:table-cell office:value-type="string" calcext:value-type="string">
            <text:p>Q. What equipment do I need to create a Learning Glass video?</text:p>
          </table:table-cell>
          <table:table-cell table:style-name="ce8" office:value-type="string" calcext:value-type="string">
            <text:p>A. The basic Learning Glass set up requires the following elements:</text:p>
          </table:table-cell>
          <table:table-cell table:style-name="ce8" office:value-type="string" calcext:value-type="string">
            <text:p>Learning Glass</text:p>
          </table:table-cell>
          <table:table-cell table:style-name="ce8" office:value-type="string" calcext:value-type="string">
            <text:p>Microphone</text:p>
          </table:table-cell>
          <table:table-cell table:style-name="ce8" office:value-type="string" calcext:value-type="string">
            <text:p>Video Camera</text:p>
          </table:table-cell>
          <table:table-cell table:style-name="ce8" office:value-type="string" calcext:value-type="string">
            <text:p>Additional elements for optimum image: lighting (for lecturer), backdrop, quiet room.</text:p>
          </table:table-cell>
          <table:table-cell table:style-name="ce8" table:number-columns-repeated="5"/>
          <table:table-cell table:formula="of:=&quot;{&quot;&amp;[.$B$4]&amp;&quot;: '&quot;&amp;[.$B6]&amp;&quot;', &quot;&amp;[.$C$4]&amp;&quot;: '&quot;&amp;[.$C6]&amp;&quot;', &quot;&amp;[.$D$4]&amp;&quot;: '&quot;&amp;[.$D6]&amp;&quot;', &quot;&amp;[.$E$4]&amp;&quot;: '&quot;&amp;[.$E6]&amp;&quot;', &quot;&amp;[.$F$4]&amp;&quot;: '&quot;&amp;[.$F6]&amp;&quot;', &quot;&amp;[.$G$4]&amp;&quot;: '&quot;&amp;[.$G6]&amp;&quot;', &quot;&amp;[.$H$4]&amp;&quot;: '&quot;&amp;[.$H6]&amp;&quot;', &quot;&amp;[.$I$4]&amp;&quot;: '&quot;&amp;[.$I6]&amp;&quot;', &quot;&amp;[.$J$4]&amp;&quot;: '&quot;&amp;[.$J6]&amp;&quot;', &quot;&amp;[.$K$4]&amp;&quot;: '&quot;&amp;[.$K6]&amp;&quot;', &quot;&amp;[.$L$4]&amp;&quot;: '&quot;&amp;[.$L6]&amp;&quot;'}, &quot;" office:value-type="string" office:string-value="{question: 'Q. What equipment do I need to create a Learning Glass video?', answer: 'A. The basic Learning Glass set up requires the following elements:', answertwo: 'Learning Glass', answerthree: 'Microphone', answerfour: 'Video Camera', answerfive: 'Additional elements for optimum image: lighting (for lecturer), backdrop, quiet room.', answersix: '', answerseven: '', answereight: '', answernine: '', answerten: ''}, " calcext:value-type="string">
            <text:p>{question: 'Q. What equipment do I need to create a Learning Glass video?', answer: 'A. The basic Learning Glass set up requires the following elements:', answertwo: 'Learning Glass', answerthree: 'Microphone', answerfour: 'Video Camera', answerfive: 'Additional elements for optimum image: lighting (for lecturer), backdrop, quiet room.', answersix: '', answerseven: '', answereight: '', answernine: '', answerten: ''}, </text:p>
          </table:table-cell>
          <table:table-cell table:number-columns-repeated="1011"/>
        </table:table-row>
        <table:table-row table:style-name="ro10">
          <table:table-cell/>
          <table:table-cell office:value-type="string" calcext:value-type="string">
            <text:p>Q. How does the image get flipped horizontally?</text:p>
          </table:table-cell>
          <table:table-cell table:style-name="ce8" office:value-type="string" calcext:value-type="string">
            <text:p>A. Many astute viewers immediately point out “Hey, the lecturer is writing backwards!” This is, of course, not the case. The lecturer writes normally, then the video is flipped horizontally which puts it in the right orientation. There are different approaches for pre-recorded videos and live videos:</text:p>
          </table:table-cell>
          <table:table-cell table:style-name="ce8" office:value-type="string" calcext:value-type="string">
            <text:p>Pre-recorded: If you are not presenting live, but rather preparing your videos ahead of time, you can simply record the video normally then flip the image in post-production. Almost any video editing software program has this capability: Premiere, Final Cut, Quicktime Player, etc.</text:p>
          </table:table-cell>
          <table:table-cell table:style-name="ce8" office:value-type="string" calcext:value-type="string">
            <text:p>Live videos: If the footage is going to be presented or streamed live, the image can be flipped in four ways:</text:p>
          </table:table-cell>
          <table:table-cell table:style-name="ce8" office:value-type="string" calcext:value-type="string">
            <text:p>Some higher end cameras have a “scan reverse” feature, which will flip the image as it is being recorded (Canon HFG20, Canon XA10).</text:p>
          </table:table-cell>
          <table:table-cell table:style-name="ce8" office:value-type="string" calcext:value-type="string">
            <text:p>Video hardware, such as a scaler, can be attached between the camera and a computer to flip the image.</text:p>
          </table:table-cell>
          <table:table-cell table:style-name="ce8" office:value-type="string" calcext:value-type="string">
            <text:p>If you are using a computer to do the streaming, apps can be used to flip the image (iGlasses).</text:p>
          </table:table-cell>
          <table:table-cell table:style-name="ce8" office:value-type="string" calcext:value-type="string">
            <text:p>Finally, a mirror can be used to flip the image. Place it in front of the camera.</text:p>
          </table:table-cell>
          <table:table-cell table:style-name="ce10" table:number-columns-repeated="3"/>
          <table:table-cell table:formula="of:=&quot;{&quot;&amp;[.$B$4]&amp;&quot;: '&quot;&amp;[.$B7]&amp;&quot;', &quot;&amp;[.$C$4]&amp;&quot;: '&quot;&amp;[.$C7]&amp;&quot;', &quot;&amp;[.$D$4]&amp;&quot;: '&quot;&amp;[.$D7]&amp;&quot;', &quot;&amp;[.$E$4]&amp;&quot;: '&quot;&amp;[.$E7]&amp;&quot;', &quot;&amp;[.$F$4]&amp;&quot;: '&quot;&amp;[.$F7]&amp;&quot;', &quot;&amp;[.$G$4]&amp;&quot;: '&quot;&amp;[.$G7]&amp;&quot;', &quot;&amp;[.$H$4]&amp;&quot;: '&quot;&amp;[.$H7]&amp;&quot;', &quot;&amp;[.$I$4]&amp;&quot;: '&quot;&amp;[.$I7]&amp;&quot;', &quot;&amp;[.$J$4]&amp;&quot;: '&quot;&amp;[.$J7]&amp;&quot;', &quot;&amp;[.$K$4]&amp;&quot;: '&quot;&amp;[.$K7]&amp;&quot;', &quot;&amp;[.$L$4]&amp;&quot;: '&quot;&amp;[.$L7]&amp;&quot;'}, &quot;" office:value-type="string" office:string-value="{question: 'Q. How does the image get flipped horizontally?', answer: 'A. Many astute viewers immediately point out “Hey, the lecturer is writing backwards!” This is, of course, not the case. The lecturer writes normally, then the video is flipped horizontally which puts it in the right orientation. There are different approaches for pre-recorded videos and live videos:', answertwo: 'Pre-recorded: If you are not presenting live, but rather preparing your videos ahead of time, you can simply record the video normally then flip the image in post-production. Almost any video editing software program has this capability: Premiere, Final Cut, Quicktime Player, etc.', answerthree: 'Live videos: If the footage is going to be presented or streamed live, the image can be flipped in four ways:', answerfour: 'Some higher end cameras have a “scan reverse” feature, which will flip the image as it is being recorded (Canon HFG20, Canon XA10).', answerfive: 'Video hardware, such as a scaler, can be attached between the camera and a computer to flip the image.', answersix: 'If you are using a computer to do the streaming, apps can be used to flip the image (iGlasses).', answerseven: 'Finally, a mirror can be used to flip the image. Place it in front of the camera.', answereight: '', answernine: '', answerten: ''}, " calcext:value-type="string">
            <text:p>{question: 'Q. How does the image get flipped horizontally?', answer: 'A. Many astute viewers immediately point out “Hey, the lecturer is writing backwards!” This is, of course, not the case. The lecturer writes normally, then the video is flipped horizontally which puts it in the right orientation. There are different approaches for pre-recorded videos and live videos:', answertwo: 'Pre-recorded: If you are not presenting live, but rather preparing your videos ahead of time, you can simply record the video normally then flip the image in post-production. Almost any video editing software program has this capability: Premiere, Final Cut, Quicktime Player, etc.', answerthree: 'Live videos: If the footage is going to be presented or streamed live, the image can be flipped in four ways:', answerfour: 'Some higher end cameras have a “scan reverse” feature, which will flip the image as it is being recorded (Canon HFG20, Canon XA10).', answerfive: 'Video hardware, such as a scaler, can be attached between the camera and a computer to flip the image.', answersix: 'If you are using a computer to do the streaming, apps can be used to flip the image (iGlasses).', answerseven: 'Finally, a mirror can be used to flip the image. Place it in front of the camera.', answereight: '', answernine: '', answerten: ''}, </text:p>
          </table:table-cell>
          <table:table-cell table:number-columns-repeated="1011"/>
        </table:table-row>
        <table:table-row table:style-name="ro11">
          <table:table-cell table:style-name="Default"/>
          <table:table-cell office:value-type="string" calcext:value-type="string">
            <text:p>Q. Can I incorporate PowerPoint slides while using the Learning Glass?</text:p>
          </table:table-cell>
          <table:table-cell table:style-name="ce8" office:value-type="string" calcext:value-type="string">
            <text:p>A. Yes, utilizing a video switcher or video switching software on a computer, you can incorporate PowerPoint slides, video or other images. (Hardware: Blackmagic ATEM series, Roland VR series. Software: OBS, Wirecast, Vmix)</text:p>
          </table:table-cell>
          <table:table-cell table:style-name="ce10" table:number-columns-repeated="6"/>
          <table:table-cell table:number-columns-repeated="3"/>
          <table:table-cell table:formula="of:=&quot;{&quot;&amp;[.$B$4]&amp;&quot;: '&quot;&amp;[.$B8]&amp;&quot;', &quot;&amp;[.$C$4]&amp;&quot;: '&quot;&amp;[.$C8]&amp;&quot;', &quot;&amp;[.$D$4]&amp;&quot;: '&quot;&amp;[.$D8]&amp;&quot;', &quot;&amp;[.$E$4]&amp;&quot;: '&quot;&amp;[.$E8]&amp;&quot;', &quot;&amp;[.$F$4]&amp;&quot;: '&quot;&amp;[.$F8]&amp;&quot;', &quot;&amp;[.$G$4]&amp;&quot;: '&quot;&amp;[.$G8]&amp;&quot;', &quot;&amp;[.$H$4]&amp;&quot;: '&quot;&amp;[.$H8]&amp;&quot;', &quot;&amp;[.$I$4]&amp;&quot;: '&quot;&amp;[.$I8]&amp;&quot;', &quot;&amp;[.$J$4]&amp;&quot;: '&quot;&amp;[.$J8]&amp;&quot;', &quot;&amp;[.$K$4]&amp;&quot;: '&quot;&amp;[.$K8]&amp;&quot;', &quot;&amp;[.$L$4]&amp;&quot;: '&quot;&amp;[.$L8]&amp;&quot;'}, &quot;" office:value-type="string" office:string-value="{question: 'Q. Can I incorporate PowerPoint slides while using the Learning Glass?', answer: 'A. Yes, utilizing a video switcher or video switching software on a computer, you can incorporate PowerPoint slides, video or other images. (Hardware: Blackmagic ATEM series, Roland VR series. Software: OBS, Wirecast, Vmix)', answertwo: '', answerthree: '', answerfour: '', answerfive: '', answersix: '', answerseven: '', answereight: '', answernine: '', answerten: ''}, " calcext:value-type="string">
            <text:p>{question: 'Q. Can I incorporate PowerPoint slides while using the Learning Glass?', answer: 'A. Yes, utilizing a video switcher or video switching software on a computer, you can incorporate PowerPoint slides, video or other images. (Hardware: Blackmagic ATEM series, Roland VR series. Software: OBS, Wirecast, Vmix)', answertwo: '', answerthree: '', answerfour: '', answerfive: '', answersix: '', answerseven: '', answereight: '', answernine: '', answerten: ''}, </text:p>
          </table:table-cell>
          <table:table-cell table:number-columns-repeated="1011"/>
        </table:table-row>
        <table:table-row table:style-name="ro12">
          <table:table-cell/>
          <table:table-cell office:value-type="string" calcext:value-type="string">
            <text:p>Q. Can the Learning Glass be used in a live setting?</text:p>
          </table:table-cell>
          <table:table-cell table:style-name="ce8" office:value-type="string" calcext:value-type="string">
            <text:p>A. Yes, the flipped image can be output to flat panel displays placed in the room. Student tables can be outfitted with wireless microphones, allowing audio of student questions to be captured on your recording. In a large lecture hall, the image is projected on a screen overhead or to the side. Most video projectors have a reverse setting eliminating the need to flip before output.</text:p>
          </table:table-cell>
          <table:table-cell table:number-columns-repeated="9"/>
          <table:table-cell table:formula="of:=&quot;{&quot;&amp;[.$B$4]&amp;&quot;: '&quot;&amp;[.$B9]&amp;&quot;', &quot;&amp;[.$C$4]&amp;&quot;: '&quot;&amp;[.$C9]&amp;&quot;', &quot;&amp;[.$D$4]&amp;&quot;: '&quot;&amp;[.$D9]&amp;&quot;', &quot;&amp;[.$E$4]&amp;&quot;: '&quot;&amp;[.$E9]&amp;&quot;', &quot;&amp;[.$F$4]&amp;&quot;: '&quot;&amp;[.$F9]&amp;&quot;', &quot;&amp;[.$G$4]&amp;&quot;: '&quot;&amp;[.$G9]&amp;&quot;', &quot;&amp;[.$H$4]&amp;&quot;: '&quot;&amp;[.$H9]&amp;&quot;', &quot;&amp;[.$I$4]&amp;&quot;: '&quot;&amp;[.$I9]&amp;&quot;', &quot;&amp;[.$J$4]&amp;&quot;: '&quot;&amp;[.$J9]&amp;&quot;', &quot;&amp;[.$K$4]&amp;&quot;: '&quot;&amp;[.$K9]&amp;&quot;', &quot;&amp;[.$L$4]&amp;&quot;: '&quot;&amp;[.$L9]&amp;&quot;'}, &quot;" office:value-type="string" office:string-value="{question: 'Q. Can the Learning Glass be used in a live setting?', answer: 'A. Yes, the flipped image can be output to flat panel displays placed in the room. Student tables can be outfitted with wireless microphones, allowing audio of student questions to be captured on your recording. In a large lecture hall, the image is projected on a screen overhead or to the side. Most video projectors have a reverse setting eliminating the need to flip before output.', answertwo: '', answerthree: '', answerfour: '', answerfive: '', answersix: '', answerseven: '', answereight: '', answernine: '', answerten: ''}, " calcext:value-type="string">
            <text:p>{question: 'Q. Can the Learning Glass be used in a live setting?', answer: 'A. Yes, the flipped image can be output to flat panel displays placed in the room. Student tables can be outfitted with wireless microphones, allowing audio of student questions to be captured on your recording. In a large lecture hall, the image is projected on a screen overhead or to the side. Most video projectors have a reverse setting eliminating the need to flip before output.', answertwo: '', answerthree: '', answerfour: '', answerfive: '', answersix: '', answerseven: '', answereight: '', answernine: '', answerten: ''}, </text:p>
          </table:table-cell>
          <table:table-cell table:number-columns-repeated="1011"/>
        </table:table-row>
        <table:table-row table:style-name="ro12">
          <table:table-cell/>
          <table:table-cell office:value-type="string" calcext:value-type="string">
            <text:p>Q. Do I need to assemble the unit?</text:p>
          </table:table-cell>
          <table:table-cell table:style-name="ce8" office:value-type="string" calcext:value-type="string">
            <text:p>A. No, the Learning Glass unit is pre-built with a plug-in power supply and dimmer. The table for the LGS60T requires some assembly and the LGS unit will need to be mounted on the table, using the hardware provided in the accessory box. IMPORTANT: mounting the glass on the table requires two people to move, steady and bolt the unit to the table. See Assembly Guide for more details.</text:p>
          </table:table-cell>
          <table:table-cell table:number-columns-repeated="9"/>
          <table:table-cell table:formula="of:=&quot;{&quot;&amp;[.$B$4]&amp;&quot;: '&quot;&amp;[.$B10]&amp;&quot;', &quot;&amp;[.$C$4]&amp;&quot;: '&quot;&amp;[.$C10]&amp;&quot;', &quot;&amp;[.$D$4]&amp;&quot;: '&quot;&amp;[.$D10]&amp;&quot;', &quot;&amp;[.$E$4]&amp;&quot;: '&quot;&amp;[.$E10]&amp;&quot;', &quot;&amp;[.$F$4]&amp;&quot;: '&quot;&amp;[.$F10]&amp;&quot;', &quot;&amp;[.$G$4]&amp;&quot;: '&quot;&amp;[.$G10]&amp;&quot;', &quot;&amp;[.$H$4]&amp;&quot;: '&quot;&amp;[.$H10]&amp;&quot;', &quot;&amp;[.$I$4]&amp;&quot;: '&quot;&amp;[.$I10]&amp;&quot;', &quot;&amp;[.$J$4]&amp;&quot;: '&quot;&amp;[.$J10]&amp;&quot;', &quot;&amp;[.$K$4]&amp;&quot;: '&quot;&amp;[.$K10]&amp;&quot;', &quot;&amp;[.$L$4]&amp;&quot;: '&quot;&amp;[.$L10]&amp;&quot;'}, &quot;" office:value-type="string" office:string-value="{question: 'Q. Do I need to assemble the unit?', answer: 'A. No, the Learning Glass unit is pre-built with a plug-in power supply and dimmer. The table for the LGS60T requires some assembly and the LGS unit will need to be mounted on the table, using the hardware provided in the accessory box. IMPORTANT: mounting the glass on the table requires two people to move, steady and bolt the unit to the table. See Assembly Guide for more details.', answertwo: '', answerthree: '', answerfour: '', answerfive: '', answersix: '', answerseven: '', answereight: '', answernine: '', answerten: ''}, " calcext:value-type="string">
            <text:p>{question: 'Q. Do I need to assemble the unit?', answer: 'A. No, the Learning Glass unit is pre-built with a plug-in power supply and dimmer. The table for the LGS60T requires some assembly and the LGS unit will need to be mounted on the table, using the hardware provided in the accessory box. IMPORTANT: mounting the glass on the table requires two people to move, steady and bolt the unit to the table. See Assembly Guide for more details.', answertwo: '', answerthree: '', answerfour: '', answerfive: '', answersix: '', answerseven: '', answereight: '', answernine: '', answerten: ''}, </text:p>
          </table:table-cell>
          <table:table-cell table:number-columns-repeated="1011"/>
        </table:table-row>
        <table:table-row table:style-name="ro13">
          <table:table-cell table:style-name="Default"/>
          <table:table-cell office:value-type="string" calcext:value-type="string">
            <text:p>Q. How is the Learning Glass lightboard shipped?</text:p>
          </table:table-cell>
          <table:table-cell table:style-name="ce8" office:value-type="string" calcext:value-type="string">
            <text:p>A. The LGS60 is crated and shipped by a white glove freight service. It is necessary to have a delivery address that will accommodate a semi-trailer truck. Redelivery will result in additional charges. Mounting hardware, markers and cleaning kit are shipped in a separate box. The table (LGS60T) is shipped directly from the factory via FedEx Ground in two packages. Shipping costs include crating, insurance, freight and delivery services.</text:p>
          </table:table-cell>
          <table:table-cell table:number-columns-repeated="9"/>
          <table:table-cell table:formula="of:=&quot;{&quot;&amp;[.$B$4]&amp;&quot;: '&quot;&amp;[.$B11]&amp;&quot;', &quot;&amp;[.$C$4]&amp;&quot;: '&quot;&amp;[.$C11]&amp;&quot;', &quot;&amp;[.$D$4]&amp;&quot;: '&quot;&amp;[.$D11]&amp;&quot;', &quot;&amp;[.$E$4]&amp;&quot;: '&quot;&amp;[.$E11]&amp;&quot;', &quot;&amp;[.$F$4]&amp;&quot;: '&quot;&amp;[.$F11]&amp;&quot;', &quot;&amp;[.$G$4]&amp;&quot;: '&quot;&amp;[.$G11]&amp;&quot;', &quot;&amp;[.$H$4]&amp;&quot;: '&quot;&amp;[.$H11]&amp;&quot;', &quot;&amp;[.$I$4]&amp;&quot;: '&quot;&amp;[.$I11]&amp;&quot;', &quot;&amp;[.$J$4]&amp;&quot;: '&quot;&amp;[.$J11]&amp;&quot;', &quot;&amp;[.$K$4]&amp;&quot;: '&quot;&amp;[.$K11]&amp;&quot;', &quot;&amp;[.$L$4]&amp;&quot;: '&quot;&amp;[.$L11]&amp;&quot;'}, &quot;" office:value-type="string" office:string-value="{question: 'Q. How is the Learning Glass lightboard shipped?', answer: 'A. The LGS60 is crated and shipped by a white glove freight service. It is necessary to have a delivery address that will accommodate a semi-trailer truck. Redelivery will result in additional charges. Mounting hardware, markers and cleaning kit are shipped in a separate box. The table (LGS60T) is shipped directly from the factory via FedEx Ground in two packages. Shipping costs include crating, insurance, freight and delivery services.', answertwo: '', answerthree: '', answerfour: '', answerfive: '', answersix: '', answerseven: '', answereight: '', answernine: '', answerten: ''}, " calcext:value-type="string">
            <text:p>{question: 'Q. How is the Learning Glass lightboard shipped?', answer: 'A. The LGS60 is crated and shipped by a white glove freight service. It is necessary to have a delivery address that will accommodate a semi-trailer truck. Redelivery will result in additional charges. Mounting hardware, markers and cleaning kit are shipped in a separate box. The table (LGS60T) is shipped directly from the factory via FedEx Ground in two packages. Shipping costs include crating, insurance, freight and delivery services.', answertwo: '', answerthree: '', answerfour: '', answerfive: '', answersix: '', answerseven: '', answereight: '', answernine: '', answerten: ''}, </text:p>
          </table:table-cell>
          <table:table-cell table:number-columns-repeated="1011"/>
        </table:table-row>
        <table:table-row table:style-name="ro14">
          <table:table-cell table:style-name="Default"/>
          <table:table-cell office:value-type="string" calcext:value-type="string">
            <text:p>Q. How long does it take to get my Learning Glass lightboard?</text:p>
          </table:table-cell>
          <table:table-cell table:style-name="ce8" office:value-type="string" calcext:value-type="string">
            <text:p>A. Most units are delivered within 3-4 weeks of order. International orders may take longer in transit, depending on location and time in customs.</text:p>
          </table:table-cell>
          <table:table-cell table:number-columns-repeated="9"/>
          <table:table-cell table:formula="of:=&quot;{&quot;&amp;[.$B$4]&amp;&quot;: '&quot;&amp;[.$B12]&amp;&quot;', &quot;&amp;[.$C$4]&amp;&quot;: '&quot;&amp;[.$C12]&amp;&quot;', &quot;&amp;[.$D$4]&amp;&quot;: '&quot;&amp;[.$D12]&amp;&quot;', &quot;&amp;[.$E$4]&amp;&quot;: '&quot;&amp;[.$E12]&amp;&quot;', &quot;&amp;[.$F$4]&amp;&quot;: '&quot;&amp;[.$F12]&amp;&quot;', &quot;&amp;[.$G$4]&amp;&quot;: '&quot;&amp;[.$G12]&amp;&quot;', &quot;&amp;[.$H$4]&amp;&quot;: '&quot;&amp;[.$H12]&amp;&quot;', &quot;&amp;[.$I$4]&amp;&quot;: '&quot;&amp;[.$I12]&amp;&quot;', &quot;&amp;[.$J$4]&amp;&quot;: '&quot;&amp;[.$J12]&amp;&quot;', &quot;&amp;[.$K$4]&amp;&quot;: '&quot;&amp;[.$K12]&amp;&quot;', &quot;&amp;[.$L$4]&amp;&quot;: '&quot;&amp;[.$L12]&amp;&quot;'}, &quot;" office:value-type="string" office:string-value="{question: 'Q. How long does it take to get my Learning Glass lightboard?', answer: 'A. Most units are delivered within 3-4 weeks of order. International orders may take longer in transit, depending on location and time in customs.', answertwo: '', answerthree: '', answerfour: '', answerfive: '', answersix: '', answerseven: '', answereight: '', answernine: '', answerten: ''}, " calcext:value-type="string">
            <text:p>{question: 'Q. How long does it take to get my Learning Glass lightboard?', answer: 'A. Most units are delivered within 3-4 weeks of order. International orders may take longer in transit, depending on location and time in customs.', answertwo: '', answerthree: '', answerfour: '', answerfive: '', answersix: '', answerseven: '', answereight: '', answernine: '', answerten: ''}, </text:p>
          </table:table-cell>
          <table:table-cell table:number-columns-repeated="1011"/>
        </table:table-row>
        <table:table-row table:style-name="ro15">
          <table:table-cell/>
          <table:table-cell office:value-type="string" calcext:value-type="string">
            <text:p>Q. Do you offer any discounts?</text:p>
          </table:table-cell>
          <table:table-cell table:style-name="ce8" office:value-type="string" calcext:value-type="string">
            <text:p>A. Yes, we offer a 10% educational discount. There are additional discounts available for purchases of multiple units.</text:p>
          </table:table-cell>
          <table:table-cell table:number-columns-repeated="9"/>
          <table:table-cell table:formula="of:=&quot;{&quot;&amp;[.$B$4]&amp;&quot;: '&quot;&amp;[.$B13]&amp;&quot;', &quot;&amp;[.$C$4]&amp;&quot;: '&quot;&amp;[.$C13]&amp;&quot;', &quot;&amp;[.$D$4]&amp;&quot;: '&quot;&amp;[.$D13]&amp;&quot;', &quot;&amp;[.$E$4]&amp;&quot;: '&quot;&amp;[.$E13]&amp;&quot;', &quot;&amp;[.$F$4]&amp;&quot;: '&quot;&amp;[.$F13]&amp;&quot;', &quot;&amp;[.$G$4]&amp;&quot;: '&quot;&amp;[.$G13]&amp;&quot;', &quot;&amp;[.$H$4]&amp;&quot;: '&quot;&amp;[.$H13]&amp;&quot;', &quot;&amp;[.$I$4]&amp;&quot;: '&quot;&amp;[.$I13]&amp;&quot;', &quot;&amp;[.$J$4]&amp;&quot;: '&quot;&amp;[.$J13]&amp;&quot;', &quot;&amp;[.$K$4]&amp;&quot;: '&quot;&amp;[.$K13]&amp;&quot;', &quot;&amp;[.$L$4]&amp;&quot;: '&quot;&amp;[.$L13]&amp;&quot;'}, &quot;" office:value-type="string" office:string-value="{question: 'Q. Do you offer any discounts?', answer: 'A. Yes, we offer a 10% educational discount. There are additional discounts available for purchases of multiple units.', answertwo: '', answerthree: '', answerfour: '', answerfive: '', answersix: '', answerseven: '', answereight: '', answernine: '', answerten: ''}, " calcext:value-type="string">
            <text:p>{question: 'Q. Do you offer any discounts?', answer: 'A. Yes, we offer a 10% educational discount. There are additional discounts available for purchases of multiple units.', answertwo: '', answerthree: '', answerfour: '', answerfive: '', answersix: '', answerseven: '', answereight: '', answernine: '', answerten: ''}, </text:p>
          </table:table-cell>
          <table:table-cell table:number-columns-repeated="1011"/>
        </table:table-row>
        <table:table-row table:style-name="ro15">
          <table:table-cell/>
          <table:table-cell office:value-type="string" calcext:value-type="string">
            <text:p>Q. What payment methods are accepted?</text:p>
          </table:table-cell>
          <table:table-cell table:style-name="ce8" office:value-type="string" calcext:value-type="string">
            <text:p>A. We accept Purchase Orders, wire transfers and mailed in checks. Net 30 terms are also available with a 50% deposit.</text:p>
          </table:table-cell>
          <table:table-cell table:number-columns-repeated="9"/>
          <table:table-cell table:formula="of:=&quot;{&quot;&amp;[.$B$4]&amp;&quot;: '&quot;&amp;[.$B14]&amp;&quot;', &quot;&amp;[.$C$4]&amp;&quot;: '&quot;&amp;[.$C14]&amp;&quot;', &quot;&amp;[.$D$4]&amp;&quot;: '&quot;&amp;[.$D14]&amp;&quot;', &quot;&amp;[.$E$4]&amp;&quot;: '&quot;&amp;[.$E14]&amp;&quot;', &quot;&amp;[.$F$4]&amp;&quot;: '&quot;&amp;[.$F14]&amp;&quot;', &quot;&amp;[.$G$4]&amp;&quot;: '&quot;&amp;[.$G14]&amp;&quot;', &quot;&amp;[.$H$4]&amp;&quot;: '&quot;&amp;[.$H14]&amp;&quot;', &quot;&amp;[.$I$4]&amp;&quot;: '&quot;&amp;[.$I14]&amp;&quot;', &quot;&amp;[.$J$4]&amp;&quot;: '&quot;&amp;[.$J14]&amp;&quot;', &quot;&amp;[.$K$4]&amp;&quot;: '&quot;&amp;[.$K14]&amp;&quot;', &quot;&amp;[.$L$4]&amp;&quot;: '&quot;&amp;[.$L14]&amp;&quot;'}, &quot;" office:value-type="string" office:string-value="{question: 'Q. What payment methods are accepted?', answer: 'A. We accept Purchase Orders, wire transfers and mailed in checks. Net 30 terms are also available with a 50% deposit.', answertwo: '', answerthree: '', answerfour: '', answerfive: '', answersix: '', answerseven: '', answereight: '', answernine: '', answerten: ''}, " calcext:value-type="string">
            <text:p>{question: 'Q. What payment methods are accepted?', answer: 'A. We accept Purchase Orders, wire transfers and mailed in checks. Net 30 terms are also available with a 50% deposit.', answertwo: '', answerthree: '', answerfour: '', answerfive: '', answersix: '', answerseven: '', answereight: '', answernine: '', answerten: ''}, </text:p>
          </table:table-cell>
          <table:table-cell table:number-columns-repeated="1011"/>
        </table:table-row>
        <table:table-row table:style-name="ro16">
          <table:table-cell/>
          <table:table-cell office:value-type="string" calcext:value-type="string">
            <text:p>Q. What kind of warranty do you have?</text:p>
          </table:table-cell>
          <table:table-cell table:style-name="ce8" office:value-type="string" calcext:value-type="string">
            <text:p>A. We have a one-year unconditional warranty on the Learning Glass unit. The table has a limited 5-year warranty. Contact us for details on warranty for Studio Package components.</text:p>
          </table:table-cell>
          <table:table-cell table:number-columns-repeated="9"/>
          <table:table-cell table:formula="of:=&quot;{&quot;&amp;[.$B$4]&amp;&quot;: '&quot;&amp;[.$B15]&amp;&quot;', &quot;&amp;[.$C$4]&amp;&quot;: '&quot;&amp;[.$C15]&amp;&quot;', &quot;&amp;[.$D$4]&amp;&quot;: '&quot;&amp;[.$D15]&amp;&quot;', &quot;&amp;[.$E$4]&amp;&quot;: '&quot;&amp;[.$E15]&amp;&quot;', &quot;&amp;[.$F$4]&amp;&quot;: '&quot;&amp;[.$F15]&amp;&quot;', &quot;&amp;[.$G$4]&amp;&quot;: '&quot;&amp;[.$G15]&amp;&quot;', &quot;&amp;[.$H$4]&amp;&quot;: '&quot;&amp;[.$H15]&amp;&quot;', &quot;&amp;[.$I$4]&amp;&quot;: '&quot;&amp;[.$I15]&amp;&quot;', &quot;&amp;[.$J$4]&amp;&quot;: '&quot;&amp;[.$J15]&amp;&quot;', &quot;&amp;[.$K$4]&amp;&quot;: '&quot;&amp;[.$K15]&amp;&quot;', &quot;&amp;[.$L$4]&amp;&quot;: '&quot;&amp;[.$L15]&amp;&quot;'}, &quot;" office:value-type="string" office:string-value="{question: 'Q. What kind of warranty do you have?', answer: 'A. We have a one-year unconditional warranty on the Learning Glass unit. The table has a limited 5-year warranty. Contact us for details on warranty for Studio Package components.', answertwo: '', answerthree: '', answerfour: '', answerfive: '', answersix: '', answerseven: '', answereight: '', answernine: '', answerten: ''}, " calcext:value-type="string">
            <text:p>{question: 'Q. What kind of warranty do you have?', answer: 'A. We have a one-year unconditional warranty on the Learning Glass unit. The table has a limited 5-year warranty. Contact us for details on warranty for Studio Package components.', answertwo: '', answerthree: '', answerfour: '', answerfive: '', answersix: '', answerseven: '', answereight: '', answernine: '', answerten: ''}, </text:p>
          </table:table-cell>
          <table:table-cell table:number-columns-repeated="1011"/>
        </table:table-row>
        <table:table-row table:style-name="ro17">
          <table:table-cell table:style-name="Default"/>
          <table:table-cell office:value-type="string" calcext:value-type="string">
            <text:p>Q. Can I get assistance setting up my studio?</text:p>
          </table:table-cell>
          <table:table-cell table:style-name="ce8" office:value-type="string" calcext:value-type="string">
            <text:p>A. Yes, we have an AV team available for installation and training for an additional charge. Training and support is available to advise on topics such as increasing faculty use, best practices for creating engaging videos, streaming content, configuring for video switching and streaming, integrating a one-button approach.</text:p>
          </table:table-cell>
          <table:table-cell table:number-columns-repeated="9"/>
          <table:table-cell table:formula="of:=&quot;{&quot;&amp;[.$B$4]&amp;&quot;: '&quot;&amp;[.$B16]&amp;&quot;', &quot;&amp;[.$C$4]&amp;&quot;: '&quot;&amp;[.$C16]&amp;&quot;', &quot;&amp;[.$D$4]&amp;&quot;: '&quot;&amp;[.$D16]&amp;&quot;', &quot;&amp;[.$E$4]&amp;&quot;: '&quot;&amp;[.$E16]&amp;&quot;', &quot;&amp;[.$F$4]&amp;&quot;: '&quot;&amp;[.$F16]&amp;&quot;', &quot;&amp;[.$G$4]&amp;&quot;: '&quot;&amp;[.$G16]&amp;&quot;', &quot;&amp;[.$H$4]&amp;&quot;: '&quot;&amp;[.$H16]&amp;&quot;', &quot;&amp;[.$I$4]&amp;&quot;: '&quot;&amp;[.$I16]&amp;&quot;', &quot;&amp;[.$J$4]&amp;&quot;: '&quot;&amp;[.$J16]&amp;&quot;', &quot;&amp;[.$K$4]&amp;&quot;: '&quot;&amp;[.$K16]&amp;&quot;', &quot;&amp;[.$L$4]&amp;&quot;: '&quot;&amp;[.$L16]&amp;&quot;'}, &quot;" office:value-type="string" office:string-value="{question: 'Q. Can I get assistance setting up my studio?', answer: 'A. Yes, we have an AV team available for installation and training for an additional charge. Training and support is available to advise on topics such as increasing faculty use, best practices for creating engaging videos, streaming content, configuring for video switching and streaming, integrating a one-button approach.', answertwo: '', answerthree: '', answerfour: '', answerfive: '', answersix: '', answerseven: '', answereight: '', answernine: '', answerten: ''}, " calcext:value-type="string">
            <text:p>{question: 'Q. Can I get assistance setting up my studio?', answer: 'A. Yes, we have an AV team available for installation and training for an additional charge. Training and support is available to advise on topics such as increasing faculty use, best practices for creating engaging videos, streaming content, configuring for video switching and streaming, integrating a one-button approach.', answertwo: '', answerthree: '', answerfour: '', answerfive: '', answersix: '', answerseven: '', answereight: '', answernine: '', answerten: ''}, </text:p>
          </table:table-cell>
          <table:table-cell table:number-columns-repeated="1011"/>
        </table:table-row>
        <table:table-row table:style-name="ro18">
          <table:table-cell table:style-name="Default"/>
          <table:table-cell office:value-type="string" calcext:value-type="string">
            <text:p>Q. Do you work with integrators?</text:p>
          </table:table-cell>
          <table:table-cell table:style-name="ce8" office:value-type="string" calcext:value-type="string">
            <text:p>A. Yes, we have an AV integrator program. Please contact us at mcctwright@outlook.com</text:p>
          </table:table-cell>
          <table:table-cell table:number-columns-repeated="9"/>
          <table:table-cell table:formula="of:=&quot;{&quot;&amp;[.$B$4]&amp;&quot;: '&quot;&amp;[.$B17]&amp;&quot;', &quot;&amp;[.$C$4]&amp;&quot;: '&quot;&amp;[.$C17]&amp;&quot;', &quot;&amp;[.$D$4]&amp;&quot;: '&quot;&amp;[.$D17]&amp;&quot;', &quot;&amp;[.$E$4]&amp;&quot;: '&quot;&amp;[.$E17]&amp;&quot;', &quot;&amp;[.$F$4]&amp;&quot;: '&quot;&amp;[.$F17]&amp;&quot;', &quot;&amp;[.$G$4]&amp;&quot;: '&quot;&amp;[.$G17]&amp;&quot;', &quot;&amp;[.$H$4]&amp;&quot;: '&quot;&amp;[.$H17]&amp;&quot;', &quot;&amp;[.$I$4]&amp;&quot;: '&quot;&amp;[.$I17]&amp;&quot;', &quot;&amp;[.$J$4]&amp;&quot;: '&quot;&amp;[.$J17]&amp;&quot;', &quot;&amp;[.$K$4]&amp;&quot;: '&quot;&amp;[.$K17]&amp;&quot;', &quot;&amp;[.$L$4]&amp;&quot;: '&quot;&amp;[.$L17]&amp;&quot;'}, &quot;" office:value-type="string" office:string-value="{question: 'Q. Do you work with integrators?', answer: 'A. Yes, we have an AV integrator program. Please contact us at mcctwright@outlook.com', answertwo: '', answerthree: '', answerfour: '', answerfive: '', answersix: '', answerseven: '', answereight: '', answernine: '', answerten: ''}, " calcext:value-type="string">
            <text:p>{question: 'Q. Do you work with integrators?', answer: 'A. Yes, we have an AV integrator program. Please contact us at mcctwright@outlook.com', answertwo: '', answerthree: '', answerfour: '', answerfive: '', answersix: '', answerseven: '', answereight: '', answernine: '', answerten: ''}, </text:p>
          </table:table-cell>
          <table:table-cell table:number-columns-repeated="1011"/>
        </table:table-row>
        <table:table-row table:style-name="ro16">
          <table:table-cell table:style-name="Default"/>
          <table:table-cell office:value-type="string" calcext:value-type="string">
            <text:p>Q. Can I get additional support?</text:p>
          </table:table-cell>
          <table:table-cell table:style-name="ce8" office:value-type="string" calcext:value-type="string">
            <text:p>A. We are available M-F 9-5 PST (or by appointment for international customers). You can email us at mcctwright@outlook.com and we will generally get back to you within 24 hours.</text:p>
          </table:table-cell>
          <table:table-cell table:number-columns-repeated="9"/>
          <table:table-cell table:formula="of:=&quot;{&quot;&amp;[.$B$4]&amp;&quot;: '&quot;&amp;[.$B18]&amp;&quot;', &quot;&amp;[.$C$4]&amp;&quot;: '&quot;&amp;[.$C18]&amp;&quot;', &quot;&amp;[.$D$4]&amp;&quot;: '&quot;&amp;[.$D18]&amp;&quot;', &quot;&amp;[.$E$4]&amp;&quot;: '&quot;&amp;[.$E18]&amp;&quot;', &quot;&amp;[.$F$4]&amp;&quot;: '&quot;&amp;[.$F18]&amp;&quot;', &quot;&amp;[.$G$4]&amp;&quot;: '&quot;&amp;[.$G18]&amp;&quot;', &quot;&amp;[.$H$4]&amp;&quot;: '&quot;&amp;[.$H18]&amp;&quot;', &quot;&amp;[.$I$4]&amp;&quot;: '&quot;&amp;[.$I18]&amp;&quot;', &quot;&amp;[.$J$4]&amp;&quot;: '&quot;&amp;[.$J18]&amp;&quot;', &quot;&amp;[.$K$4]&amp;&quot;: '&quot;&amp;[.$K18]&amp;&quot;', &quot;&amp;[.$L$4]&amp;&quot;: '&quot;&amp;[.$L18]&amp;&quot;'}, &quot;" office:value-type="string" office:string-value="{question: 'Q. Can I get additional support?', answer: 'A. We are available M-F 9-5 PST (or by appointment for international customers). You can email us at mcctwright@outlook.com and we will generally get back to you within 24 hours.', answertwo: '', answerthree: '', answerfour: '', answerfive: '', answersix: '', answerseven: '', answereight: '', answernine: '', answerten: ''}, " calcext:value-type="string">
            <text:p>{question: 'Q. Can I get additional support?', answer: 'A. We are available M-F 9-5 PST (or by appointment for international customers). You can email us at mcctwright@outlook.com and we will generally get back to you within 24 hours.', answertwo: '', answerthree: '', answerfour: '', answerfive: '', answersix: '', answerseven: '', answereight: '', answernine: '', answerten: ''}, </text:p>
          </table:table-cell>
          <table:table-cell table:number-columns-repeated="1011"/>
        </table:table-row>
        <table:table-row table:style-name="ro1">
          <table:table-cell table:style-name="Default"/>
          <table:table-cell table:number-columns-repeated="1023"/>
        </table:table-row>
        <table:table-row table:style-name="ro1" table:number-rows-repeated="3">
          <table:table-cell table:number-columns-repeated="1024"/>
        </table:table-row>
        <table:table-row table:style-name="ro1" table:number-rows-repeated="2">
          <table:table-cell table:style-name="Default"/>
          <table:table-cell table:number-columns-repeated="1023"/>
        </table:table-row>
        <table:table-row table:style-name="ro1" table:number-rows-repeated="1048551">
          <table:table-cell table:number-columns-repeated="1024"/>
        </table:table-row>
        <table:table-row table:style-name="ro1">
          <table:table-cell table:number-columns-repeated="1024"/>
        </table:table-row>
      </table:table>
      <table:table table:name="Privacy" table:style-name="ta1">
        <table:table-column table:style-name="co1" table:default-cell-style-name="ce1"/>
        <table:table-column table:style-name="co10" table:default-cell-style-name="ce1"/>
        <table:table-column table:style-name="co11" table:default-cell-style-name="ce1"/>
        <table:table-column table:style-name="co7" table:default-cell-style-name="ce1"/>
        <table:table-column table:style-name="co1" table:number-columns-repeated="1016" table:default-cell-style-name="ce1"/>
        <table:table-row table:style-name="ro1" table:number-rows-repeated="2">
          <table:table-cell table:number-columns-repeated="1020"/>
        </table:table-row>
        <table:table-row table:style-name="ro1">
          <table:table-cell table:number-columns-repeated="3"/>
          <table:table-cell table:style-name="ce2"/>
          <table:table-cell table:number-columns-repeated="1016"/>
        </table:table-row>
        <table:table-row table:style-name="ro1">
          <table:table-cell/>
          <table:table-cell table:style-name="ce2" office:value-type="string" calcext:value-type="string">
            <text:p>Privacy</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Privacy.create([" calcext:value-type="string">
            <text:p>Privacy.create([</text:p>
          </table:table-cell>
          <table:table-cell table:number-columns-repeated="1016"/>
        </table:table-row>
        <table:table-row table:style-name="ro19">
          <table:table-cell/>
          <table:table-cell table:style-name="ce11" office:value-type="string" calcext:value-type="string">
            <text:p>Privacy Policy</text:p>
          </table:table-cell>
          <table:table-cell/>
          <table:table-cell table:formula="of:=&quot;{&quot;&amp;[.$B$5]&amp;&quot;: '&quot;&amp;[.$B6]&amp;&quot;'}, &quot;" office:value-type="string" office:string-value="{item: 'Privacy Policy'}, " calcext:value-type="string">
            <text:p>{item: 'Privacy Policy'}, </text:p>
          </table:table-cell>
          <table:table-cell table:number-columns-repeated="1016"/>
        </table:table-row>
        <table:table-row table:style-name="ro19">
          <table:table-cell/>
          <table:table-cell table:style-name="ce11" office:value-type="string" calcext:value-type="string">
            <text:p>Effective date: August 06, 2018</text:p>
          </table:table-cell>
          <table:table-cell/>
          <table:table-cell table:formula="of:=&quot;{&quot;&amp;[.$B$5]&amp;&quot;: '&quot;&amp;[.$B7]&amp;&quot;'}, &quot;" office:value-type="string" office:string-value="{item: 'Effective date: August 06, 2018'}, " calcext:value-type="string">
            <text:p>{item: 'Effective date: August 06, 2018'},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8]&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Cartwright Learning Glass Solution. (“us”, “we”, or “our”) operates the Cartwright Learning Glass Solution website (hereinafter referred to as the “Service”).</text:p>
          </table:table-cell>
          <table:table-cell/>
          <table:table-cell table:formula="of:=&quot;{&quot;&amp;[.$B$5]&amp;&quot;: '&quot;&amp;[.$B9]&amp;&quot;'}, &quot;" office:value-type="string" office:string-value="{item: 'Cartwright Learning Glass Solution. (“us”, “we”, or “our”) operates the Cartwright Learning Glass Solution website (hereinafter referred to as the “Service”).'}, " calcext:value-type="string">
            <text:p>{item: 'Cartwright Learning Glass Solution. (“us”, “we”, or “our”) operates the Cartwright Learning Glass Solution website (hereinafter referred to as the “Servic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0]&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This page informs you of our policies regarding the collection, use and disclosure of personal data when you use our Service and the choices you have associated with that data.</text:p>
          </table:table-cell>
          <table:table-cell/>
          <table:table-cell table:formula="of:=&quot;{&quot;&amp;[.$B$5]&amp;&quot;: '&quot;&amp;[.$B11]&amp;&quot;'}, &quot;" office:value-type="string" office:string-value="{item: 'This page informs you of our policies regarding the collection, use and disclosure of personal data when you use our Service and the choices you have associated with that data.'}, " calcext:value-type="string">
            <text:p>{item: 'This page informs you of our policies regarding the collection, use and disclosure of personal data when you use our Service and the choices you have associated with that data.'},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2]&amp;&quot;'}, &quot;" office:value-type="string" office:string-value="{item: '&lt;p&gt;'}, " calcext:value-type="string">
            <text:p>{item: '&lt;p&gt;'}, </text:p>
          </table:table-cell>
          <table:table-cell table:number-columns-repeated="1016"/>
        </table:table-row>
        <table:table-row table:style-name="ro21">
          <table:table-cell/>
          <table:table-cell table:style-name="ce11" office:value-type="string" calcext:value-type="string">
            <text:p>We use your data to provide and improve the Service. By using the Service, you agree to the collection and use of information in accordance with this policy. Unless otherwise defined in this Privacy Policy, the terms used in this Privacy Policy have the same meanings as in our Terms and Conditions, accessible from Cartwright Learning Glass Solution</text:p>
          </table:table-cell>
          <table:table-cell/>
          <table:table-cell table:formula="of:=&quot;{&quot;&amp;[.$B$5]&amp;&quot;: '&quot;&amp;[.$B13]&amp;&quot;'}, &quot;" office:value-type="string" office:string-value="{item: 'We use your data to provide and improve the Service. By using the Service, you agree to the collection and use of information in accordance with this policy. Unless otherwise defined in this Privacy Policy, the terms used in this Privacy Policy have the same meanings as in our Terms and Conditions, accessible from Cartwright Learning Glass Solution'}, " calcext:value-type="string">
            <text:p>{item: 'We use your data to provide and improve the Service. By using the Service, you agree to the collection and use of information in accordance with this policy. Unless otherwise defined in this Privacy Policy, the terms used in this Privacy Policy have the same meanings as in our Terms and Conditions, accessible from Cartwright Learning Glass Solutio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4]&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DEFINITIONS</text:p>
          </table:table-cell>
          <table:table-cell/>
          <table:table-cell table:formula="of:=&quot;{&quot;&amp;[.$B$5]&amp;&quot;: '&quot;&amp;[.$B15]&amp;&quot;'}, &quot;" office:value-type="string" office:string-value="{item: 'DEFINITIONS'}, " calcext:value-type="string">
            <text:p>{item: 'DEFINITIONS'}, </text:p>
          </table:table-cell>
          <table:table-cell table:number-columns-repeated="1016"/>
        </table:table-row>
        <table:table-row table:style-name="ro19">
          <table:table-cell/>
          <table:table-cell table:style-name="ce11" office:value-type="string" calcext:value-type="string">
            <text:p>Service</text:p>
          </table:table-cell>
          <table:table-cell/>
          <table:table-cell table:formula="of:=&quot;{&quot;&amp;[.$B$5]&amp;&quot;: '&quot;&amp;[.$B16]&amp;&quot;'}, &quot;" office:value-type="string" office:string-value="{item: 'Service'}, " calcext:value-type="string">
            <text:p>{item: 'Service'}, </text:p>
          </table:table-cell>
          <table:table-cell table:number-columns-repeated="1016"/>
        </table:table-row>
        <table:table-row table:style-name="ro20">
          <table:table-cell/>
          <table:table-cell table:style-name="ce11" office:value-type="string" calcext:value-type="string">
            <text:p>Service is the Cartwright Learning Glass Solution website operated by Cartwright Learning Glass Solution</text:p>
          </table:table-cell>
          <table:table-cell/>
          <table:table-cell table:formula="of:=&quot;{&quot;&amp;[.$B$5]&amp;&quot;: '&quot;&amp;[.$B17]&amp;&quot;'}, &quot;" office:value-type="string" office:string-value="{item: 'Service is the Cartwright Learning Glass Solution website operated by Cartwright Learning Glass Solution'}, " calcext:value-type="string">
            <text:p>{item: 'Service is the Cartwright Learning Glass Solution website operated by Cartwright Learning Glass Solutio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8]&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Personal Data</text:p>
          </table:table-cell>
          <table:table-cell/>
          <table:table-cell table:formula="of:=&quot;{&quot;&amp;[.$B$5]&amp;&quot;: '&quot;&amp;[.$B19]&amp;&quot;'}, &quot;" office:value-type="string" office:string-value="{item: 'Personal Data'}, " calcext:value-type="string">
            <text:p>{item: 'Personal Data'}, </text:p>
          </table:table-cell>
          <table:table-cell table:number-columns-repeated="1016"/>
        </table:table-row>
        <table:table-row table:style-name="ro20">
          <table:table-cell/>
          <table:table-cell table:style-name="ce11" office:value-type="string" calcext:value-type="string">
            <text:p>Personal Data means data about a living individual who can be identified from those data (or from those and other information either in our possession or likely to come into our possession).</text:p>
          </table:table-cell>
          <table:table-cell/>
          <table:table-cell table:formula="of:=&quot;{&quot;&amp;[.$B$5]&amp;&quot;: '&quot;&amp;[.$B20]&amp;&quot;'}, &quot;" office:value-type="string" office:string-value="{item: 'Personal Data means data about a living individual who can be identified from those data (or from those and other information either in our possession or likely to come into our possession).'}, " calcext:value-type="string">
            <text:p>{item: 'Personal Data means data about a living individual who can be identified from those data (or from those and other information either in our possession or likely to come into our possessio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21]&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Usage Data</text:p>
          </table:table-cell>
          <table:table-cell/>
          <table:table-cell table:formula="of:=&quot;{&quot;&amp;[.$B$5]&amp;&quot;: '&quot;&amp;[.$B22]&amp;&quot;'}, &quot;" office:value-type="string" office:string-value="{item: 'Usage Data'}, " calcext:value-type="string">
            <text:p>{item: 'Usage Data'}, </text:p>
          </table:table-cell>
          <table:table-cell table:number-columns-repeated="1016"/>
        </table:table-row>
        <table:table-row table:style-name="ro20">
          <table:table-cell/>
          <table:table-cell table:style-name="ce11" office:value-type="string" calcext:value-type="string">
            <text:p>Usage Data is data collected automatically either generated by the use of the Service or from the Service infrastructure itself (for example, the duration of a page visit).</text:p>
          </table:table-cell>
          <table:table-cell/>
          <table:table-cell table:formula="of:=&quot;{&quot;&amp;[.$B$5]&amp;&quot;: '&quot;&amp;[.$B23]&amp;&quot;'}, &quot;" office:value-type="string" office:string-value="{item: 'Usage Data is data collected automatically either generated by the use of the Service or from the Service infrastructure itself (for example, the duration of a page visit).'}, " calcext:value-type="string">
            <text:p>{item: 'Usage Data is data collected automatically either generated by the use of the Service or from the Service infrastructure itself (for example, the duration of a page visit).'},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24]&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Cookies</text:p>
          </table:table-cell>
          <table:table-cell/>
          <table:table-cell table:formula="of:=&quot;{&quot;&amp;[.$B$5]&amp;&quot;: '&quot;&amp;[.$B25]&amp;&quot;'}, &quot;" office:value-type="string" office:string-value="{item: 'Cookies'}, " calcext:value-type="string">
            <text:p>{item: 'Cookies'}, </text:p>
          </table:table-cell>
          <table:table-cell table:number-columns-repeated="1016"/>
        </table:table-row>
        <table:table-row table:style-name="ro19">
          <table:table-cell/>
          <table:table-cell table:style-name="ce11" office:value-type="string" calcext:value-type="string">
            <text:p>Cookies are small files stored on your device (computer or mobile device).</text:p>
          </table:table-cell>
          <table:table-cell/>
          <table:table-cell table:formula="of:=&quot;{&quot;&amp;[.$B$5]&amp;&quot;: '&quot;&amp;[.$B26]&amp;&quot;'}, &quot;" office:value-type="string" office:string-value="{item: 'Cookies are small files stored on your device (computer or mobile device).'}, " calcext:value-type="string">
            <text:p>{item: 'Cookies are small files stored on your device (computer or mobile devic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27]&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Data Controller</text:p>
          </table:table-cell>
          <table:table-cell/>
          <table:table-cell table:formula="of:=&quot;{&quot;&amp;[.$B$5]&amp;&quot;: '&quot;&amp;[.$B28]&amp;&quot;'}, &quot;" office:value-type="string" office:string-value="{item: 'Data Controller'}, " calcext:value-type="string">
            <text:p>{item: 'Data Controller'}, </text:p>
          </table:table-cell>
          <table:table-cell table:number-columns-repeated="1016"/>
        </table:table-row>
        <table:table-row table:style-name="ro4">
          <table:table-cell/>
          <table:table-cell table:style-name="ce11" office:value-type="string" calcext:value-type="string">
            <text:p>Data Controller means the natural or legal person who (either alone or jointly or in common with other persons) determines the purposes for which and the manner in which any personal information are, or are to be, processed.</text:p>
          </table:table-cell>
          <table:table-cell/>
          <table:table-cell table:formula="of:=&quot;{&quot;&amp;[.$B$5]&amp;&quot;: '&quot;&amp;[.$B29]&amp;&quot;'}, &quot;" office:value-type="string" office:string-value="{item: 'Data Controller means the natural or legal person who (either alone or jointly or in common with other persons) determines the purposes for which and the manner in which any personal information are, or are to be, processed.'}, " calcext:value-type="string">
            <text:p>{item: 'Data Controller means the natural or legal person who (either alone or jointly or in common with other persons) determines the purposes for which and the manner in which any personal information are, or are to be, processed.'},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30]&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For the purpose of this Privacy Policy, we are a Data Controller of your Personal Data.</text:p>
          </table:table-cell>
          <table:table-cell/>
          <table:table-cell table:formula="of:=&quot;{&quot;&amp;[.$B$5]&amp;&quot;: '&quot;&amp;[.$B31]&amp;&quot;'}, &quot;" office:value-type="string" office:string-value="{item: 'For the purpose of this Privacy Policy, we are a Data Controller of your Personal Data.'}, " calcext:value-type="string">
            <text:p>{item: 'For the purpose of this Privacy Policy, we are a Data Controller of your Personal Data.'},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32]&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Data Processors (or Service Providers)</text:p>
          </table:table-cell>
          <table:table-cell/>
          <table:table-cell table:formula="of:=&quot;{&quot;&amp;[.$B$5]&amp;&quot;: '&quot;&amp;[.$B33]&amp;&quot;'}, &quot;" office:value-type="string" office:string-value="{item: 'Data Processors (or Service Providers)'}, " calcext:value-type="string">
            <text:p>{item: 'Data Processors (or Service Providers)'}, </text:p>
          </table:table-cell>
          <table:table-cell table:number-columns-repeated="1016"/>
        </table:table-row>
        <table:table-row table:style-name="ro20">
          <table:table-cell/>
          <table:table-cell table:style-name="ce11" office:value-type="string" calcext:value-type="string">
            <text:p>Data Processor (or Service Provider) means any natural or legal person who processes the data on behalf of the Data Controller.</text:p>
          </table:table-cell>
          <table:table-cell/>
          <table:table-cell table:formula="of:=&quot;{&quot;&amp;[.$B$5]&amp;&quot;: '&quot;&amp;[.$B34]&amp;&quot;'}, &quot;" office:value-type="string" office:string-value="{item: 'Data Processor (or Service Provider) means any natural or legal person who processes the data on behalf of the Data Controller.'}, " calcext:value-type="string">
            <text:p>{item: 'Data Processor (or Service Provider) means any natural or legal person who processes the data on behalf of the Data Controller.'},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35]&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We may use the services of various Service Providers in order to process your data more effectively.</text:p>
          </table:table-cell>
          <table:table-cell/>
          <table:table-cell table:formula="of:=&quot;{&quot;&amp;[.$B$5]&amp;&quot;: '&quot;&amp;[.$B36]&amp;&quot;'}, &quot;" office:value-type="string" office:string-value="{item: 'We may use the services of various Service Providers in order to process your data more effectively.'}, " calcext:value-type="string">
            <text:p>{item: 'We may use the services of various Service Providers in order to process your data more effectively.'},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37]&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Data Subject (or User)</text:p>
          </table:table-cell>
          <table:table-cell/>
          <table:table-cell table:formula="of:=&quot;{&quot;&amp;[.$B$5]&amp;&quot;: '&quot;&amp;[.$B38]&amp;&quot;'}, &quot;" office:value-type="string" office:string-value="{item: 'Data Subject (or User)'}, " calcext:value-type="string">
            <text:p>{item: 'Data Subject (or User)'}, </text:p>
          </table:table-cell>
          <table:table-cell table:number-columns-repeated="1016"/>
        </table:table-row>
        <table:table-row table:style-name="ro19">
          <table:table-cell/>
          <table:table-cell table:style-name="ce11" office:value-type="string" calcext:value-type="string">
            <text:p>Data Subject is any living individual who is using our Service and is the subject of Personal Data.</text:p>
          </table:table-cell>
          <table:table-cell/>
          <table:table-cell table:formula="of:=&quot;{&quot;&amp;[.$B$5]&amp;&quot;: '&quot;&amp;[.$B39]&amp;&quot;'}, &quot;" office:value-type="string" office:string-value="{item: 'Data Subject is any living individual who is using our Service and is the subject of Personal Data.'}, " calcext:value-type="string">
            <text:p>{item: 'Data Subject is any living individual who is using our Service and is the subject of Personal Data.'},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40]&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INFORMATION COLLECTION AND USE</text:p>
          </table:table-cell>
          <table:table-cell/>
          <table:table-cell table:formula="of:=&quot;{&quot;&amp;[.$B$5]&amp;&quot;: '&quot;&amp;[.$B41]&amp;&quot;'}, &quot;" office:value-type="string" office:string-value="{item: 'INFORMATION COLLECTION AND USE'}, " calcext:value-type="string">
            <text:p>{item: 'INFORMATION COLLECTION AND USE'}, </text:p>
          </table:table-cell>
          <table:table-cell table:number-columns-repeated="1016"/>
        </table:table-row>
        <table:table-row table:style-name="ro20">
          <table:table-cell/>
          <table:table-cell table:style-name="ce11" office:value-type="string" calcext:value-type="string">
            <text:p>We collect several different types of information for various purposes to provide and improve our Service to you.</text:p>
          </table:table-cell>
          <table:table-cell/>
          <table:table-cell table:formula="of:=&quot;{&quot;&amp;[.$B$5]&amp;&quot;: '&quot;&amp;[.$B42]&amp;&quot;'}, &quot;" office:value-type="string" office:string-value="{item: 'We collect several different types of information for various purposes to provide and improve our Service to you.'}, " calcext:value-type="string">
            <text:p>{item: 'We collect several different types of information for various purposes to provide and improve our Service to you.'},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43]&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Types of Data Collected</text:p>
          </table:table-cell>
          <table:table-cell/>
          <table:table-cell table:formula="of:=&quot;{&quot;&amp;[.$B$5]&amp;&quot;: '&quot;&amp;[.$B44]&amp;&quot;'}, &quot;" office:value-type="string" office:string-value="{item: 'Types of Data Collected'}, " calcext:value-type="string">
            <text:p>{item: 'Types of Data Collected'}, </text:p>
          </table:table-cell>
          <table:table-cell table:number-columns-repeated="1016"/>
        </table:table-row>
        <table:table-row table:style-name="ro19">
          <table:table-cell/>
          <table:table-cell table:style-name="ce11" office:value-type="string" calcext:value-type="string">
            <text:p>Personal Data</text:p>
          </table:table-cell>
          <table:table-cell/>
          <table:table-cell table:formula="of:=&quot;{&quot;&amp;[.$B$5]&amp;&quot;: '&quot;&amp;[.$B45]&amp;&quot;'}, &quot;" office:value-type="string" office:string-value="{item: 'Personal Data'}, " calcext:value-type="string">
            <text:p>{item: 'Personal Data'}, </text:p>
          </table:table-cell>
          <table:table-cell table:number-columns-repeated="1016"/>
        </table:table-row>
        <table:table-row table:style-name="ro4">
          <table:table-cell/>
          <table:table-cell table:style-name="ce11" office:value-type="string" calcext:value-type="string">
            <text:p>While using our Service, we may ask you to provide us with certain personally identifiable information that can be used to contact or identify you (“Personal Data”). Personally identifiable information may include, but is not limited to:</text:p>
          </table:table-cell>
          <table:table-cell/>
          <table:table-cell table:formula="of:=&quot;{&quot;&amp;[.$B$5]&amp;&quot;: '&quot;&amp;[.$B46]&amp;&quot;'}, &quot;" office:value-type="string" office:string-value="{item: 'While using our Service, we may ask you to provide us with certain personally identifiable information that can be used to contact or identify you (“Personal Data”). Personally identifiable information may include, but is not limited to:'}, " calcext:value-type="string">
            <text:p>{item: 'While using our Service, we may ask you to provide us with certain personally identifiable information that can be used to contact or identify you (“Personal Data”). Personally identifiable information may include, but is not limited to:'},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47]&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Email address</text:p>
          </table:table-cell>
          <table:table-cell/>
          <table:table-cell table:formula="of:=&quot;{&quot;&amp;[.$B$5]&amp;&quot;: '&quot;&amp;[.$B48]&amp;&quot;'}, &quot;" office:value-type="string" office:string-value="{item: 'Email address'}, " calcext:value-type="string">
            <text:p>{item: 'Email address'}, </text:p>
          </table:table-cell>
          <table:table-cell table:number-columns-repeated="1016"/>
        </table:table-row>
        <table:table-row table:style-name="ro19">
          <table:table-cell/>
          <table:table-cell table:style-name="ce11" office:value-type="string" calcext:value-type="string">
            <text:p>First name and last name</text:p>
          </table:table-cell>
          <table:table-cell/>
          <table:table-cell table:formula="of:=&quot;{&quot;&amp;[.$B$5]&amp;&quot;: '&quot;&amp;[.$B49]&amp;&quot;'}, &quot;" office:value-type="string" office:string-value="{item: 'First name and last name'}, " calcext:value-type="string">
            <text:p>{item: 'First name and last name'}, </text:p>
          </table:table-cell>
          <table:table-cell table:number-columns-repeated="1016"/>
        </table:table-row>
        <table:table-row table:style-name="ro19">
          <table:table-cell/>
          <table:table-cell table:style-name="ce11" office:value-type="string" calcext:value-type="string">
            <text:p>Phone number</text:p>
          </table:table-cell>
          <table:table-cell/>
          <table:table-cell table:formula="of:=&quot;{&quot;&amp;[.$B$5]&amp;&quot;: '&quot;&amp;[.$B50]&amp;&quot;'}, &quot;" office:value-type="string" office:string-value="{item: 'Phone number'}, " calcext:value-type="string">
            <text:p>{item: 'Phone number'}, </text:p>
          </table:table-cell>
          <table:table-cell table:number-columns-repeated="1016"/>
        </table:table-row>
        <table:table-row table:style-name="ro19">
          <table:table-cell/>
          <table:table-cell table:style-name="ce11" office:value-type="string" calcext:value-type="string">
            <text:p>Address, State, Province, ZIP/Postal code, City</text:p>
          </table:table-cell>
          <table:table-cell/>
          <table:table-cell table:formula="of:=&quot;{&quot;&amp;[.$B$5]&amp;&quot;: '&quot;&amp;[.$B51]&amp;&quot;'}, &quot;" office:value-type="string" office:string-value="{item: 'Address, State, Province, ZIP/Postal code, City'}, " calcext:value-type="string">
            <text:p>{item: 'Address, State, Province, ZIP/Postal code, City'}, </text:p>
          </table:table-cell>
          <table:table-cell table:number-columns-repeated="1016"/>
        </table:table-row>
        <table:table-row table:style-name="ro19">
          <table:table-cell/>
          <table:table-cell table:style-name="ce11" office:value-type="string" calcext:value-type="string">
            <text:p>Cookies and Usage Data</text:p>
          </table:table-cell>
          <table:table-cell/>
          <table:table-cell table:formula="of:=&quot;{&quot;&amp;[.$B$5]&amp;&quot;: '&quot;&amp;[.$B52]&amp;&quot;'}, &quot;" office:value-type="string" office:string-value="{item: 'Cookies and Usage Data'}, " calcext:value-type="string">
            <text:p>{item: 'Cookies and Usage Data'}, </text:p>
          </table:table-cell>
          <table:table-cell table:number-columns-repeated="1016"/>
        </table:table-row>
        <table:table-row table:style-name="ro4">
          <table:table-cell/>
          <table:table-cell table:style-name="ce11" office:value-type="string" calcext:value-type="string">
            <text:p>We may use your Personal Data to contact you with newsletters, marketing or promotional materials and other information that may be of interest to you. You may opt out of receiving any, or all, of these communications from us by contacting us.</text:p>
          </table:table-cell>
          <table:table-cell/>
          <table:table-cell table:formula="of:=&quot;{&quot;&amp;[.$B$5]&amp;&quot;: '&quot;&amp;[.$B53]&amp;&quot;'}, &quot;" office:value-type="string" office:string-value="{item: 'We may use your Personal Data to contact you with newsletters, marketing or promotional materials and other information that may be of interest to you. You may opt out of receiving any, or all, of these communications from us by contacting us.'}, " calcext:value-type="string">
            <text:p>{item: 'We may use your Personal Data to contact you with newsletters, marketing or promotional materials and other information that may be of interest to you. You may opt out of receiving any, or all, of these communications from us by contacting u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54]&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Usage Data</text:p>
          </table:table-cell>
          <table:table-cell/>
          <table:table-cell table:formula="of:=&quot;{&quot;&amp;[.$B$5]&amp;&quot;: '&quot;&amp;[.$B55]&amp;&quot;'}, &quot;" office:value-type="string" office:string-value="{item: 'Usage Data'}, " calcext:value-type="string">
            <text:p>{item: 'Usage Data'}, </text:p>
          </table:table-cell>
          <table:table-cell table:number-columns-repeated="1016"/>
        </table:table-row>
        <table:table-row table:style-name="ro21">
          <table:table-cell/>
          <table:table-cell table:style-name="ce11" office:value-type="string" calcext:value-type="string">
            <text:p>We may also collect information on how the Service is accessed and used (“Usage Data”). This Usage Data may include information such as your computer’s Internet Protocol address (e.g. IP address), browser type, browser version, the pages of our Service that you visit, the time and date of your visit, the time spent on those pages, unique device identifiers and other diagnostic data.</text:p>
          </table:table-cell>
          <table:table-cell/>
          <table:table-cell table:formula="of:=&quot;{&quot;&amp;[.$B$5]&amp;&quot;: '&quot;&amp;[.$B56]&amp;&quot;'}, &quot;" office:value-type="string" office:string-value="{item: 'We may also collect information on how the Service is accessed and used (“Usage Data”). This Usage Data may include information such as your computer’s Internet Protocol address (e.g. IP address), browser type, browser version, the pages of our Service that you visit, the time and date of your visit, the time spent on those pages, unique device identifiers and other diagnostic data.'}, " calcext:value-type="string">
            <text:p>{item: 'We may also collect information on how the Service is accessed and used (“Usage Data”). This Usage Data may include information such as your computer’s Internet Protocol address (e.g. IP address), browser type, browser version, the pages of our Service that you visit, the time and date of your visit, the time spent on those pages, unique device identifiers and other diagnostic data.'},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57]&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Location Data</text:p>
          </table:table-cell>
          <table:table-cell/>
          <table:table-cell table:formula="of:=&quot;{&quot;&amp;[.$B$5]&amp;&quot;: '&quot;&amp;[.$B58]&amp;&quot;'}, &quot;" office:value-type="string" office:string-value="{item: 'Location Data'}, " calcext:value-type="string">
            <text:p>{item: 'Location Data'}, </text:p>
          </table:table-cell>
          <table:table-cell table:number-columns-repeated="1016"/>
        </table:table-row>
        <table:table-row table:style-name="ro20">
          <table:table-cell/>
          <table:table-cell table:style-name="ce11" office:value-type="string" calcext:value-type="string">
            <text:p>We may use and store information about your location if you give us permission to do so (“Location Data”). We use this data to provide features of our Service, to improve and customise our Service.</text:p>
          </table:table-cell>
          <table:table-cell/>
          <table:table-cell table:formula="of:=&quot;{&quot;&amp;[.$B$5]&amp;&quot;: '&quot;&amp;[.$B59]&amp;&quot;'}, &quot;" office:value-type="string" office:string-value="{item: 'We may use and store information about your location if you give us permission to do so (“Location Data”). We use this data to provide features of our Service, to improve and customise our Service.'}, " calcext:value-type="string">
            <text:p>{item: 'We may use and store information about your location if you give us permission to do so (“Location Data”). We use this data to provide features of our Service, to improve and customise our Servic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60]&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You can enable or disable location services when you use our Service at any time by way of your device settings.</text:p>
          </table:table-cell>
          <table:table-cell/>
          <table:table-cell table:formula="of:=&quot;{&quot;&amp;[.$B$5]&amp;&quot;: '&quot;&amp;[.$B61]&amp;&quot;'}, &quot;" office:value-type="string" office:string-value="{item: 'You can enable or disable location services when you use our Service at any time by way of your device settings.'}, " calcext:value-type="string">
            <text:p>{item: 'You can enable or disable location services when you use our Service at any time by way of your device setting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62]&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Tracking &amp; Cookies Data</text:p>
          </table:table-cell>
          <table:table-cell/>
          <table:table-cell table:formula="of:=&quot;{&quot;&amp;[.$B$5]&amp;&quot;: '&quot;&amp;[.$B63]&amp;&quot;'}, &quot;" office:value-type="string" office:string-value="{item: 'Tracking &amp; Cookies Data'}, " calcext:value-type="string">
            <text:p>{item: 'Tracking &amp; Cookies Data'}, </text:p>
          </table:table-cell>
          <table:table-cell table:number-columns-repeated="1016"/>
        </table:table-row>
        <table:table-row table:style-name="ro20">
          <table:table-cell/>
          <table:table-cell table:style-name="ce11" office:value-type="string" calcext:value-type="string">
            <text:p>We use cookies and similar tracking technologies to track the activity on our Service and we hold certain information.</text:p>
          </table:table-cell>
          <table:table-cell/>
          <table:table-cell table:formula="of:=&quot;{&quot;&amp;[.$B$5]&amp;&quot;: '&quot;&amp;[.$B64]&amp;&quot;'}, &quot;" office:value-type="string" office:string-value="{item: 'We use cookies and similar tracking technologies to track the activity on our Service and we hold certain information.'}, " calcext:value-type="string">
            <text:p>{item: 'We use cookies and similar tracking technologies to track the activity on our Service and we hold certain informatio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65]&amp;&quot;'}, &quot;" office:value-type="string" office:string-value="{item: '&lt;p&gt;'}, " calcext:value-type="string">
            <text:p>{item: '&lt;p&gt;'}, </text:p>
          </table:table-cell>
          <table:table-cell table:number-columns-repeated="1016"/>
        </table:table-row>
        <table:table-row table:style-name="ro21">
          <table:table-cell/>
          <table:table-cell table:style-name="ce11" office:value-type="string" calcext:value-type="string">
            <text:p>Cookies are files with a small amount of data which may include an anonymous unique identifier. Cookies are sent to your browser from a website and stored on your device. Other tracking technologies are also used such as beacons, tags and scripts to collect and track information and to improve and analyse our Service.</text:p>
          </table:table-cell>
          <table:table-cell/>
          <table:table-cell table:formula="of:=&quot;{&quot;&amp;[.$B$5]&amp;&quot;: '&quot;&amp;[.$B66]&amp;&quot;'}, &quot;" office:value-type="string" office:string-value="{item: 'Cookies are files with a small amount of data which may include an anonymous unique identifier. Cookies are sent to your browser from a website and stored on your device. Other tracking technologies are also used such as beacons, tags and scripts to collect and track information and to improve and analyse our Service.'}, " calcext:value-type="string">
            <text:p>{item: 'Cookies are files with a small amount of data which may include an anonymous unique identifier. Cookies are sent to your browser from a website and stored on your device. Other tracking technologies are also used such as beacons, tags and scripts to collect and track information and to improve and analyse our Servic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67]&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You can instruct your browser to refuse all cookies or to indicate when a cookie is being sent. However, if you do not accept cookies, you may not be able to use some portions of our Service.</text:p>
          </table:table-cell>
          <table:table-cell/>
          <table:table-cell table:formula="of:=&quot;{&quot;&amp;[.$B$5]&amp;&quot;: '&quot;&amp;[.$B68]&amp;&quot;'}, &quot;" office:value-type="string" office:string-value="{item: 'You can instruct your browser to refuse all cookies or to indicate when a cookie is being sent. However, if you do not accept cookies, you may not be able to use some portions of our Service.'}, " calcext:value-type="string">
            <text:p>{item: 'You can instruct your browser to refuse all cookies or to indicate when a cookie is being sent. However, if you do not accept cookies, you may not be able to use some portions of our Servic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69]&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Examples of Cookies we use:</text:p>
          </table:table-cell>
          <table:table-cell/>
          <table:table-cell table:formula="of:=&quot;{&quot;&amp;[.$B$5]&amp;&quot;: '&quot;&amp;[.$B70]&amp;&quot;'}, &quot;" office:value-type="string" office:string-value="{item: 'Examples of Cookies we use:'}, " calcext:value-type="string">
            <text:p>{item: 'Examples of Cookies we us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71]&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Session Cookies. We use Session Cookies to operate our Service.</text:p>
          </table:table-cell>
          <table:table-cell/>
          <table:table-cell table:formula="of:=&quot;{&quot;&amp;[.$B$5]&amp;&quot;: '&quot;&amp;[.$B72]&amp;&quot;'}, &quot;" office:value-type="string" office:string-value="{item: 'Session Cookies. We use Session Cookies to operate our Service.'}, " calcext:value-type="string">
            <text:p>{item: 'Session Cookies. We use Session Cookies to operate our Service.'}, </text:p>
          </table:table-cell>
          <table:table-cell table:number-columns-repeated="1016"/>
        </table:table-row>
        <table:table-row table:style-name="ro20">
          <table:table-cell/>
          <table:table-cell table:style-name="ce11" office:value-type="string" calcext:value-type="string">
            <text:p>Preference Cookies. We use Preference Cookies to remember your preferences and various settings.</text:p>
          </table:table-cell>
          <table:table-cell/>
          <table:table-cell table:formula="of:=&quot;{&quot;&amp;[.$B$5]&amp;&quot;: '&quot;&amp;[.$B73]&amp;&quot;'}, &quot;" office:value-type="string" office:string-value="{item: 'Preference Cookies. We use Preference Cookies to remember your preferences and various settings.'}, " calcext:value-type="string">
            <text:p>{item: 'Preference Cookies. We use Preference Cookies to remember your preferences and various settings.'}, </text:p>
          </table:table-cell>
          <table:table-cell table:number-columns-repeated="1016"/>
        </table:table-row>
        <table:table-row table:style-name="ro19">
          <table:table-cell/>
          <table:table-cell table:style-name="ce11" office:value-type="string" calcext:value-type="string">
            <text:p>Security Cookies. We use Security Cookies for security purposes.</text:p>
          </table:table-cell>
          <table:table-cell/>
          <table:table-cell table:formula="of:=&quot;{&quot;&amp;[.$B$5]&amp;&quot;: '&quot;&amp;[.$B74]&amp;&quot;'}, &quot;" office:value-type="string" office:string-value="{item: 'Security Cookies. We use Security Cookies for security purposes.'}, " calcext:value-type="string">
            <text:p>{item: 'Security Cookies. We use Security Cookies for security purposes.'}, </text:p>
          </table:table-cell>
          <table:table-cell table:number-columns-repeated="1016"/>
        </table:table-row>
        <table:table-row table:style-name="ro19">
          <table:table-cell/>
          <table:table-cell table:style-name="ce11" office:value-type="string" calcext:value-type="string">
            <text:p>USE OF DATA</text:p>
          </table:table-cell>
          <table:table-cell/>
          <table:table-cell table:formula="of:=&quot;{&quot;&amp;[.$B$5]&amp;&quot;: '&quot;&amp;[.$B75]&amp;&quot;'}, &quot;" office:value-type="string" office:string-value="{item: 'USE OF DATA'}, " calcext:value-type="string">
            <text:p>{item: 'USE OF DATA'}, </text:p>
          </table:table-cell>
          <table:table-cell table:number-columns-repeated="1016"/>
        </table:table-row>
        <table:table-row table:style-name="ro19">
          <table:table-cell/>
          <table:table-cell table:style-name="ce11" office:value-type="string" calcext:value-type="string">
            <text:p>Cartwright Learning Glass Solution uses the collected data for various purposes:</text:p>
          </table:table-cell>
          <table:table-cell/>
          <table:table-cell table:formula="of:=&quot;{&quot;&amp;[.$B$5]&amp;&quot;: '&quot;&amp;[.$B76]&amp;&quot;'}, &quot;" office:value-type="string" office:string-value="{item: 'Cartwright Learning Glass Solution uses the collected data for various purposes:'}, " calcext:value-type="string">
            <text:p>{item: 'Cartwright Learning Glass Solution uses the collected data for various purpose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77]&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To provide and maintain our Service</text:p>
          </table:table-cell>
          <table:table-cell/>
          <table:table-cell table:formula="of:=&quot;{&quot;&amp;[.$B$5]&amp;&quot;: '&quot;&amp;[.$B78]&amp;&quot;'}, &quot;" office:value-type="string" office:string-value="{item: 'To provide and maintain our Service'}, " calcext:value-type="string">
            <text:p>{item: 'To provide and maintain our Service'}, </text:p>
          </table:table-cell>
          <table:table-cell table:number-columns-repeated="1016"/>
        </table:table-row>
        <table:table-row table:style-name="ro19">
          <table:table-cell/>
          <table:table-cell table:style-name="ce11" office:value-type="string" calcext:value-type="string">
            <text:p>To notify you about changes to our Service</text:p>
          </table:table-cell>
          <table:table-cell/>
          <table:table-cell table:formula="of:=&quot;{&quot;&amp;[.$B$5]&amp;&quot;: '&quot;&amp;[.$B79]&amp;&quot;'}, &quot;" office:value-type="string" office:string-value="{item: 'To notify you about changes to our Service'}, " calcext:value-type="string">
            <text:p>{item: 'To notify you about changes to our Service'}, </text:p>
          </table:table-cell>
          <table:table-cell table:number-columns-repeated="1016"/>
        </table:table-row>
        <table:table-row table:style-name="ro19">
          <table:table-cell/>
          <table:table-cell table:style-name="ce11" office:value-type="string" calcext:value-type="string">
            <text:p>To allow you to participate in interactive features of our Service when you choose to do so</text:p>
          </table:table-cell>
          <table:table-cell/>
          <table:table-cell table:formula="of:=&quot;{&quot;&amp;[.$B$5]&amp;&quot;: '&quot;&amp;[.$B80]&amp;&quot;'}, &quot;" office:value-type="string" office:string-value="{item: 'To allow you to participate in interactive features of our Service when you choose to do so'}, " calcext:value-type="string">
            <text:p>{item: 'To allow you to participate in interactive features of our Service when you choose to do so'}, </text:p>
          </table:table-cell>
          <table:table-cell table:number-columns-repeated="1016"/>
        </table:table-row>
        <table:table-row table:style-name="ro19">
          <table:table-cell/>
          <table:table-cell table:style-name="ce11" office:value-type="string" calcext:value-type="string">
            <text:p>To provide customer support</text:p>
          </table:table-cell>
          <table:table-cell/>
          <table:table-cell table:formula="of:=&quot;{&quot;&amp;[.$B$5]&amp;&quot;: '&quot;&amp;[.$B81]&amp;&quot;'}, &quot;" office:value-type="string" office:string-value="{item: 'To provide customer support'}, " calcext:value-type="string">
            <text:p>{item: 'To provide customer support'}, </text:p>
          </table:table-cell>
          <table:table-cell table:number-columns-repeated="1016"/>
        </table:table-row>
        <table:table-row table:style-name="ro19">
          <table:table-cell/>
          <table:table-cell table:style-name="ce11" office:value-type="string" calcext:value-type="string">
            <text:p>To gather analysis or valuable information so that we can improve our Service</text:p>
          </table:table-cell>
          <table:table-cell/>
          <table:table-cell table:formula="of:=&quot;{&quot;&amp;[.$B$5]&amp;&quot;: '&quot;&amp;[.$B82]&amp;&quot;'}, &quot;" office:value-type="string" office:string-value="{item: 'To gather analysis or valuable information so that we can improve our Service'}, " calcext:value-type="string">
            <text:p>{item: 'To gather analysis or valuable information so that we can improve our Service'}, </text:p>
          </table:table-cell>
          <table:table-cell table:number-columns-repeated="1016"/>
        </table:table-row>
        <table:table-row table:style-name="ro19">
          <table:table-cell/>
          <table:table-cell table:style-name="ce11" office:value-type="string" calcext:value-type="string">
            <text:p>To monitor the usage of our Service</text:p>
          </table:table-cell>
          <table:table-cell/>
          <table:table-cell table:formula="of:=&quot;{&quot;&amp;[.$B$5]&amp;&quot;: '&quot;&amp;[.$B83]&amp;&quot;'}, &quot;" office:value-type="string" office:string-value="{item: 'To monitor the usage of our Service'}, " calcext:value-type="string">
            <text:p>{item: 'To monitor the usage of our Service'}, </text:p>
          </table:table-cell>
          <table:table-cell table:number-columns-repeated="1016"/>
        </table:table-row>
        <table:table-row table:style-name="ro19">
          <table:table-cell/>
          <table:table-cell table:style-name="ce11" office:value-type="string" calcext:value-type="string">
            <text:p>To detect, prevent and address technical issues</text:p>
          </table:table-cell>
          <table:table-cell/>
          <table:table-cell table:formula="of:=&quot;{&quot;&amp;[.$B$5]&amp;&quot;: '&quot;&amp;[.$B84]&amp;&quot;'}, &quot;" office:value-type="string" office:string-value="{item: 'To detect, prevent and address technical issues'}, " calcext:value-type="string">
            <text:p>{item: 'To detect, prevent and address technical issues'}, </text:p>
          </table:table-cell>
          <table:table-cell table:number-columns-repeated="1016"/>
        </table:table-row>
        <table:table-row table:style-name="ro4">
          <table:table-cell/>
          <table:table-cell table:style-name="ce11" office:value-type="string" calcext:value-type="string">
            <text:p>To provide you with news, special offers and general information about other goods, services and events which we offer that are similar to those that you have already purchased or enquired about unless you have opted not to receive such information</text:p>
          </table:table-cell>
          <table:table-cell/>
          <table:table-cell table:formula="of:=&quot;{&quot;&amp;[.$B$5]&amp;&quot;: '&quot;&amp;[.$B85]&amp;&quot;'}, &quot;" office:value-type="string" office:string-value="{item: 'To provide you with news, special offers and general information about other goods, services and events which we offer that are similar to those that you have already purchased or enquired about unless you have opted not to receive such information'}, " calcext:value-type="string">
            <text:p>{item: 'To provide you with news, special offers and general information about other goods, services and events which we offer that are similar to those that you have already purchased or enquired about unless you have opted not to receive such information'}, </text:p>
          </table:table-cell>
          <table:table-cell table:number-columns-repeated="1016"/>
        </table:table-row>
        <table:table-row table:style-name="ro20">
          <table:table-cell/>
          <table:table-cell table:style-name="ce11" office:value-type="string" calcext:value-type="string">
            <text:p>LEGAL BASIS FOR PROCESSING PERSONAL DATA UNDER THE GENERAL DATA PROTECTION REGULATION (GDPR)</text:p>
          </table:table-cell>
          <table:table-cell/>
          <table:table-cell table:formula="of:=&quot;{&quot;&amp;[.$B$5]&amp;&quot;: '&quot;&amp;[.$B86]&amp;&quot;'}, &quot;" office:value-type="string" office:string-value="{item: 'LEGAL BASIS FOR PROCESSING PERSONAL DATA UNDER THE GENERAL DATA PROTECTION REGULATION (GDPR)'}, " calcext:value-type="string">
            <text:p>{item: 'LEGAL BASIS FOR PROCESSING PERSONAL DATA UNDER THE GENERAL DATA PROTECTION REGULATION (GDPR)'}, </text:p>
          </table:table-cell>
          <table:table-cell table:number-columns-repeated="1016"/>
        </table:table-row>
        <table:table-row table:style-name="ro4">
          <table:table-cell/>
          <table:table-cell table:style-name="ce11" office:value-type="string" calcext:value-type="string">
            <text:p>If you are from the European Economic Area (EEA), Cartwright Learning Glass Solution legal basis for collecting and using the personal information described in this Privacy Policy depends on the Personal Data we collect and the specific context in which we collect it.</text:p>
          </table:table-cell>
          <table:table-cell/>
          <table:table-cell table:formula="of:=&quot;{&quot;&amp;[.$B$5]&amp;&quot;: '&quot;&amp;[.$B87]&amp;&quot;'}, &quot;" office:value-type="string" office:string-value="{item: 'If you are from the European Economic Area (EEA), Cartwright Learning Glass Solution legal basis for collecting and using the personal information described in this Privacy Policy depends on the Personal Data we collect and the specific context in which we collect it.'}, " calcext:value-type="string">
            <text:p>{item: 'If you are from the European Economic Area (EEA), Cartwright Learning Glass Solution legal basis for collecting and using the personal information described in this Privacy Policy depends on the Personal Data we collect and the specific context in which we collect it.'},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88]&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Cartwright Learning Glass Solution may process your Personal Data because:</text:p>
          </table:table-cell>
          <table:table-cell/>
          <table:table-cell table:formula="of:=&quot;{&quot;&amp;[.$B$5]&amp;&quot;: '&quot;&amp;[.$B89]&amp;&quot;'}, &quot;" office:value-type="string" office:string-value="{item: 'Cartwright Learning Glass Solution may process your Personal Data because:'}, " calcext:value-type="string">
            <text:p>{item: 'Cartwright Learning Glass Solution may process your Personal Data becaus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90]&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We need to perform a contract with you</text:p>
          </table:table-cell>
          <table:table-cell/>
          <table:table-cell table:formula="of:=&quot;{&quot;&amp;[.$B$5]&amp;&quot;: '&quot;&amp;[.$B91]&amp;&quot;'}, &quot;" office:value-type="string" office:string-value="{item: 'We need to perform a contract with you'}, " calcext:value-type="string">
            <text:p>{item: 'We need to perform a contract with you'}, </text:p>
          </table:table-cell>
          <table:table-cell table:number-columns-repeated="1016"/>
        </table:table-row>
        <table:table-row table:style-name="ro19">
          <table:table-cell/>
          <table:table-cell table:style-name="ce11" office:value-type="string" calcext:value-type="string">
            <text:p>You have given us permission to do so</text:p>
          </table:table-cell>
          <table:table-cell/>
          <table:table-cell table:formula="of:=&quot;{&quot;&amp;[.$B$5]&amp;&quot;: '&quot;&amp;[.$B92]&amp;&quot;'}, &quot;" office:value-type="string" office:string-value="{item: 'You have given us permission to do so'}, " calcext:value-type="string">
            <text:p>{item: 'You have given us permission to do so'}, </text:p>
          </table:table-cell>
          <table:table-cell table:number-columns-repeated="1016"/>
        </table:table-row>
        <table:table-row table:style-name="ro19">
          <table:table-cell/>
          <table:table-cell table:style-name="ce11" office:value-type="string" calcext:value-type="string">
            <text:p>The processing is in our legitimate interests and it is not overridden by your rights</text:p>
          </table:table-cell>
          <table:table-cell/>
          <table:table-cell table:formula="of:=&quot;{&quot;&amp;[.$B$5]&amp;&quot;: '&quot;&amp;[.$B93]&amp;&quot;'}, &quot;" office:value-type="string" office:string-value="{item: 'The processing is in our legitimate interests and it is not overridden by your rights'}, " calcext:value-type="string">
            <text:p>{item: 'The processing is in our legitimate interests and it is not overridden by your rights'}, </text:p>
          </table:table-cell>
          <table:table-cell table:number-columns-repeated="1016"/>
        </table:table-row>
        <table:table-row table:style-name="ro19">
          <table:table-cell/>
          <table:table-cell table:style-name="ce11" office:value-type="string" calcext:value-type="string">
            <text:p>For payment processing purposes</text:p>
          </table:table-cell>
          <table:table-cell/>
          <table:table-cell table:formula="of:=&quot;{&quot;&amp;[.$B$5]&amp;&quot;: '&quot;&amp;[.$B94]&amp;&quot;'}, &quot;" office:value-type="string" office:string-value="{item: 'For payment processing purposes'}, " calcext:value-type="string">
            <text:p>{item: 'For payment processing purposes'}, </text:p>
          </table:table-cell>
          <table:table-cell table:number-columns-repeated="1016"/>
        </table:table-row>
        <table:table-row table:style-name="ro19">
          <table:table-cell/>
          <table:table-cell table:style-name="ce11" office:value-type="string" calcext:value-type="string">
            <text:p>To comply with the law</text:p>
          </table:table-cell>
          <table:table-cell/>
          <table:table-cell table:formula="of:=&quot;{&quot;&amp;[.$B$5]&amp;&quot;: '&quot;&amp;[.$B95]&amp;&quot;'}, &quot;" office:value-type="string" office:string-value="{item: 'To comply with the law'}, " calcext:value-type="string">
            <text:p>{item: 'To comply with the law'}, </text:p>
          </table:table-cell>
          <table:table-cell table:number-columns-repeated="1016"/>
        </table:table-row>
        <table:table-row table:style-name="ro19">
          <table:table-cell/>
          <table:table-cell table:style-name="ce11" office:value-type="string" calcext:value-type="string">
            <text:p>RETENTION OF DATA</text:p>
          </table:table-cell>
          <table:table-cell/>
          <table:table-cell table:formula="of:=&quot;{&quot;&amp;[.$B$5]&amp;&quot;: '&quot;&amp;[.$B96]&amp;&quot;'}, &quot;" office:value-type="string" office:string-value="{item: 'RETENTION OF DATA'}, " calcext:value-type="string">
            <text:p>{item: 'RETENTION OF DATA'}, </text:p>
          </table:table-cell>
          <table:table-cell table:number-columns-repeated="1016"/>
        </table:table-row>
        <table:table-row table:style-name="ro21">
          <table:table-cell/>
          <table:table-cell table:style-name="ce11" office:value-type="string" calcext:value-type="string">
            <text:p>Cartwright Learning Glass Solution will retain your Personal Data only for as long as is necessary for the purposes set out in this Privacy Policy. We will retain and use your Personal Data to the extent necessary to comply with our legal obligations (for example, if we are required to retain your data to comply with applicable laws), resolve disputes and enforce our legal agreements and policies.</text:p>
          </table:table-cell>
          <table:table-cell/>
          <table:table-cell table:formula="of:=&quot;{&quot;&amp;[.$B$5]&amp;&quot;: '&quot;&amp;[.$B97]&amp;&quot;'}, &quot;" office:value-type="string" office:string-value="{item: 'Cartwright Learning Glass Solution will retain your Personal Data only for as long as is necessary for the purposes set out in this Privacy Policy. We will retain and use your Personal Data to the extent necessary to comply with our legal obligations (for example, if we are required to retain your data to comply with applicable laws), resolve disputes and enforce our legal agreements and policies.'}, " calcext:value-type="string">
            <text:p>{item: 'Cartwright Learning Glass Solution will retain your Personal Data only for as long as is necessary for the purposes set out in this Privacy Policy. We will retain and use your Personal Data to the extent necessary to comply with our legal obligations (for example, if we are required to retain your data to comply with applicable laws), resolve disputes and enforce our legal agreements and policie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98]&amp;&quot;'}, &quot;" office:value-type="string" office:string-value="{item: '&lt;p&gt;'}, " calcext:value-type="string">
            <text:p>{item: '&lt;p&gt;'}, </text:p>
          </table:table-cell>
          <table:table-cell table:number-columns-repeated="1016"/>
        </table:table-row>
        <table:table-row table:style-name="ro21">
          <table:table-cell/>
          <table:table-cell table:style-name="ce11" office:value-type="string" calcext:value-type="string">
            <text:p>Cartwright Learning Glass Solution will also retain Usage Data for internal analysis purposes. Usage Data is generally retained for a shorter period of time, except when this data is used to strengthen the security or to improve the functionality of our Service, or we are legally obligated to retain this data for longer periods.</text:p>
          </table:table-cell>
          <table:table-cell/>
          <table:table-cell table:formula="of:=&quot;{&quot;&amp;[.$B$5]&amp;&quot;: '&quot;&amp;[.$B99]&amp;&quot;'}, &quot;" office:value-type="string" office:string-value="{item: 'Cartwright Learning Glass Solution will also retain Usage Data for internal analysis purposes. Usage Data is generally retained for a shorter period of time, except when this data is used to strengthen the security or to improve the functionality of our Service, or we are legally obligated to retain this data for longer periods.'}, " calcext:value-type="string">
            <text:p>{item: 'Cartwright Learning Glass Solution will also retain Usage Data for internal analysis purposes. Usage Data is generally retained for a shorter period of time, except when this data is used to strengthen the security or to improve the functionality of our Service, or we are legally obligated to retain this data for longer period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00]&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TRANSFER OF DATA</text:p>
          </table:table-cell>
          <table:table-cell/>
          <table:table-cell table:formula="of:=&quot;{&quot;&amp;[.$B$5]&amp;&quot;: '&quot;&amp;[.$B101]&amp;&quot;'}, &quot;" office:value-type="string" office:string-value="{item: 'TRANSFER OF DATA'}, " calcext:value-type="string">
            <text:p>{item: 'TRANSFER OF DATA'}, </text:p>
          </table:table-cell>
          <table:table-cell table:number-columns-repeated="1016"/>
        </table:table-row>
        <table:table-row table:style-name="ro4">
          <table:table-cell/>
          <table:table-cell table:style-name="ce11" office:value-type="string" calcext:value-type="string">
            <text:p>Your information, including Personal Data, may be transferred to — and maintained on — computers located outside of your state, province, country or other governmental jurisdiction where the data protection laws may differ from those of your jurisdiction.</text:p>
          </table:table-cell>
          <table:table-cell/>
          <table:table-cell table:formula="of:=&quot;{&quot;&amp;[.$B$5]&amp;&quot;: '&quot;&amp;[.$B102]&amp;&quot;'}, &quot;" office:value-type="string" office:string-value="{item: 'Your information, including Personal Data, may be transferred to — and maintained on — computers located outside of your state, province, country or other governmental jurisdiction where the data protection laws may differ from those of your jurisdiction.'}, " calcext:value-type="string">
            <text:p>{item: 'Your information, including Personal Data, may be transferred to — and maintained on — computers located outside of your state, province, country or other governmental jurisdiction where the data protection laws may differ from those of your jurisdictio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03]&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If you are located outside United States and choose to provide information to us, please note that we transfer the data, including Personal Data, to United States and process it there.</text:p>
          </table:table-cell>
          <table:table-cell/>
          <table:table-cell table:formula="of:=&quot;{&quot;&amp;[.$B$5]&amp;&quot;: '&quot;&amp;[.$B104]&amp;&quot;'}, &quot;" office:value-type="string" office:string-value="{item: 'If you are located outside United States and choose to provide information to us, please note that we transfer the data, including Personal Data, to United States and process it there.'}, " calcext:value-type="string">
            <text:p>{item: 'If you are located outside United States and choose to provide information to us, please note that we transfer the data, including Personal Data, to United States and process it ther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05]&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Your consent to this Privacy Policy followed by your submission of such information represents your agreement to that transfer.</text:p>
          </table:table-cell>
          <table:table-cell/>
          <table:table-cell table:formula="of:=&quot;{&quot;&amp;[.$B$5]&amp;&quot;: '&quot;&amp;[.$B106]&amp;&quot;'}, &quot;" office:value-type="string" office:string-value="{item: 'Your consent to this Privacy Policy followed by your submission of such information represents your agreement to that transfer.'}, " calcext:value-type="string">
            <text:p>{item: 'Your consent to this Privacy Policy followed by your submission of such information represents your agreement to that transfer.'},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07]&amp;&quot;'}, &quot;" office:value-type="string" office:string-value="{item: '&lt;p&gt;'}, " calcext:value-type="string">
            <text:p>{item: '&lt;p&gt;'}, </text:p>
          </table:table-cell>
          <table:table-cell table:number-columns-repeated="1016"/>
        </table:table-row>
        <table:table-row table:style-name="ro21">
          <table:table-cell/>
          <table:table-cell table:style-name="ce11" office:value-type="string" calcext:value-type="string">
            <text:p>Cartwright Learning Glass Solution will take all the steps reasonably necessary to ensure that your data is treated securely and in accordance with this Privacy Policy and no transfer of your Personal Data will take place to an organisation or a country unless there are adequate controls in place including the security of your data and other personal information.</text:p>
          </table:table-cell>
          <table:table-cell/>
          <table:table-cell table:formula="of:=&quot;{&quot;&amp;[.$B$5]&amp;&quot;: '&quot;&amp;[.$B108]&amp;&quot;'}, &quot;" office:value-type="string" office:string-value="{item: 'Cartwright Learning Glass Solution will take all the steps reasonably necessary to ensure that your data is treated securely and in accordance with this Privacy Policy and no transfer of your Personal Data will take place to an organisation or a country unless there are adequate controls in place including the security of your data and other personal information.'}, " calcext:value-type="string">
            <text:p>{item: 'Cartwright Learning Glass Solution will take all the steps reasonably necessary to ensure that your data is treated securely and in accordance with this Privacy Policy and no transfer of your Personal Data will take place to an organisation or a country unless there are adequate controls in place including the security of your data and other personal informatio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09]&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DISCLOSURE OF DATA</text:p>
          </table:table-cell>
          <table:table-cell/>
          <table:table-cell table:formula="of:=&quot;{&quot;&amp;[.$B$5]&amp;&quot;: '&quot;&amp;[.$B110]&amp;&quot;'}, &quot;" office:value-type="string" office:string-value="{item: 'DISCLOSURE OF DATA'}, " calcext:value-type="string">
            <text:p>{item: 'DISCLOSURE OF DATA'}, </text:p>
          </table:table-cell>
          <table:table-cell table:number-columns-repeated="1016"/>
        </table:table-row>
        <table:table-row table:style-name="ro19">
          <table:table-cell/>
          <table:table-cell table:style-name="ce11" office:value-type="string" calcext:value-type="string">
            <text:p>Legal Requirements</text:p>
          </table:table-cell>
          <table:table-cell/>
          <table:table-cell table:formula="of:=&quot;{&quot;&amp;[.$B$5]&amp;&quot;: '&quot;&amp;[.$B111]&amp;&quot;'}, &quot;" office:value-type="string" office:string-value="{item: 'Legal Requirements'}, " calcext:value-type="string">
            <text:p>{item: 'Legal Requirements'}, </text:p>
          </table:table-cell>
          <table:table-cell table:number-columns-repeated="1016"/>
        </table:table-row>
        <table:table-row table:style-name="ro20">
          <table:table-cell/>
          <table:table-cell table:style-name="ce11" office:value-type="string" calcext:value-type="string">
            <text:p>Cartwright Learning Glass Solution may disclose your Personal Data in the good faith belief that such action is necessary to:</text:p>
          </table:table-cell>
          <table:table-cell/>
          <table:table-cell table:formula="of:=&quot;{&quot;&amp;[.$B$5]&amp;&quot;: '&quot;&amp;[.$B112]&amp;&quot;'}, &quot;" office:value-type="string" office:string-value="{item: 'Cartwright Learning Glass Solution may disclose your Personal Data in the good faith belief that such action is necessary to:'}, " calcext:value-type="string">
            <text:p>{item: 'Cartwright Learning Glass Solution may disclose your Personal Data in the good faith belief that such action is necessary to:'},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13]&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To comply with a legal obligation</text:p>
          </table:table-cell>
          <table:table-cell/>
          <table:table-cell table:formula="of:=&quot;{&quot;&amp;[.$B$5]&amp;&quot;: '&quot;&amp;[.$B114]&amp;&quot;'}, &quot;" office:value-type="string" office:string-value="{item: 'To comply with a legal obligation'}, " calcext:value-type="string">
            <text:p>{item: 'To comply with a legal obligation'}, </text:p>
          </table:table-cell>
          <table:table-cell table:number-columns-repeated="1016"/>
        </table:table-row>
        <table:table-row table:style-name="ro19">
          <table:table-cell/>
          <table:table-cell table:style-name="ce11" office:value-type="string" calcext:value-type="string">
            <text:p>To protect and defend the rights or property of Cartwright Learning Glass Solution</text:p>
          </table:table-cell>
          <table:table-cell/>
          <table:table-cell table:formula="of:=&quot;{&quot;&amp;[.$B$5]&amp;&quot;: '&quot;&amp;[.$B115]&amp;&quot;'}, &quot;" office:value-type="string" office:string-value="{item: 'To protect and defend the rights or property of Cartwright Learning Glass Solution'}, " calcext:value-type="string">
            <text:p>{item: 'To protect and defend the rights or property of Cartwright Learning Glass Solution'}, </text:p>
          </table:table-cell>
          <table:table-cell table:number-columns-repeated="1016"/>
        </table:table-row>
        <table:table-row table:style-name="ro19">
          <table:table-cell/>
          <table:table-cell table:style-name="ce11" office:value-type="string" calcext:value-type="string">
            <text:p>To prevent or investigate possible wrongdoing in connection with the Service</text:p>
          </table:table-cell>
          <table:table-cell/>
          <table:table-cell table:formula="of:=&quot;{&quot;&amp;[.$B$5]&amp;&quot;: '&quot;&amp;[.$B116]&amp;&quot;'}, &quot;" office:value-type="string" office:string-value="{item: 'To prevent or investigate possible wrongdoing in connection with the Service'}, " calcext:value-type="string">
            <text:p>{item: 'To prevent or investigate possible wrongdoing in connection with the Service'}, </text:p>
          </table:table-cell>
          <table:table-cell table:number-columns-repeated="1016"/>
        </table:table-row>
        <table:table-row table:style-name="ro19">
          <table:table-cell/>
          <table:table-cell table:style-name="ce11" office:value-type="string" calcext:value-type="string">
            <text:p>To protect the personal safety of users of the Service or the public</text:p>
          </table:table-cell>
          <table:table-cell/>
          <table:table-cell table:formula="of:=&quot;{&quot;&amp;[.$B$5]&amp;&quot;: '&quot;&amp;[.$B117]&amp;&quot;'}, &quot;" office:value-type="string" office:string-value="{item: 'To protect the personal safety of users of the Service or the public'}, " calcext:value-type="string">
            <text:p>{item: 'To protect the personal safety of users of the Service or the public'}, </text:p>
          </table:table-cell>
          <table:table-cell table:number-columns-repeated="1016"/>
        </table:table-row>
        <table:table-row table:style-name="ro19">
          <table:table-cell/>
          <table:table-cell table:style-name="ce11" office:value-type="string" calcext:value-type="string">
            <text:p>To protect against legal liability</text:p>
          </table:table-cell>
          <table:table-cell/>
          <table:table-cell table:formula="of:=&quot;{&quot;&amp;[.$B$5]&amp;&quot;: '&quot;&amp;[.$B118]&amp;&quot;'}, &quot;" office:value-type="string" office:string-value="{item: 'To protect against legal liability'}, " calcext:value-type="string">
            <text:p>{item: 'To protect against legal liability'}, </text:p>
          </table:table-cell>
          <table:table-cell table:number-columns-repeated="1016"/>
        </table:table-row>
        <table:table-row table:style-name="ro19">
          <table:table-cell/>
          <table:table-cell table:style-name="ce11" office:value-type="string" calcext:value-type="string">
            <text:p>SECURITY OF DATA</text:p>
          </table:table-cell>
          <table:table-cell/>
          <table:table-cell table:formula="of:=&quot;{&quot;&amp;[.$B$5]&amp;&quot;: '&quot;&amp;[.$B119]&amp;&quot;'}, &quot;" office:value-type="string" office:string-value="{item: 'SECURITY OF DATA'}, " calcext:value-type="string">
            <text:p>{item: 'SECURITY OF DATA'}, </text:p>
          </table:table-cell>
          <table:table-cell table:number-columns-repeated="1016"/>
        </table:table-row>
        <table:table-row table:style-name="ro4">
          <table:table-cell/>
          <table:table-cell table:style-name="ce11" office:value-type="string" calcext:value-type="string">
            <text:p>The security of your data is important to us but remember that no method of transmission over the Internet or method of electronic storage is 100% secure. While we strive to use commercially acceptable means to protect your Personal Data, we cannot guarantee its absolute security.</text:p>
          </table:table-cell>
          <table:table-cell/>
          <table:table-cell table:formula="of:=&quot;{&quot;&amp;[.$B$5]&amp;&quot;: '&quot;&amp;[.$B120]&amp;&quot;'}, &quot;" office:value-type="string" office:string-value="{item: 'The security of your data is important to us but remember that no method of transmission over the Internet or method of electronic storage is 100% secure. While we strive to use commercially acceptable means to protect your Personal Data, we cannot guarantee its absolute security.'}, " calcext:value-type="string">
            <text:p>{item: 'The security of your data is important to us but remember that no method of transmission over the Internet or method of electronic storage is 100% secure. While we strive to use commercially acceptable means to protect your Personal Data, we cannot guarantee its absolute security.'},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21]&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OUR POLICY ON “DO NOT TRACK” SIGNALS UNDER THE CALIFORNIA ONLINE PROTECTION ACT (CALOPPA)</text:p>
          </table:table-cell>
          <table:table-cell/>
          <table:table-cell table:formula="of:=&quot;{&quot;&amp;[.$B$5]&amp;&quot;: '&quot;&amp;[.$B122]&amp;&quot;'}, &quot;" office:value-type="string" office:string-value="{item: 'OUR POLICY ON “DO NOT TRACK” SIGNALS UNDER THE CALIFORNIA ONLINE PROTECTION ACT (CALOPPA)'}, " calcext:value-type="string">
            <text:p>{item: 'OUR POLICY ON “DO NOT TRACK” SIGNALS UNDER THE CALIFORNIA ONLINE PROTECTION ACT (CALOPPA)'}, </text:p>
          </table:table-cell>
          <table:table-cell table:number-columns-repeated="1016"/>
        </table:table-row>
        <table:table-row table:style-name="ro20">
          <table:table-cell/>
          <table:table-cell table:style-name="ce11" office:value-type="string" calcext:value-type="string">
            <text:p>We do not support Do Not Track (“DNT”). Do Not Track is a preference you can set in your web browser to inform websites that you do not want to be tracked.</text:p>
          </table:table-cell>
          <table:table-cell/>
          <table:table-cell table:formula="of:=&quot;{&quot;&amp;[.$B$5]&amp;&quot;: '&quot;&amp;[.$B123]&amp;&quot;'}, &quot;" office:value-type="string" office:string-value="{item: 'We do not support Do Not Track (“DNT”). Do Not Track is a preference you can set in your web browser to inform websites that you do not want to be tracked.'}, " calcext:value-type="string">
            <text:p>{item: 'We do not support Do Not Track (“DNT”). Do Not Track is a preference you can set in your web browser to inform websites that you do not want to be tracked.'},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24]&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You can enable or disable Do Not Track by visiting the Preferences or Settings page of your web browser.</text:p>
          </table:table-cell>
          <table:table-cell/>
          <table:table-cell table:formula="of:=&quot;{&quot;&amp;[.$B$5]&amp;&quot;: '&quot;&amp;[.$B125]&amp;&quot;'}, &quot;" office:value-type="string" office:string-value="{item: 'You can enable or disable Do Not Track by visiting the Preferences or Settings page of your web browser.'}, " calcext:value-type="string">
            <text:p>{item: 'You can enable or disable Do Not Track by visiting the Preferences or Settings page of your web browser.'},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26]&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YOUR DATA PROTECTION RIGHTS UNDER THE GENERAL DATA PROTECTION REGULATION (GDPR)</text:p>
          </table:table-cell>
          <table:table-cell/>
          <table:table-cell table:formula="of:=&quot;{&quot;&amp;[.$B$5]&amp;&quot;: '&quot;&amp;[.$B127]&amp;&quot;'}, &quot;" office:value-type="string" office:string-value="{item: 'YOUR DATA PROTECTION RIGHTS UNDER THE GENERAL DATA PROTECTION REGULATION (GDPR)'}, " calcext:value-type="string">
            <text:p>{item: 'YOUR DATA PROTECTION RIGHTS UNDER THE GENERAL DATA PROTECTION REGULATION (GDPR)'}, </text:p>
          </table:table-cell>
          <table:table-cell table:number-columns-repeated="1016"/>
        </table:table-row>
        <table:table-row table:style-name="ro4">
          <table:table-cell/>
          <table:table-cell table:style-name="ce11" office:value-type="string" calcext:value-type="string">
            <text:p>If you are a resident of the European Economic Area (EEA), you have certain data protection rights. Cartwright Learning Glass Solution aims to take reasonable steps to allow you to correct, amend, delete or limit the use of your Personal Data.</text:p>
          </table:table-cell>
          <table:table-cell/>
          <table:table-cell table:formula="of:=&quot;{&quot;&amp;[.$B$5]&amp;&quot;: '&quot;&amp;[.$B128]&amp;&quot;'}, &quot;" office:value-type="string" office:string-value="{item: 'If you are a resident of the European Economic Area (EEA), you have certain data protection rights. Cartwright Learning Glass Solution aims to take reasonable steps to allow you to correct, amend, delete or limit the use of your Personal Data.'}, " calcext:value-type="string">
            <text:p>{item: 'If you are a resident of the European Economic Area (EEA), you have certain data protection rights. Cartwright Learning Glass Solution aims to take reasonable steps to allow you to correct, amend, delete or limit the use of your Personal Data.'},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29]&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If you wish to be informed about what Personal Data we hold about you and if you want it to be removed from our systems, please contact us.</text:p>
          </table:table-cell>
          <table:table-cell/>
          <table:table-cell table:formula="of:=&quot;{&quot;&amp;[.$B$5]&amp;&quot;: '&quot;&amp;[.$B130]&amp;&quot;'}, &quot;" office:value-type="string" office:string-value="{item: 'If you wish to be informed about what Personal Data we hold about you and if you want it to be removed from our systems, please contact us.'}, " calcext:value-type="string">
            <text:p>{item: 'If you wish to be informed about what Personal Data we hold about you and if you want it to be removed from our systems, please contact u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31]&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In certain circumstances, you have the following data protection rights:</text:p>
          </table:table-cell>
          <table:table-cell/>
          <table:table-cell table:formula="of:=&quot;{&quot;&amp;[.$B$5]&amp;&quot;: '&quot;&amp;[.$B132]&amp;&quot;'}, &quot;" office:value-type="string" office:string-value="{item: 'In certain circumstances, you have the following data protection rights:'}, " calcext:value-type="string">
            <text:p>{item: 'In certain circumstances, you have the following data protection right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33]&amp;&quot;'}, &quot;" office:value-type="string" office:string-value="{item: '&lt;p&gt;'}, " calcext:value-type="string">
            <text:p>{item: '&lt;p&gt;'}, </text:p>
          </table:table-cell>
          <table:table-cell table:number-columns-repeated="1016"/>
        </table:table-row>
        <table:table-row table:style-name="ro4">
          <table:table-cell/>
          <table:table-cell table:style-name="ce11" office:value-type="string" calcext:value-type="string">
            <text:p>The right to access, update or delete the information we have on you. Whenever made possible, you can access, update or request deletion of your Personal Data directly within your account settings section. If you are unable to perform these actions yourself, please contact us to assist you.</text:p>
          </table:table-cell>
          <table:table-cell/>
          <table:table-cell table:formula="of:=&quot;{&quot;&amp;[.$B$5]&amp;&quot;: '&quot;&amp;[.$B134]&amp;&quot;'}, &quot;" office:value-type="string" office:string-value="{item: 'The right to access, update or delete the information we have on you. Whenever made possible, you can access, update or request deletion of your Personal Data directly within your account settings section. If you are unable to perform these actions yourself, please contact us to assist you.'}, " calcext:value-type="string">
            <text:p>{item: 'The right to access, update or delete the information we have on you. Whenever made possible, you can access, update or request deletion of your Personal Data directly within your account settings section. If you are unable to perform these actions yourself, please contact us to assist you.'}, </text:p>
          </table:table-cell>
          <table:table-cell table:number-columns-repeated="1016"/>
        </table:table-row>
        <table:table-row table:style-name="ro20">
          <table:table-cell/>
          <table:table-cell table:style-name="ce11" office:value-type="string" calcext:value-type="string">
            <text:p>The right of rectification. You have the right to have your information rectified if that information is inaccurate or incomplete.</text:p>
          </table:table-cell>
          <table:table-cell/>
          <table:table-cell table:formula="of:=&quot;{&quot;&amp;[.$B$5]&amp;&quot;: '&quot;&amp;[.$B135]&amp;&quot;'}, &quot;" office:value-type="string" office:string-value="{item: 'The right of rectification. You have the right to have your information rectified if that information is inaccurate or incomplete.'}, " calcext:value-type="string">
            <text:p>{item: 'The right of rectification. You have the right to have your information rectified if that information is inaccurate or incomplete.'}, </text:p>
          </table:table-cell>
          <table:table-cell table:number-columns-repeated="1016"/>
        </table:table-row>
        <table:table-row table:style-name="ro19">
          <table:table-cell/>
          <table:table-cell table:style-name="ce11" office:value-type="string" calcext:value-type="string">
            <text:p>The right to object. You have the right to object to our processing of your Personal Data.</text:p>
          </table:table-cell>
          <table:table-cell/>
          <table:table-cell table:formula="of:=&quot;{&quot;&amp;[.$B$5]&amp;&quot;: '&quot;&amp;[.$B136]&amp;&quot;'}, &quot;" office:value-type="string" office:string-value="{item: 'The right to object. You have the right to object to our processing of your Personal Data.'}, " calcext:value-type="string">
            <text:p>{item: 'The right to object. You have the right to object to our processing of your Personal Data.'}, </text:p>
          </table:table-cell>
          <table:table-cell table:number-columns-repeated="1016"/>
        </table:table-row>
        <table:table-row table:style-name="ro20">
          <table:table-cell/>
          <table:table-cell table:style-name="ce11" office:value-type="string" calcext:value-type="string">
            <text:p>The right of restriction. You have the right to request that we restrict the processing of your personal information.</text:p>
          </table:table-cell>
          <table:table-cell/>
          <table:table-cell table:formula="of:=&quot;{&quot;&amp;[.$B$5]&amp;&quot;: '&quot;&amp;[.$B137]&amp;&quot;'}, &quot;" office:value-type="string" office:string-value="{item: 'The right of restriction. You have the right to request that we restrict the processing of your personal information.'}, " calcext:value-type="string">
            <text:p>{item: 'The right of restriction. You have the right to request that we restrict the processing of your personal information.'}, </text:p>
          </table:table-cell>
          <table:table-cell table:number-columns-repeated="1016"/>
        </table:table-row>
        <table:table-row table:style-name="ro20">
          <table:table-cell/>
          <table:table-cell table:style-name="ce11" office:value-type="string" calcext:value-type="string">
            <text:p>The right to data portability. You have the right to be provided with a copy of the information we have on you in a structured, machine-readable and commonly used format.</text:p>
          </table:table-cell>
          <table:table-cell/>
          <table:table-cell table:formula="of:=&quot;{&quot;&amp;[.$B$5]&amp;&quot;: '&quot;&amp;[.$B138]&amp;&quot;'}, &quot;" office:value-type="string" office:string-value="{item: 'The right to data portability. You have the right to be provided with a copy of the information we have on you in a structured, machine-readable and commonly used format.'}, " calcext:value-type="string">
            <text:p>{item: 'The right to data portability. You have the right to be provided with a copy of the information we have on you in a structured, machine-readable and commonly used format.'}, </text:p>
          </table:table-cell>
          <table:table-cell table:number-columns-repeated="1016"/>
        </table:table-row>
        <table:table-row table:style-name="ro20">
          <table:table-cell/>
          <table:table-cell table:style-name="ce11" office:value-type="string" calcext:value-type="string">
            <text:p>The right to withdraw consent. You also have the right to withdraw your consent at any time where Cartwright Learning Glass Solution relied on your consent to process your personal information.</text:p>
          </table:table-cell>
          <table:table-cell/>
          <table:table-cell table:formula="of:=&quot;{&quot;&amp;[.$B$5]&amp;&quot;: '&quot;&amp;[.$B139]&amp;&quot;'}, &quot;" office:value-type="string" office:string-value="{item: 'The right to withdraw consent. You also have the right to withdraw your consent at any time where Cartwright Learning Glass Solution relied on your consent to process your personal information.'}, " calcext:value-type="string">
            <text:p>{item: 'The right to withdraw consent. You also have the right to withdraw your consent at any time where Cartwright Learning Glass Solution relied on your consent to process your personal information.'}, </text:p>
          </table:table-cell>
          <table:table-cell table:number-columns-repeated="1016"/>
        </table:table-row>
        <table:table-row table:style-name="ro19">
          <table:table-cell/>
          <table:table-cell table:style-name="ce11" office:value-type="string" calcext:value-type="string">
            <text:p>Please note that we may ask you to verify your identity before responding to such requests.</text:p>
          </table:table-cell>
          <table:table-cell/>
          <table:table-cell table:formula="of:=&quot;{&quot;&amp;[.$B$5]&amp;&quot;: '&quot;&amp;[.$B140]&amp;&quot;'}, &quot;" office:value-type="string" office:string-value="{item: 'Please note that we may ask you to verify your identity before responding to such requests.'}, " calcext:value-type="string">
            <text:p>{item: 'Please note that we may ask you to verify your identity before responding to such request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41]&amp;&quot;'}, &quot;" office:value-type="string" office:string-value="{item: '&lt;p&gt;'}, " calcext:value-type="string">
            <text:p>{item: '&lt;p&gt;'}, </text:p>
          </table:table-cell>
          <table:table-cell table:number-columns-repeated="1016"/>
        </table:table-row>
        <table:table-row table:style-name="ro4">
          <table:table-cell/>
          <table:table-cell table:style-name="ce11" office:value-type="string" calcext:value-type="string">
            <text:p>You have the right to complain to a Data Protection Authority about our collection and use of your Personal Data. For more information, please contact your local data protection authority in the European Economic Area (EEA).</text:p>
          </table:table-cell>
          <table:table-cell/>
          <table:table-cell table:formula="of:=&quot;{&quot;&amp;[.$B$5]&amp;&quot;: '&quot;&amp;[.$B142]&amp;&quot;'}, &quot;" office:value-type="string" office:string-value="{item: 'You have the right to complain to a Data Protection Authority about our collection and use of your Personal Data. For more information, please contact your local data protection authority in the European Economic Area (EEA).'}, " calcext:value-type="string">
            <text:p>{item: 'You have the right to complain to a Data Protection Authority about our collection and use of your Personal Data. For more information, please contact your local data protection authority in the European Economic Area (EEA).'},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43]&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SERVICE PROVIDERS</text:p>
          </table:table-cell>
          <table:table-cell/>
          <table:table-cell table:formula="of:=&quot;{&quot;&amp;[.$B$5]&amp;&quot;: '&quot;&amp;[.$B144]&amp;&quot;'}, &quot;" office:value-type="string" office:string-value="{item: 'SERVICE PROVIDERS'}, " calcext:value-type="string">
            <text:p>{item: 'SERVICE PROVIDERS'}, </text:p>
          </table:table-cell>
          <table:table-cell table:number-columns-repeated="1016"/>
        </table:table-row>
        <table:table-row table:style-name="ro4">
          <table:table-cell/>
          <table:table-cell table:style-name="ce11" office:value-type="string" calcext:value-type="string">
            <text:p>We may employ third party companies and individuals to facilitate our Service (“Service Providers”), provide the Service on our behalf, perform Service-related services or assist us in analysing how our Service is used.</text:p>
          </table:table-cell>
          <table:table-cell/>
          <table:table-cell table:formula="of:=&quot;{&quot;&amp;[.$B$5]&amp;&quot;: '&quot;&amp;[.$B145]&amp;&quot;'}, &quot;" office:value-type="string" office:string-value="{item: 'We may employ third party companies and individuals to facilitate our Service (“Service Providers”), provide the Service on our behalf, perform Service-related services or assist us in analysing how our Service is used.'}, " calcext:value-type="string">
            <text:p>{item: 'We may employ third party companies and individuals to facilitate our Service (“Service Providers”), provide the Service on our behalf, perform Service-related services or assist us in analysing how our Service is used.'},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46]&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These third parties have access to your Personal Data only to perform these tasks on our behalf and are obligated not to disclose or use it for any other purpose.</text:p>
          </table:table-cell>
          <table:table-cell/>
          <table:table-cell table:formula="of:=&quot;{&quot;&amp;[.$B$5]&amp;&quot;: '&quot;&amp;[.$B147]&amp;&quot;'}, &quot;" office:value-type="string" office:string-value="{item: 'These third parties have access to your Personal Data only to perform these tasks on our behalf and are obligated not to disclose or use it for any other purpose.'}, " calcext:value-type="string">
            <text:p>{item: 'These third parties have access to your Personal Data only to perform these tasks on our behalf and are obligated not to disclose or use it for any other purpos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48]&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Analytics</text:p>
          </table:table-cell>
          <table:table-cell/>
          <table:table-cell table:formula="of:=&quot;{&quot;&amp;[.$B$5]&amp;&quot;: '&quot;&amp;[.$B149]&amp;&quot;'}, &quot;" office:value-type="string" office:string-value="{item: 'Analytics'}, " calcext:value-type="string">
            <text:p>{item: 'Analytics'}, </text:p>
          </table:table-cell>
          <table:table-cell table:number-columns-repeated="1016"/>
        </table:table-row>
        <table:table-row table:style-name="ro19">
          <table:table-cell/>
          <table:table-cell table:style-name="ce11" office:value-type="string" calcext:value-type="string">
            <text:p>We may use third-party Service Providers to monitor and analyse the use of our Service.</text:p>
          </table:table-cell>
          <table:table-cell/>
          <table:table-cell table:formula="of:=&quot;{&quot;&amp;[.$B$5]&amp;&quot;: '&quot;&amp;[.$B150]&amp;&quot;'}, &quot;" office:value-type="string" office:string-value="{item: 'We may use third-party Service Providers to monitor and analyse the use of our Service.'}, " calcext:value-type="string">
            <text:p>{item: 'We may use third-party Service Providers to monitor and analyse the use of our Servic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51]&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Google Analytics</text:p>
          </table:table-cell>
          <table:table-cell/>
          <table:table-cell table:formula="of:=&quot;{&quot;&amp;[.$B$5]&amp;&quot;: '&quot;&amp;[.$B152]&amp;&quot;'}, &quot;" office:value-type="string" office:string-value="{item: 'Google Analytics'}, " calcext:value-type="string">
            <text:p>{item: 'Google Analytics'}, </text:p>
          </table:table-cell>
          <table:table-cell table:number-columns-repeated="1016"/>
        </table:table-row>
        <table:table-row table:style-name="ro21">
          <table:table-cell/>
          <table:table-cell table:style-name="ce11" office:value-type="string" calcext:value-type="string">
            <text:p>Google Analytics is a web analytics service offered by Google that tracks and reports website traffic. Google uses the data collected to track and monitor the use of our Service. This data is shared with other Google services. Google may use the collected data to contextualise and personalise the ads of its own advertising network.</text:p>
          </table:table-cell>
          <table:table-cell/>
          <table:table-cell table:formula="of:=&quot;{&quot;&amp;[.$B$5]&amp;&quot;: '&quot;&amp;[.$B153]&amp;&quot;'}, &quot;" office:value-type="string" office:string-value="{item: 'Google Analytics is a web analytics service offered by Google that tracks and reports website traffic. Google uses the data collected to track and monitor the use of our Service. This data is shared with other Google services. Google may use the collected data to contextualise and personalise the ads of its own advertising network.'}, " calcext:value-type="string">
            <text:p>{item: 'Google Analytics is a web analytics service offered by Google that tracks and reports website traffic. Google uses the data collected to track and monitor the use of our Service. This data is shared with other Google services. Google may use the collected data to contextualise and personalise the ads of its own advertising network.'},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54]&amp;&quot;'}, &quot;" office:value-type="string" office:string-value="{item: '&lt;p&gt;'}, " calcext:value-type="string">
            <text:p>{item: '&lt;p&gt;'}, </text:p>
          </table:table-cell>
          <table:table-cell table:number-columns-repeated="1016"/>
        </table:table-row>
        <table:table-row table:style-name="ro21">
          <table:table-cell/>
          <table:table-cell table:style-name="ce11" office:value-type="string" calcext:value-type="string">
            <text:p>You can opt-out of having made your activity on the Service available to Google Analytics by installing the Google Analytics opt-out browser add-on. The add-on prevents the Google Analytics JavaScript (ga.js, analytics.js and dc.js) from sharing information with Google Analytics about visits activity.</text:p>
          </table:table-cell>
          <table:table-cell/>
          <table:table-cell table:formula="of:=&quot;{&quot;&amp;[.$B$5]&amp;&quot;: '&quot;&amp;[.$B155]&amp;&quot;'}, &quot;" office:value-type="string" office:string-value="{item: 'You can opt-out of having made your activity on the Service available to Google Analytics by installing the Google Analytics opt-out browser add-on. The add-on prevents the Google Analytics JavaScript (ga.js, analytics.js and dc.js) from sharing information with Google Analytics about visits activity.'}, " calcext:value-type="string">
            <text:p>{item: 'You can opt-out of having made your activity on the Service available to Google Analytics by installing the Google Analytics opt-out browser add-on. The add-on prevents the Google Analytics JavaScript (ga.js, analytics.js and dc.js) from sharing information with Google Analytics about visits activity.'},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56]&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For more information on the privacy practices of Google, please visit the Google Privacy &amp; Terms web page: https://policies.google.com/privacy?hl=en</text:p>
          </table:table-cell>
          <table:table-cell/>
          <table:table-cell table:formula="of:=&quot;{&quot;&amp;[.$B$5]&amp;&quot;: '&quot;&amp;[.$B157]&amp;&quot;'}, &quot;" office:value-type="string" office:string-value="{item: 'For more information on the privacy practices of Google, please visit the Google Privacy &amp; Terms web page: https://policies.google.com/privacy?hl=en'}, " calcext:value-type="string">
            <text:p>{item: 'For more information on the privacy practices of Google, please visit the Google Privacy &amp; Terms web page: https://policies.google.com/privacy?hl=e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58]&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Payments</text:p>
          </table:table-cell>
          <table:table-cell/>
          <table:table-cell table:formula="of:=&quot;{&quot;&amp;[.$B$5]&amp;&quot;: '&quot;&amp;[.$B159]&amp;&quot;'}, &quot;" office:value-type="string" office:string-value="{item: 'Payments'}, " calcext:value-type="string">
            <text:p>{item: 'Payments'}, </text:p>
          </table:table-cell>
          <table:table-cell table:number-columns-repeated="1016"/>
        </table:table-row>
        <table:table-row table:style-name="ro20">
          <table:table-cell/>
          <table:table-cell table:style-name="ce11" office:value-type="string" calcext:value-type="string">
            <text:p>We may provide paid products and/or services within the Service. In that case, we use third-party services for payment processing (e.g. payment processors).</text:p>
          </table:table-cell>
          <table:table-cell/>
          <table:table-cell table:formula="of:=&quot;{&quot;&amp;[.$B$5]&amp;&quot;: '&quot;&amp;[.$B160]&amp;&quot;'}, &quot;" office:value-type="string" office:string-value="{item: 'We may provide paid products and/or services within the Service. In that case, we use third-party services for payment processing (e.g. payment processors).'}, " calcext:value-type="string">
            <text:p>{item: 'We may provide paid products and/or services within the Service. In that case, we use third-party services for payment processing (e.g. payment processor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61]&amp;&quot;'}, &quot;" office:value-type="string" office:string-value="{item: '&lt;p&gt;'}, " calcext:value-type="string">
            <text:p>{item: '&lt;p&gt;'}, </text:p>
          </table:table-cell>
          <table:table-cell table:number-columns-repeated="1016"/>
        </table:table-row>
        <table:table-row table:style-name="ro21">
          <table:table-cell/>
          <table:table-cell table:style-name="ce11" office:value-type="string" calcext:value-type="string">
            <text:p>We will not store or collect your payment card details. That information is provided directly to our third-party payment processors whose use of your personal information is governed by their Privacy Policy. These payment processors adhere to the standards set by PCI-DSS as managed by the PCI Security Standards Council, which is a joint effort of brands like Visa, MasterCard, American</text:p>
          </table:table-cell>
          <table:table-cell/>
          <table:table-cell table:formula="of:=&quot;{&quot;&amp;[.$B$5]&amp;&quot;: '&quot;&amp;[.$B162]&amp;&quot;'}, &quot;" office:value-type="string" office:string-value="{item: 'We will not store or collect your payment card details. That information is provided directly to our third-party payment processors whose use of your personal information is governed by their Privacy Policy. These payment processors adhere to the standards set by PCI-DSS as managed by the PCI Security Standards Council, which is a joint effort of brands like Visa, MasterCard, American'}, " calcext:value-type="string">
            <text:p>{item: 'We will not store or collect your payment card details. That information is provided directly to our third-party payment processors whose use of your personal information is governed by their Privacy Policy. These payment processors adhere to the standards set by PCI-DSS as managed by the PCI Security Standards Council, which is a joint effort of brands like Visa, MasterCard, American'}, </text:p>
          </table:table-cell>
          <table:table-cell table:number-columns-repeated="1016"/>
        </table:table-row>
        <table:table-row table:style-name="ro20">
          <table:table-cell/>
          <table:table-cell table:style-name="ce11" office:value-type="string" calcext:value-type="string">
            <text:p>Express and Discover. PCI-DSS requirements help ensure the secure handling of payment information.</text:p>
          </table:table-cell>
          <table:table-cell/>
          <table:table-cell table:formula="of:=&quot;{&quot;&amp;[.$B$5]&amp;&quot;: '&quot;&amp;[.$B163]&amp;&quot;'}, &quot;" office:value-type="string" office:string-value="{item: 'Express and Discover. PCI-DSS requirements help ensure the secure handling of payment information.'}, " calcext:value-type="string">
            <text:p>{item: 'Express and Discover. PCI-DSS requirements help ensure the secure handling of payment informatio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64]&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The payment processors we work with are:</text:p>
          </table:table-cell>
          <table:table-cell/>
          <table:table-cell table:formula="of:=&quot;{&quot;&amp;[.$B$5]&amp;&quot;: '&quot;&amp;[.$B165]&amp;&quot;'}, &quot;" office:value-type="string" office:string-value="{item: 'The payment processors we work with are:'}, " calcext:value-type="string">
            <text:p>{item: 'The payment processors we work with ar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66]&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Stripe</text:p>
          </table:table-cell>
          <table:table-cell/>
          <table:table-cell table:formula="of:=&quot;{&quot;&amp;[.$B$5]&amp;&quot;: '&quot;&amp;[.$B167]&amp;&quot;'}, &quot;" office:value-type="string" office:string-value="{item: 'Stripe'}, " calcext:value-type="string">
            <text:p>{item: 'Stripe'}, </text:p>
          </table:table-cell>
          <table:table-cell table:number-columns-repeated="1016"/>
        </table:table-row>
        <table:table-row table:style-name="ro19">
          <table:table-cell/>
          <table:table-cell table:style-name="ce11" office:value-type="string" calcext:value-type="string">
            <text:p>Their Privacy Policy can be viewed at https://stripe.com/us/privacy</text:p>
          </table:table-cell>
          <table:table-cell/>
          <table:table-cell table:formula="of:=&quot;{&quot;&amp;[.$B$5]&amp;&quot;: '&quot;&amp;[.$B168]&amp;&quot;'}, &quot;" office:value-type="string" office:string-value="{item: 'Their Privacy Policy can be viewed at https://stripe.com/us/privacy'}, " calcext:value-type="string">
            <text:p>{item: 'Their Privacy Policy can be viewed at https://stripe.com/us/privacy'},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69]&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PayPal / Braintree</text:p>
          </table:table-cell>
          <table:table-cell/>
          <table:table-cell table:formula="of:=&quot;{&quot;&amp;[.$B$5]&amp;&quot;: '&quot;&amp;[.$B170]&amp;&quot;'}, &quot;" office:value-type="string" office:string-value="{item: 'PayPal / Braintree'}, " calcext:value-type="string">
            <text:p>{item: 'PayPal / Braintree'}, </text:p>
          </table:table-cell>
          <table:table-cell table:number-columns-repeated="1016"/>
        </table:table-row>
        <table:table-row table:style-name="ro19">
          <table:table-cell/>
          <table:table-cell table:style-name="ce11" office:value-type="string" calcext:value-type="string">
            <text:p>Their Privacy Policy can be viewed at https://www.paypal.com/webapps/mpp/ua/privacy-full</text:p>
          </table:table-cell>
          <table:table-cell/>
          <table:table-cell table:formula="of:=&quot;{&quot;&amp;[.$B$5]&amp;&quot;: '&quot;&amp;[.$B171]&amp;&quot;'}, &quot;" office:value-type="string" office:string-value="{item: 'Their Privacy Policy can be viewed at https://www.paypal.com/webapps/mpp/ua/privacy-full'}, " calcext:value-type="string">
            <text:p>{item: 'Their Privacy Policy can be viewed at https://www.paypal.com/webapps/mpp/ua/privacy-full'},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72]&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LINKS TO OTHER SITES</text:p>
          </table:table-cell>
          <table:table-cell/>
          <table:table-cell table:formula="of:=&quot;{&quot;&amp;[.$B$5]&amp;&quot;: '&quot;&amp;[.$B173]&amp;&quot;'}, &quot;" office:value-type="string" office:string-value="{item: 'LINKS TO OTHER SITES'}, " calcext:value-type="string">
            <text:p>{item: 'LINKS TO OTHER SITES'}, </text:p>
          </table:table-cell>
          <table:table-cell table:number-columns-repeated="1016"/>
        </table:table-row>
        <table:table-row table:style-name="ro4">
          <table:table-cell/>
          <table:table-cell table:style-name="ce11" office:value-type="string" calcext:value-type="string">
            <text:p>Our Service may contain links to other sites that are not operated by us. If you click a third party link, you will be directed to that third party’s site. We strongly advise you to review the Privacy Policy of every site you visit.</text:p>
          </table:table-cell>
          <table:table-cell/>
          <table:table-cell table:formula="of:=&quot;{&quot;&amp;[.$B$5]&amp;&quot;: '&quot;&amp;[.$B174]&amp;&quot;'}, &quot;" office:value-type="string" office:string-value="{item: 'Our Service may contain links to other sites that are not operated by us. If you click a third party link, you will be directed to that third party’s site. We strongly advise you to review the Privacy Policy of every site you visit.'}, " calcext:value-type="string">
            <text:p>{item: 'Our Service may contain links to other sites that are not operated by us. If you click a third party link, you will be directed to that third party’s site. We strongly advise you to review the Privacy Policy of every site you visit.'},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75]&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We have no control over and assume no responsibility for the content, privacy policies or practices of any third party sites or services.</text:p>
          </table:table-cell>
          <table:table-cell/>
          <table:table-cell table:formula="of:=&quot;{&quot;&amp;[.$B$5]&amp;&quot;: '&quot;&amp;[.$B176]&amp;&quot;'}, &quot;" office:value-type="string" office:string-value="{item: 'We have no control over and assume no responsibility for the content, privacy policies or practices of any third party sites or services.'}, " calcext:value-type="string">
            <text:p>{item: 'We have no control over and assume no responsibility for the content, privacy policies or practices of any third party sites or service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77]&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CHILDREN’S PRIVACY</text:p>
          </table:table-cell>
          <table:table-cell/>
          <table:table-cell table:formula="of:=&quot;{&quot;&amp;[.$B$5]&amp;&quot;: '&quot;&amp;[.$B178]&amp;&quot;'}, &quot;" office:value-type="string" office:string-value="{item: 'CHILDREN’S PRIVACY'}, " calcext:value-type="string">
            <text:p>{item: 'CHILDREN’S PRIVACY'}, </text:p>
          </table:table-cell>
          <table:table-cell table:number-columns-repeated="1016"/>
        </table:table-row>
        <table:table-row table:style-name="ro19">
          <table:table-cell/>
          <table:table-cell table:style-name="ce11" office:value-type="string" calcext:value-type="string">
            <text:p>Our Service does not address anyone under the age of 18 (“Children”).</text:p>
          </table:table-cell>
          <table:table-cell/>
          <table:table-cell table:formula="of:=&quot;{&quot;&amp;[.$B$5]&amp;&quot;: '&quot;&amp;[.$B179]&amp;&quot;'}, &quot;" office:value-type="string" office:string-value="{item: 'Our Service does not address anyone under the age of 18 (“Children”).'}, " calcext:value-type="string">
            <text:p>{item: 'Our Service does not address anyone under the age of 18 (“Childre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80]&amp;&quot;'}, &quot;" office:value-type="string" office:string-value="{item: '&lt;p&gt;'}, " calcext:value-type="string">
            <text:p>{item: '&lt;p&gt;'}, </text:p>
          </table:table-cell>
          <table:table-cell table:number-columns-repeated="1016"/>
        </table:table-row>
        <table:table-row table:style-name="ro21">
          <table:table-cell/>
          <table:table-cell table:style-name="ce11" office:value-type="string" calcext:value-type="string">
            <text:p>We do not knowingly collect personally identifiable information from anyone under the age of 18. If you are a parent or guardian and you are aware that your Child has provided us with Personal Data, please contact us. If we become aware that we have collected Personal Data from children without verification of parental consent, we take steps to remove that information from our servers.</text:p>
          </table:table-cell>
          <table:table-cell/>
          <table:table-cell table:formula="of:=&quot;{&quot;&amp;[.$B$5]&amp;&quot;: '&quot;&amp;[.$B181]&amp;&quot;'}, &quot;" office:value-type="string" office:string-value="{item: 'We do not knowingly collect personally identifiable information from anyone under the age of 18. If you are a parent or guardian and you are aware that your Child has provided us with Personal Data, please contact us. If we become aware that we have collected Personal Data from children without verification of parental consent, we take steps to remove that information from our servers.'}, " calcext:value-type="string">
            <text:p>{item: 'We do not knowingly collect personally identifiable information from anyone under the age of 18. If you are a parent or guardian and you are aware that your Child has provided us with Personal Data, please contact us. If we become aware that we have collected Personal Data from children without verification of parental consent, we take steps to remove that information from our server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82]&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CHANGES TO THIS PRIVACY POLICY</text:p>
          </table:table-cell>
          <table:table-cell/>
          <table:table-cell table:formula="of:=&quot;{&quot;&amp;[.$B$5]&amp;&quot;: '&quot;&amp;[.$B183]&amp;&quot;'}, &quot;" office:value-type="string" office:string-value="{item: 'CHANGES TO THIS PRIVACY POLICY'}, " calcext:value-type="string">
            <text:p>{item: 'CHANGES TO THIS PRIVACY POLICY'}, </text:p>
          </table:table-cell>
          <table:table-cell table:number-columns-repeated="1016"/>
        </table:table-row>
        <table:table-row table:style-name="ro20">
          <table:table-cell/>
          <table:table-cell table:style-name="ce11" office:value-type="string" calcext:value-type="string">
            <text:p>We may update our Privacy Policy from time to time. We will notify you of any changes by posting the new Privacy Policy on this page.</text:p>
          </table:table-cell>
          <table:table-cell/>
          <table:table-cell table:formula="of:=&quot;{&quot;&amp;[.$B$5]&amp;&quot;: '&quot;&amp;[.$B184]&amp;&quot;'}, &quot;" office:value-type="string" office:string-value="{item: 'We may update our Privacy Policy from time to time. We will notify you of any changes by posting the new Privacy Policy on this page.'}, " calcext:value-type="string">
            <text:p>{item: 'We may update our Privacy Policy from time to time. We will notify you of any changes by posting the new Privacy Policy on this pag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85]&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We will let you know via email and/or a prominent notice on our Service, prior to the change becoming effective and update the “effective date” at the top of this Privacy Policy.</text:p>
          </table:table-cell>
          <table:table-cell/>
          <table:table-cell table:formula="of:=&quot;{&quot;&amp;[.$B$5]&amp;&quot;: '&quot;&amp;[.$B186]&amp;&quot;'}, &quot;" office:value-type="string" office:string-value="{item: 'We will let you know via email and/or a prominent notice on our Service, prior to the change becoming effective and update the “effective date” at the top of this Privacy Policy.'}, " calcext:value-type="string">
            <text:p>{item: 'We will let you know via email and/or a prominent notice on our Service, prior to the change becoming effective and update the “effective date” at the top of this Privacy Policy.'},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87]&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You are advised to review this Privacy Policy periodically for any changes. Changes to this Privacy Policy are effective when they are posted on this page.</text:p>
          </table:table-cell>
          <table:table-cell/>
          <table:table-cell table:formula="of:=&quot;{&quot;&amp;[.$B$5]&amp;&quot;: '&quot;&amp;[.$B188]&amp;&quot;'}, &quot;" office:value-type="string" office:string-value="{item: 'You are advised to review this Privacy Policy periodically for any changes. Changes to this Privacy Policy are effective when they are posted on this page.'}, " calcext:value-type="string">
            <text:p>{item: 'You are advised to review this Privacy Policy periodically for any changes. Changes to this Privacy Policy are effective when they are posted on this pag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89]&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CONTACT US</text:p>
          </table:table-cell>
          <table:table-cell/>
          <table:table-cell table:formula="of:=&quot;{&quot;&amp;[.$B$5]&amp;&quot;: '&quot;&amp;[.$B190]&amp;&quot;'}, &quot;" office:value-type="string" office:string-value="{item: 'CONTACT US'}, " calcext:value-type="string">
            <text:p>{item: 'CONTACT US'}, </text:p>
          </table:table-cell>
          <table:table-cell table:number-columns-repeated="1016"/>
        </table:table-row>
        <table:table-row table:style-name="ro19">
          <table:table-cell/>
          <table:table-cell table:style-name="ce11" office:value-type="string" calcext:value-type="string">
            <text:p>If you have any questions about this Privacy Policy, please contact us:</text:p>
          </table:table-cell>
          <table:table-cell/>
          <table:table-cell table:formula="of:=&quot;{&quot;&amp;[.$B$5]&amp;&quot;: '&quot;&amp;[.$B191]&amp;&quot;'}, &quot;" office:value-type="string" office:string-value="{item: 'If you have any questions about this Privacy Policy, please contact us:'}, " calcext:value-type="string">
            <text:p>{item: 'If you have any questions about this Privacy Policy, please contact us:'}, </text:p>
          </table:table-cell>
          <table:table-cell table:number-columns-repeated="1016"/>
        </table:table-row>
        <table:table-row table:style-name="ro1" table:number-rows-repeated="1048384">
          <table:table-cell table:number-columns-repeated="1020"/>
        </table:table-row>
        <table:table-row table:style-name="ro1">
          <table:table-cell table:number-columns-repeated="1020"/>
        </table:table-row>
      </table:table>
      <table:table table:name="Term" table:style-name="ta1">
        <table:table-column table:style-name="co1" table:default-cell-style-name="ce1"/>
        <table:table-column table:style-name="co10" table:default-cell-style-name="ce1"/>
        <table:table-column table:style-name="co11" table:default-cell-style-name="ce1"/>
        <table:table-column table:style-name="co7" table:default-cell-style-name="ce1"/>
        <table:table-column table:style-name="co1" table:number-columns-repeated="1016" table:default-cell-style-name="ce1"/>
        <table:table-row table:style-name="ro1" table:number-rows-repeated="2">
          <table:table-cell table:number-columns-repeated="1020"/>
        </table:table-row>
        <table:table-row table:style-name="ro1">
          <table:table-cell table:number-columns-repeated="3"/>
          <table:table-cell table:style-name="ce2"/>
          <table:table-cell table:number-columns-repeated="1016"/>
        </table:table-row>
        <table:table-row table:style-name="ro1">
          <table:table-cell/>
          <table:table-cell table:style-name="ce2" office:value-type="string" calcext:value-type="string">
            <text:p>Term</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Term.create([" calcext:value-type="string">
            <text:p>Term.create([</text:p>
          </table:table-cell>
          <table:table-cell table:number-columns-repeated="1016"/>
        </table:table-row>
        <table:table-row table:style-name="ro19">
          <table:table-cell/>
          <table:table-cell table:style-name="ce11" office:value-type="string" calcext:value-type="string">
            <text:p>Terms and Conditions</text:p>
          </table:table-cell>
          <table:table-cell/>
          <table:table-cell table:formula="of:=&quot;{&quot;&amp;[.$B$5]&amp;&quot;: '&quot;&amp;[.$B6]&amp;&quot;'}, &quot;" office:value-type="string" office:string-value="{item: 'Terms and Conditions'}, " calcext:value-type="string">
            <text:p>{item: 'Terms and Conditions'}, </text:p>
          </table:table-cell>
          <table:table-cell table:number-columns-repeated="1016"/>
        </table:table-row>
        <table:table-row table:style-name="ro19">
          <table:table-cell/>
          <table:table-cell table:style-name="ce11" office:value-type="string" calcext:value-type="string">
            <text:p>Last updated: August 06, 2018</text:p>
          </table:table-cell>
          <table:table-cell/>
          <table:table-cell table:formula="of:=&quot;{&quot;&amp;[.$B$5]&amp;&quot;: '&quot;&amp;[.$B7]&amp;&quot;'}, &quot;" office:value-type="string" office:string-value="{item: 'Last updated: August 06, 2018'}, " calcext:value-type="string">
            <text:p>{item: 'Last updated: August 06, 2018'},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8]&amp;&quot;'}, &quot;" office:value-type="string" office:string-value="{item: '&lt;p&gt;'}, " calcext:value-type="string">
            <text:p>{item: '&lt;p&gt;'}, </text:p>
          </table:table-cell>
          <table:table-cell table:number-columns-repeated="1016"/>
        </table:table-row>
        <table:table-row table:style-name="ro4">
          <table:table-cell/>
          <table:table-cell table:style-name="ce11" office:value-type="string" calcext:value-type="string">
            <text:p>Please read these Terms and Conditions (“Terms”, “Terms and Conditions”) carefully before using the Cartwright Learning Glass Solution website (the “Service”) operated by Cartwright Learning Glass Solution. (“us”, “we”, or “our”).</text:p>
          </table:table-cell>
          <table:table-cell/>
          <table:table-cell table:formula="of:=&quot;{&quot;&amp;[.$B$5]&amp;&quot;: '&quot;&amp;[.$B9]&amp;&quot;'}, &quot;" office:value-type="string" office:string-value="{item: 'Please read these Terms and Conditions (“Terms”, “Terms and Conditions”) carefully before using the Cartwright Learning Glass Solution website (the “Service”) operated by Cartwright Learning Glass Solution. (“us”, “we”, or “our”).'}, " calcext:value-type="string">
            <text:p>{item: 'Please read these Terms and Conditions (“Terms”, “Terms and Conditions”) carefully before using the Cartwright Learning Glass Solution website (the “Service”) operated by Cartwright Learning Glass Solution. (“us”, “we”, or “our”).'},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0]&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Your access to and use of the Service is conditioned upon your acceptance of and compliance with these Terms. These Terms apply to all visitors, users and others who wish to access or use the Service.</text:p>
          </table:table-cell>
          <table:table-cell/>
          <table:table-cell table:formula="of:=&quot;{&quot;&amp;[.$B$5]&amp;&quot;: '&quot;&amp;[.$B11]&amp;&quot;'}, &quot;" office:value-type="string" office:string-value="{item: 'Your access to and use of the Service is conditioned upon your acceptance of and compliance with these Terms. These Terms apply to all visitors, users and others who wish to access or use the Service.'}, " calcext:value-type="string">
            <text:p>{item: 'Your access to and use of the Service is conditioned upon your acceptance of and compliance with these Terms. These Terms apply to all visitors, users and others who wish to access or use the Servic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2]&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By accessing or using the Service you agree to be bound by these Terms. If you disagree with any part of the terms then you do not have permission to access the Service.</text:p>
          </table:table-cell>
          <table:table-cell/>
          <table:table-cell table:formula="of:=&quot;{&quot;&amp;[.$B$5]&amp;&quot;: '&quot;&amp;[.$B13]&amp;&quot;'}, &quot;" office:value-type="string" office:string-value="{item: 'By accessing or using the Service you agree to be bound by these Terms. If you disagree with any part of the terms then you do not have permission to access the Service.'}, " calcext:value-type="string">
            <text:p>{item: 'By accessing or using the Service you agree to be bound by these Terms. If you disagree with any part of the terms then you do not have permission to access the Servic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4]&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PURCHASES</text:p>
          </table:table-cell>
          <table:table-cell/>
          <table:table-cell table:formula="of:=&quot;{&quot;&amp;[.$B$5]&amp;&quot;: '&quot;&amp;[.$B15]&amp;&quot;'}, &quot;" office:value-type="string" office:string-value="{item: 'PURCHASES'}, " calcext:value-type="string">
            <text:p>{item: 'PURCHASES'}, </text:p>
          </table:table-cell>
          <table:table-cell table:number-columns-repeated="1016"/>
        </table:table-row>
        <table:table-row table:style-name="ro21">
          <table:table-cell/>
          <table:table-cell table:style-name="ce11" office:value-type="string" calcext:value-type="string">
            <text:p>If you wish to purchase any product or service made available through the Service (“Purchase”), you may be asked to supply certain information relevant to your Purchase including, without limitation, your credit card number, the expiration date of your credit card, your billing address, and your shipping information.</text:p>
          </table:table-cell>
          <table:table-cell/>
          <table:table-cell table:formula="of:=&quot;{&quot;&amp;[.$B$5]&amp;&quot;: '&quot;&amp;[.$B16]&amp;&quot;'}, &quot;" office:value-type="string" office:string-value="{item: 'If you wish to purchase any product or service made available through the Service (“Purchase”), you may be asked to supply certain information relevant to your Purchase including, without limitation, your credit card number, the expiration date of your credit card, your billing address, and your shipping information.'}, " calcext:value-type="string">
            <text:p>{item: 'If you wish to purchase any product or service made available through the Service (“Purchase”), you may be asked to supply certain information relevant to your Purchase including, without limitation, your credit card number, the expiration date of your credit card, your billing address, and your shipping informatio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7]&amp;&quot;'}, &quot;" office:value-type="string" office:string-value="{item: '&lt;p&gt;'}, " calcext:value-type="string">
            <text:p>{item: '&lt;p&gt;'}, </text:p>
          </table:table-cell>
          <table:table-cell table:number-columns-repeated="1016"/>
        </table:table-row>
        <table:table-row table:style-name="ro4">
          <table:table-cell/>
          <table:table-cell table:style-name="ce11" office:value-type="string" calcext:value-type="string">
            <text:p>You represent and warrant that: (i) you have the legal right to use any credit card(s) or other payment method(s) in connection with any Purchase; and that (ii) the information you supply to us is true, correct and complete.</text:p>
          </table:table-cell>
          <table:table-cell/>
          <table:table-cell table:formula="of:=&quot;{&quot;&amp;[.$B$5]&amp;&quot;: '&quot;&amp;[.$B18]&amp;&quot;'}, &quot;" office:value-type="string" office:string-value="{item: 'You represent and warrant that: (i) you have the legal right to use any credit card(s) or other payment method(s) in connection with any Purchase; and that (ii) the information you supply to us is true, correct and complete.'}, " calcext:value-type="string">
            <text:p>{item: 'You represent and warrant that: (i) you have the legal right to use any credit card(s) or other payment method(s) in connection with any Purchase; and that (ii) the information you supply to us is true, correct and complet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9]&amp;&quot;'}, &quot;" office:value-type="string" office:string-value="{item: '&lt;p&gt;'}, " calcext:value-type="string">
            <text:p>{item: '&lt;p&gt;'}, </text:p>
          </table:table-cell>
          <table:table-cell table:number-columns-repeated="1016"/>
        </table:table-row>
        <table:table-row table:style-name="ro4">
          <table:table-cell/>
          <table:table-cell table:style-name="ce11" office:value-type="string" calcext:value-type="string">
            <text:p>The service may employ the use of third party services for the purpose of facilitating payment and the completion of Purchases. By submitting your information, you grant us the right to provide the information to these third parties subject to our Privacy Policy.</text:p>
          </table:table-cell>
          <table:table-cell/>
          <table:table-cell table:formula="of:=&quot;{&quot;&amp;[.$B$5]&amp;&quot;: '&quot;&amp;[.$B20]&amp;&quot;'}, &quot;" office:value-type="string" office:string-value="{item: 'The service may employ the use of third party services for the purpose of facilitating payment and the completion of Purchases. By submitting your information, you grant us the right to provide the information to these third parties subject to our Privacy Policy.'}, " calcext:value-type="string">
            <text:p>{item: 'The service may employ the use of third party services for the purpose of facilitating payment and the completion of Purchases. By submitting your information, you grant us the right to provide the information to these third parties subject to our Privacy Policy.'},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21]&amp;&quot;'}, &quot;" office:value-type="string" office:string-value="{item: '&lt;p&gt;'}, " calcext:value-type="string">
            <text:p>{item: '&lt;p&gt;'}, </text:p>
          </table:table-cell>
          <table:table-cell table:number-columns-repeated="1016"/>
        </table:table-row>
        <table:table-row table:style-name="ro4">
          <table:table-cell/>
          <table:table-cell table:style-name="ce11" office:value-type="string" calcext:value-type="string">
            <text:p>We reserve the right to refuse or cancel your order at any time for reasons including but not limited to: product or service availability, errors in the description or price of the product or service, error in your order or other reasons.</text:p>
          </table:table-cell>
          <table:table-cell/>
          <table:table-cell table:formula="of:=&quot;{&quot;&amp;[.$B$5]&amp;&quot;: '&quot;&amp;[.$B22]&amp;&quot;'}, &quot;" office:value-type="string" office:string-value="{item: 'We reserve the right to refuse or cancel your order at any time for reasons including but not limited to: product or service availability, errors in the description or price of the product or service, error in your order or other reasons.'}, " calcext:value-type="string">
            <text:p>{item: 'We reserve the right to refuse or cancel your order at any time for reasons including but not limited to: product or service availability, errors in the description or price of the product or service, error in your order or other reason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23]&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We reserve the right to refuse or cancel your order if fraud or an unauthorized or illegal transaction is suspected.</text:p>
          </table:table-cell>
          <table:table-cell/>
          <table:table-cell table:formula="of:=&quot;{&quot;&amp;[.$B$5]&amp;&quot;: '&quot;&amp;[.$B24]&amp;&quot;'}, &quot;" office:value-type="string" office:string-value="{item: 'We reserve the right to refuse or cancel your order if fraud or an unauthorized or illegal transaction is suspected.'}, " calcext:value-type="string">
            <text:p>{item: 'We reserve the right to refuse or cancel your order if fraud or an unauthorized or illegal transaction is suspected.'},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25]&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AVAILABILITY, ERRORS AND INACCURACIES</text:p>
          </table:table-cell>
          <table:table-cell/>
          <table:table-cell table:formula="of:=&quot;{&quot;&amp;[.$B$5]&amp;&quot;: '&quot;&amp;[.$B26]&amp;&quot;'}, &quot;" office:value-type="string" office:string-value="{item: 'AVAILABILITY, ERRORS AND INACCURACIES'}, " calcext:value-type="string">
            <text:p>{item: 'AVAILABILITY, ERRORS AND INACCURACIES'}, </text:p>
          </table:table-cell>
          <table:table-cell table:number-columns-repeated="1016"/>
        </table:table-row>
        <table:table-row table:style-name="ro5">
          <table:table-cell/>
          <table:table-cell table:style-name="ce11" office:value-type="string" calcext:value-type="string">
            <text:p>We are constantly updating product and service offerings on the Service. We may experience delays in updating information on the Service and in our advertising on other web sites. The information found on the Service may contain errors or inaccuracies and may not be complete or current. Products or services may be mispriced, described inaccurately, or unavailable on the Service and we cannot guarantee the accuracy or completeness of any information found on the Service.</text:p>
          </table:table-cell>
          <table:table-cell/>
          <table:table-cell table:formula="of:=&quot;{&quot;&amp;[.$B$5]&amp;&quot;: '&quot;&amp;[.$B27]&amp;&quot;'}, &quot;" office:value-type="string" office:string-value="{item: 'We are constantly updating product and service offerings on the Service. We may experience delays in updating information on the Service and in our advertising on other web sites. The information found on the Service may contain errors or inaccuracies and may not be complete or current. Products or services may be mispriced, described inaccurately, or unavailable on the Service and we cannot guarantee the accuracy or completeness of any information found on the Service.'}, " calcext:value-type="string">
            <text:p>{item: 'We are constantly updating product and service offerings on the Service. We may experience delays in updating information on the Service and in our advertising on other web sites. The information found on the Service may contain errors or inaccuracies and may not be complete or current. Products or services may be mispriced, described inaccurately, or unavailable on the Service and we cannot guarantee the accuracy or completeness of any information found on the Servic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28]&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We therefore reserve the right to change or update information and to correct errors, inaccuracies, or omissions at any time without prior notice.</text:p>
          </table:table-cell>
          <table:table-cell/>
          <table:table-cell table:formula="of:=&quot;{&quot;&amp;[.$B$5]&amp;&quot;: '&quot;&amp;[.$B29]&amp;&quot;'}, &quot;" office:value-type="string" office:string-value="{item: 'We therefore reserve the right to change or update information and to correct errors, inaccuracies, or omissions at any time without prior notice.'}, " calcext:value-type="string">
            <text:p>{item: 'We therefore reserve the right to change or update information and to correct errors, inaccuracies, or omissions at any time without prior notic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30]&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INTELLECTUAL PROPERTY</text:p>
          </table:table-cell>
          <table:table-cell/>
          <table:table-cell table:formula="of:=&quot;{&quot;&amp;[.$B$5]&amp;&quot;: '&quot;&amp;[.$B31]&amp;&quot;'}, &quot;" office:value-type="string" office:string-value="{item: 'INTELLECTUAL PROPERTY'}, " calcext:value-type="string">
            <text:p>{item: 'INTELLECTUAL PROPERTY'}, </text:p>
          </table:table-cell>
          <table:table-cell table:number-columns-repeated="1016"/>
        </table:table-row>
        <table:table-row table:style-name="ro5">
          <table:table-cell/>
          <table:table-cell table:style-name="ce11" office:value-type="string" calcext:value-type="string">
            <text:p>The Service and its original content, features and functionality are and will remain the exclusive property of Cartwright Learning Glass Solution and its licensors. The Service is protected by copyright, trademark, and other laws of both the United States and foreign countries. Our trademarks and trade dress may not be used in connection with any product or service without the prior written consent of Learning Glass Solutions Inc.Cartwright Learning Glass Solution.</text:p>
          </table:table-cell>
          <table:table-cell/>
          <table:table-cell table:formula="of:=&quot;{&quot;&amp;[.$B$5]&amp;&quot;: '&quot;&amp;[.$B32]&amp;&quot;'}, &quot;" office:value-type="string" office:string-value="{item: 'The Service and its original content, features and functionality are and will remain the exclusive property of Cartwright Learning Glass Solution and its licensors. The Service is protected by copyright, trademark, and other laws of both the United States and foreign countries. Our trademarks and trade dress may not be used in connection with any product or service without the prior written consent of Learning Glass Solutions Inc.Cartwright Learning Glass Solution.'}, " calcext:value-type="string">
            <text:p>{item: 'The Service and its original content, features and functionality are and will remain the exclusive property of Cartwright Learning Glass Solution and its licensors. The Service is protected by copyright, trademark, and other laws of both the United States and foreign countries. Our trademarks and trade dress may not be used in connection with any product or service without the prior written consent of Learning Glass Solutions Inc.Cartwright Learning Glass Solutio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33]&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LINKS TO OTHER WEB SITES</text:p>
          </table:table-cell>
          <table:table-cell/>
          <table:table-cell table:formula="of:=&quot;{&quot;&amp;[.$B$5]&amp;&quot;: '&quot;&amp;[.$B34]&amp;&quot;'}, &quot;" office:value-type="string" office:string-value="{item: 'LINKS TO OTHER WEB SITES'}, " calcext:value-type="string">
            <text:p>{item: 'LINKS TO OTHER WEB SITES'}, </text:p>
          </table:table-cell>
          <table:table-cell table:number-columns-repeated="1016"/>
        </table:table-row>
        <table:table-row table:style-name="ro20">
          <table:table-cell/>
          <table:table-cell table:style-name="ce11" office:value-type="string" calcext:value-type="string">
            <text:p>Our Service may contain links to third party web sites or services that are not owned or controlled by Cartwright Learning Glass Solution</text:p>
          </table:table-cell>
          <table:table-cell/>
          <table:table-cell table:formula="of:=&quot;{&quot;&amp;[.$B$5]&amp;&quot;: '&quot;&amp;[.$B35]&amp;&quot;'}, &quot;" office:value-type="string" office:string-value="{item: 'Our Service may contain links to third party web sites or services that are not owned or controlled by Cartwright Learning Glass Solution'}, " calcext:value-type="string">
            <text:p>{item: 'Our Service may contain links to third party web sites or services that are not owned or controlled by Cartwright Learning Glass Solutio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36]&amp;&quot;'}, &quot;" office:value-type="string" office:string-value="{item: '&lt;p&gt;'}, " calcext:value-type="string">
            <text:p>{item: '&lt;p&gt;'}, </text:p>
          </table:table-cell>
          <table:table-cell table:number-columns-repeated="1016"/>
        </table:table-row>
        <table:table-row table:style-name="ro4">
          <table:table-cell/>
          <table:table-cell table:style-name="ce11" office:value-type="string" calcext:value-type="string">
            <text:p>Cartwright Learning Glass Solution has no control over, and assumes no responsibility for the content, privacy policies, or practices of any third party web sites or services. We do not warrant the offerings of any of these entities/individuals or their websites.</text:p>
          </table:table-cell>
          <table:table-cell/>
          <table:table-cell table:formula="of:=&quot;{&quot;&amp;[.$B$5]&amp;&quot;: '&quot;&amp;[.$B37]&amp;&quot;'}, &quot;" office:value-type="string" office:string-value="{item: 'Cartwright Learning Glass Solution has no control over, and assumes no responsibility for the content, privacy policies, or practices of any third party web sites or services. We do not warrant the offerings of any of these entities/individuals or their websites.'}, " calcext:value-type="string">
            <text:p>{item: 'Cartwright Learning Glass Solution has no control over, and assumes no responsibility for the content, privacy policies, or practices of any third party web sites or services. We do not warrant the offerings of any of these entities/individuals or their website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38]&amp;&quot;'}, &quot;" office:value-type="string" office:string-value="{item: '&lt;p&gt;'}, " calcext:value-type="string">
            <text:p>{item: '&lt;p&gt;'}, </text:p>
          </table:table-cell>
          <table:table-cell table:number-columns-repeated="1016"/>
        </table:table-row>
        <table:table-row table:style-name="ro21">
          <table:table-cell/>
          <table:table-cell table:style-name="ce11" office:value-type="string" calcext:value-type="string">
            <text:p>You acknowledge and agree that Cartwright Learning Glass Solution shall not be responsible or liable, directly or indirectly, for any damage or loss caused or alleged to be caused by or in connection with use of or reliance on any such content, goods or services available on or through any such third party web sites or services.</text:p>
          </table:table-cell>
          <table:table-cell/>
          <table:table-cell table:formula="of:=&quot;{&quot;&amp;[.$B$5]&amp;&quot;: '&quot;&amp;[.$B39]&amp;&quot;'}, &quot;" office:value-type="string" office:string-value="{item: 'You acknowledge and agree that Cartwright Learning Glass Solution shall not be responsible or liable, directly or indirectly, for any damage or loss caused or alleged to be caused by or in connection with use of or reliance on any such content, goods or services available on or through any such third party web sites or services.'}, " calcext:value-type="string">
            <text:p>{item: 'You acknowledge and agree that Cartwright Learning Glass Solution shall not be responsible or liable, directly or indirectly, for any damage or loss caused or alleged to be caused by or in connection with use of or reliance on any such content, goods or services available on or through any such third party web sites or service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40]&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We strongly advise you to read the terms and conditions and privacy policies of any third party web sites or services that you visit.</text:p>
          </table:table-cell>
          <table:table-cell/>
          <table:table-cell table:formula="of:=&quot;{&quot;&amp;[.$B$5]&amp;&quot;: '&quot;&amp;[.$B41]&amp;&quot;'}, &quot;" office:value-type="string" office:string-value="{item: 'We strongly advise you to read the terms and conditions and privacy policies of any third party web sites or services that you visit.'}, " calcext:value-type="string">
            <text:p>{item: 'We strongly advise you to read the terms and conditions and privacy policies of any third party web sites or services that you visit.'},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42]&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TERMINATION</text:p>
          </table:table-cell>
          <table:table-cell/>
          <table:table-cell table:formula="of:=&quot;{&quot;&amp;[.$B$5]&amp;&quot;: '&quot;&amp;[.$B43]&amp;&quot;'}, &quot;" office:value-type="string" office:string-value="{item: 'TERMINATION'}, " calcext:value-type="string">
            <text:p>{item: 'TERMINATION'}, </text:p>
          </table:table-cell>
          <table:table-cell table:number-columns-repeated="1016"/>
        </table:table-row>
        <table:table-row table:style-name="ro4">
          <table:table-cell/>
          <table:table-cell table:style-name="ce11" office:value-type="string" calcext:value-type="string">
            <text:p>We may terminate or suspend your access to the Service immediately, without prior notice or liability, under our sole discretion, for any reason whatsoever and without limitation, including but not limited to a breach of the Terms.</text:p>
          </table:table-cell>
          <table:table-cell/>
          <table:table-cell table:formula="of:=&quot;{&quot;&amp;[.$B$5]&amp;&quot;: '&quot;&amp;[.$B44]&amp;&quot;'}, &quot;" office:value-type="string" office:string-value="{item: 'We may terminate or suspend your access to the Service immediately, without prior notice or liability, under our sole discretion, for any reason whatsoever and without limitation, including but not limited to a breach of the Terms.'}, " calcext:value-type="string">
            <text:p>{item: 'We may terminate or suspend your access to the Service immediately, without prior notice or liability, under our sole discretion, for any reason whatsoever and without limitation, including but not limited to a breach of the Term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45]&amp;&quot;'}, &quot;" office:value-type="string" office:string-value="{item: '&lt;p&gt;'}, " calcext:value-type="string">
            <text:p>{item: '&lt;p&gt;'}, </text:p>
          </table:table-cell>
          <table:table-cell table:number-columns-repeated="1016"/>
        </table:table-row>
        <table:table-row table:style-name="ro4">
          <table:table-cell/>
          <table:table-cell table:style-name="ce11" office:value-type="string" calcext:value-type="string">
            <text:p>All provisions of the Terms which by their nature should survive termination shall survive termination, including, without limitation, ownership provisions, warranty disclaimers, indemnity and limitations of liability.</text:p>
          </table:table-cell>
          <table:table-cell/>
          <table:table-cell table:formula="of:=&quot;{&quot;&amp;[.$B$5]&amp;&quot;: '&quot;&amp;[.$B46]&amp;&quot;'}, &quot;" office:value-type="string" office:string-value="{item: 'All provisions of the Terms which by their nature should survive termination shall survive termination, including, without limitation, ownership provisions, warranty disclaimers, indemnity and limitations of liability.'}, " calcext:value-type="string">
            <text:p>{item: 'All provisions of the Terms which by their nature should survive termination shall survive termination, including, without limitation, ownership provisions, warranty disclaimers, indemnity and limitations of liability.'},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47]&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GOVERNING LAW</text:p>
          </table:table-cell>
          <table:table-cell/>
          <table:table-cell table:formula="of:=&quot;{&quot;&amp;[.$B$5]&amp;&quot;: '&quot;&amp;[.$B48]&amp;&quot;'}, &quot;" office:value-type="string" office:string-value="{item: 'GOVERNING LAW'}, " calcext:value-type="string">
            <text:p>{item: 'GOVERNING LAW'}, </text:p>
          </table:table-cell>
          <table:table-cell table:number-columns-repeated="1016"/>
        </table:table-row>
        <table:table-row table:style-name="ro20">
          <table:table-cell/>
          <table:table-cell table:style-name="ce11" office:value-type="string" calcext:value-type="string">
            <text:p>These Terms shall be governed and construed in accordance with the laws of Missouri, United States, without regard to its conflict of law provisions.</text:p>
          </table:table-cell>
          <table:table-cell/>
          <table:table-cell table:formula="of:=&quot;{&quot;&amp;[.$B$5]&amp;&quot;: '&quot;&amp;[.$B49]&amp;&quot;'}, &quot;" office:value-type="string" office:string-value="{item: 'These Terms shall be governed and construed in accordance with the laws of Missouri, United States, without regard to its conflict of law provisions.'}, " calcext:value-type="string">
            <text:p>{item: 'These Terms shall be governed and construed in accordance with the laws of Missouri, United States, without regard to its conflict of law provision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50]&amp;&quot;'}, &quot;" office:value-type="string" office:string-value="{item: '&lt;p&gt;'}, " calcext:value-type="string">
            <text:p>{item: '&lt;p&gt;'}, </text:p>
          </table:table-cell>
          <table:table-cell table:number-columns-repeated="1016"/>
        </table:table-row>
        <table:table-row table:style-name="ro5">
          <table:table-cell/>
          <table:table-cell table:style-name="ce11" office:value-type="string" calcext:value-type="string">
            <text:p>Our failure to enforce any right or provision of these Terms will not be considered a waiver of those rights. If any provision of these Terms is held to be invalid or unenforceable by a court, the remaining provisions of these Terms will remain in effect. These Terms constitute the entire agreement between us regarding our Service, and supersede and replace any prior agreements we might have had between us regarding the Service.</text:p>
          </table:table-cell>
          <table:table-cell/>
          <table:table-cell table:formula="of:=&quot;{&quot;&amp;[.$B$5]&amp;&quot;: '&quot;&amp;[.$B51]&amp;&quot;'}, &quot;" office:value-type="string" office:string-value="{item: 'Our failure to enforce any right or provision of these Terms will not be considered a waiver of those rights. If any provision of these Terms is held to be invalid or unenforceable by a court, the remaining provisions of these Terms will remain in effect. These Terms constitute the entire agreement between us regarding our Service, and supersede and replace any prior agreements we might have had between us regarding the Service.'}, " calcext:value-type="string">
            <text:p>{item: 'Our failure to enforce any right or provision of these Terms will not be considered a waiver of those rights. If any provision of these Terms is held to be invalid or unenforceable by a court, the remaining provisions of these Terms will remain in effect. These Terms constitute the entire agreement between us regarding our Service, and supersede and replace any prior agreements we might have had between us regarding the Servic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52]&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CHANGES</text:p>
          </table:table-cell>
          <table:table-cell/>
          <table:table-cell table:formula="of:=&quot;{&quot;&amp;[.$B$5]&amp;&quot;: '&quot;&amp;[.$B53]&amp;&quot;'}, &quot;" office:value-type="string" office:string-value="{item: 'CHANGES'}, " calcext:value-type="string">
            <text:p>{item: 'CHANGES'}, </text:p>
          </table:table-cell>
          <table:table-cell table:number-columns-repeated="1016"/>
        </table:table-row>
        <table:table-row table:style-name="ro4">
          <table:table-cell/>
          <table:table-cell table:style-name="ce11" office:value-type="string" calcext:value-type="string">
            <text:p>We reserve the right, at our sole discretion, to modify or replace these Terms at any time. If a revision is material we will provide at least 30 days notice prior to any new terms taking effect. What constitutes a material change will be determined at our sole discretion.</text:p>
          </table:table-cell>
          <table:table-cell/>
          <table:table-cell table:formula="of:=&quot;{&quot;&amp;[.$B$5]&amp;&quot;: '&quot;&amp;[.$B54]&amp;&quot;'}, &quot;" office:value-type="string" office:string-value="{item: 'We reserve the right, at our sole discretion, to modify or replace these Terms at any time. If a revision is material we will provide at least 30 days notice prior to any new terms taking effect. What constitutes a material change will be determined at our sole discretion.'}, " calcext:value-type="string">
            <text:p>{item: 'We reserve the right, at our sole discretion, to modify or replace these Terms at any time. If a revision is material we will provide at least 30 days notice prior to any new terms taking effect. What constitutes a material change will be determined at our sole discretio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55]&amp;&quot;'}, &quot;" office:value-type="string" office:string-value="{item: '&lt;p&gt;'}, " calcext:value-type="string">
            <text:p>{item: '&lt;p&gt;'}, </text:p>
          </table:table-cell>
          <table:table-cell table:number-columns-repeated="1016"/>
        </table:table-row>
        <table:table-row table:style-name="ro4">
          <table:table-cell/>
          <table:table-cell table:style-name="ce11" office:value-type="string" calcext:value-type="string">
            <text:p>By continuing to access or use our Service after any revisions become effective, you agree to be bound by the revised terms. If you do not agree to the new terms, you are no longer authorized to use the Service.</text:p>
          </table:table-cell>
          <table:table-cell/>
          <table:table-cell table:formula="of:=&quot;{&quot;&amp;[.$B$5]&amp;&quot;: '&quot;&amp;[.$B56]&amp;&quot;'}, &quot;" office:value-type="string" office:string-value="{item: 'By continuing to access or use our Service after any revisions become effective, you agree to be bound by the revised terms. If you do not agree to the new terms, you are no longer authorized to use the Service.'}, " calcext:value-type="string">
            <text:p>{item: 'By continuing to access or use our Service after any revisions become effective, you agree to be bound by the revised terms. If you do not agree to the new terms, you are no longer authorized to use the Servic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57]&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CONTACT US</text:p>
          </table:table-cell>
          <table:table-cell/>
          <table:table-cell table:formula="of:=&quot;{&quot;&amp;[.$B$5]&amp;&quot;: '&quot;&amp;[.$B58]&amp;&quot;'}, &quot;" office:value-type="string" office:string-value="{item: 'CONTACT US'}, " calcext:value-type="string">
            <text:p>{item: 'CONTACT US'}, </text:p>
          </table:table-cell>
          <table:table-cell table:number-columns-repeated="1016"/>
        </table:table-row>
        <table:table-row table:style-name="ro19">
          <table:table-cell/>
          <table:table-cell table:style-name="ce11" office:value-type="string" calcext:value-type="string">
            <text:p>If you have any questions about these Terms, please contact us.</text:p>
          </table:table-cell>
          <table:table-cell/>
          <table:table-cell table:formula="of:=&quot;{&quot;&amp;[.$B$5]&amp;&quot;: '&quot;&amp;[.$B59]&amp;&quot;'}, &quot;" office:value-type="string" office:string-value="{item: 'If you have any questions about these Terms, please contact us.'}, " calcext:value-type="string">
            <text:p>{item: 'If you have any questions about these Terms, please contact us.'}, </text:p>
          </table:table-cell>
          <table:table-cell table:number-columns-repeated="1016"/>
        </table:table-row>
        <table:table-row table:style-name="ro1" table:number-rows-repeated="1048516">
          <table:table-cell table:number-columns-repeated="1020"/>
        </table:table-row>
        <table:table-row table:style-name="ro1">
          <table:table-cell table:number-columns-repeated="1020"/>
        </table:table-row>
      </table:table>
      <table:table table:name="Howto" table:style-name="ta1">
        <table:table-column table:style-name="co1" table:default-cell-style-name="ce1"/>
        <table:table-column table:style-name="co10" table:default-cell-style-name="ce1"/>
        <table:table-column table:style-name="co12" table:default-cell-style-name="ce1"/>
        <table:table-column table:style-name="co7" table:default-cell-style-name="ce1"/>
        <table:table-column table:style-name="co1" table:number-columns-repeated="1016" table:default-cell-style-name="ce1"/>
        <table:table-row table:style-name="ro1" table:number-rows-repeated="2">
          <table:table-cell table:number-columns-repeated="1020"/>
        </table:table-row>
        <table:table-row table:style-name="ro1">
          <table:table-cell table:number-columns-repeated="3"/>
          <table:table-cell table:style-name="ce2"/>
          <table:table-cell table:number-columns-repeated="1016"/>
        </table:table-row>
        <table:table-row table:style-name="ro1">
          <table:table-cell/>
          <table:table-cell table:style-name="ce2" office:value-type="string" calcext:value-type="string">
            <text:p>Howto</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Howto.create([" calcext:value-type="string">
            <text:p>Howto.create([</text:p>
          </table:table-cell>
          <table:table-cell table:number-columns-repeated="1016"/>
        </table:table-row>
        <table:table-row table:style-name="ro7">
          <table:table-cell/>
          <table:table-cell table:style-name="ce6" office:value-type="string" calcext:value-type="string">
            <text:p><text:a xlink:href="https://jweinst4.s3.amazonaws.com/GlassApp/PDF/How+to+Guides+1.+PowerPoint-Setup-Tutorial.pdf" xlink:type="simple">https://jweinst4.s3.amazonaws.com/GlassApp/PDF/How+to+Guides+1.+PowerPoint-Setup-Tutorial.pdf</text:a></text:p>
          </table:table-cell>
          <table:table-cell/>
          <table:table-cell table:formula="of:=&quot;{&quot;&amp;[.$B$5]&amp;&quot;: '&quot;&amp;[.$B6]&amp;&quot;'}, &quot;" office:value-type="string" office:string-value="{item: 'https://jweinst4.s3.amazonaws.com/GlassApp/PDF/How+to+Guides+1.+PowerPoint-Setup-Tutorial.pdf'}, " calcext:value-type="string">
            <text:p>{item: 'https://jweinst4.s3.amazonaws.com/GlassApp/PDF/How+to+Guides+1.+PowerPoint-Setup-Tutorial.pdf'}, </text:p>
          </table:table-cell>
          <table:table-cell table:number-columns-repeated="1016"/>
        </table:table-row>
        <table:table-row table:style-name="ro1">
          <table:table-cell/>
          <table:table-cell table:style-name="ce6" office:value-type="string" calcext:value-type="string">
            <text:p><text:a xlink:href="https://jweinst4.s3.amazonaws.com/GlassApp/PDF/How+to+Guides+2.+OBS-Tutorial.pdf" xlink:type="simple">https://jweinst4.s3.amazonaws.com/GlassApp/PDF/How+to+Guides+2.+OBS-Tutorial.pdf</text:a></text:p>
          </table:table-cell>
          <table:table-cell/>
          <table:table-cell table:formula="of:=&quot;{&quot;&amp;[.$B$5]&amp;&quot;: '&quot;&amp;[.$B7]&amp;&quot;'}, &quot;" office:value-type="string" office:string-value="{item: 'https://jweinst4.s3.amazonaws.com/GlassApp/PDF/How+to+Guides+2.+OBS-Tutorial.pdf'}, " calcext:value-type="string">
            <text:p>{item: 'https://jweinst4.s3.amazonaws.com/GlassApp/PDF/How+to+Guides+2.+OBS-Tutorial.pdf'}, </text:p>
          </table:table-cell>
          <table:table-cell table:number-columns-repeated="1016"/>
        </table:table-row>
        <table:table-row table:style-name="ro1" table:number-rows-repeated="1048568">
          <table:table-cell table:number-columns-repeated="1020"/>
        </table:table-row>
        <table:table-row table:style-name="ro1">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NewPSMT" svg:font-family="CourierNewPSMT" style:font-family-generic="modern"/>
    <style:font-face style:name="F" svg:font-family="" style:font-family-generic="roman"/>
    <style:font-face style:name="Liberation Mono" svg:font-family="'Liberation Mono', 'Courier New', 'DejaVu Sans Mono', Courier, Monac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2">00/00/0000</text:date>, <text:time style:data-style-name="N2" text:time-value="21:57:15.4280330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02:13:04.618743626</meta:creation-date>
    <dc:date>2019-07-12T01:19:45.536072558</dc:date>
    <meta:editing-duration>PT5H45M43S</meta:editing-duration>
    <meta:editing-cycles>18</meta:editing-cycles>
    <meta:generator>LibreOffice/6.2.4.2$MacOSX_X86_64 LibreOffice_project/2412653d852ce75f65fbfa83fb7e7b669a126d64</meta:generator>
    <meta:document-statistic meta:table-count="10" meta:cell-count="672" meta:object-count="0"/>
    <meta:user-defined meta:name=""/>
  </office:meta>
</office:document-meta>
</file>